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95pt"/>
    </style:style>
    <style:style style:name="co3" style:family="table-column">
      <style:table-column-properties fo:break-before="auto" style:column-width="43.65pt"/>
    </style:style>
    <style:style style:name="co4" style:family="table-column">
      <style:table-column-properties fo:break-before="auto" style:column-width="34.24pt"/>
    </style:style>
    <style:style style:name="co5" style:family="table-column">
      <style:table-column-properties fo:break-before="auto" style:column-width="104.71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101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6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6" style:family="table-cell" style:parent-style-name="Pivot_20_Table_20_Corner">
      <style:table-cell-properties fo:border-bottom="none" fo:border-left="2.01pt solid #000000" fo:border-right="none" fo:border-top="none"/>
    </style:style>
    <style:style style:name="ce6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3" style:family="table-cell" style:parent-style-name="Pivot_20_Table_20_Corner">
      <style:table-cell-properties fo:border-bottom="none" fo:border-left="none" fo:border-right="0.99pt solid #000000" fo:border-top="none"/>
    </style:style>
    <style:style style:name="ce74" style:family="table-cell" style:parent-style-name="Pivot_20_Table_20_Field">
      <style:table-cell-properties fo:border="0.99pt solid #000000"/>
    </style:style>
    <style:style style:name="ce7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0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81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82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83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84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85" style:family="table-cell" style:parent-style-name="Pivot_20_Table_20_Value" style:data-style-name="N121"/>
    <style:style style:name="ce86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87" style:family="table-cell" style:parent-style-name="Pivot_20_Table_20_Result" style:data-style-name="N121">
      <style:table-cell-properties fo:border-bottom="2.01pt solid #000000" fo:border-left="0.99pt solid #000000" fo:border-right="none" fo:border-top="0.99pt solid #000000"/>
    </style:style>
    <style:style style:name="ce88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89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90" style:family="table-cell" style:parent-style-name="Pivot_20_Table_20_Value" style:data-style-name="N121">
      <style:table-cell-properties fo:border-bottom="none" fo:border-left="none" fo:border-right="0.99pt solid #000000" fo:border-top="none"/>
    </style:style>
    <style:style style:name="ce91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92" style:family="table-cell" style:parent-style-name="Pivot_20_Table_20_Result" style:data-style-name="N121">
      <style:table-cell-properties fo:border-bottom="2.01pt solid #000000" fo:border-left="none" fo:border-right="0.99pt solid #000000" fo:border-top="0.99pt solid #000000"/>
    </style:style>
    <style:style style:name="ce93" style:family="table-cell" style:parent-style-name="Pivot_20_Table_20_Corner">
      <style:table-cell-properties fo:border-bottom="none" fo:border-left="none" fo:border-right="none" fo:border-top="2.01pt solid #000000"/>
    </style:style>
    <style:style style:name="ce94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95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96" style:family="table-cell" style:parent-style-name="Pivot_20_Table_20_Result" style:data-style-name="N121">
      <style:table-cell-properties fo:border-bottom="none" fo:border-left="none" fo:border-right="none" fo:border-top="0.99pt solid #000000"/>
    </style:style>
    <style:style style:name="ce97" style:family="table-cell" style:parent-style-name="Pivot_20_Table_20_Result" style:data-style-name="N121"/>
    <style:style style:name="ce98" style:family="table-cell" style:parent-style-name="Pivot_20_Table_20_Result" style:data-style-name="N121">
      <style:table-cell-properties fo:border-bottom="0.99pt solid #000000" fo:border-left="none" fo:border-right="none" fo:border-top="none"/>
    </style:style>
    <style:style style:name="ce99" style:family="table-cell" style:parent-style-name="Pivot_20_Table_20_Result" style:data-style-name="N121">
      <style:table-cell-properties fo:border-bottom="none" fo:border-left="0.99pt solid #000000" fo:border-right="0.99pt solid #000000" fo:border-top="0.99pt solid #000000"/>
    </style:style>
    <style:style style:name="ce100" style:family="table-cell" style:parent-style-name="Pivot_20_Table_20_Result" style:data-style-name="N121">
      <style:table-cell-properties fo:border-bottom="none" fo:border-left="0.99pt solid #000000" fo:border-right="0.99pt solid #000000" fo:border-top="none"/>
    </style:style>
    <style:style style:name="ce101" style:family="table-cell" style:parent-style-name="Pivot_20_Table_20_Result" style:data-style-name="N121">
      <style:table-cell-properties fo:border-bottom="0.99pt solid #000000" fo:border-left="0.99pt solid #000000" fo:border-right="0.99pt solid #000000" fo:border-top="none"/>
    </style:style>
    <style:style style:name="ce102" style:family="table-cell" style:parent-style-name="Pivot_20_Table_20_Result" style:data-style-name="N121">
      <style:table-cell-properties fo:border-bottom="2.01pt solid #000000" fo:border-left="0.99pt solid #000000" fo:border-right="0.99pt solid #000000" fo:border-top="0.99pt solid #000000"/>
    </style:style>
    <style:style style:name="ce10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0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0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06" style:family="table-cell" style:parent-style-name="Pivot_20_Table_20_Result" style:data-style-name="N121">
      <style:table-cell-properties fo:border-bottom="none" fo:border-left="0.99pt solid #000000" fo:border-right="2.01pt solid #000000" fo:border-top="0.99pt solid #000000"/>
    </style:style>
    <style:style style:name="ce107" style:family="table-cell" style:parent-style-name="Pivot_20_Table_20_Result" style:data-style-name="N121">
      <style:table-cell-properties fo:border-bottom="none" fo:border-left="0.99pt solid #000000" fo:border-right="2.01pt solid #000000" fo:border-top="none"/>
    </style:style>
    <style:style style:name="ce108" style:family="table-cell" style:parent-style-name="Pivot_20_Table_20_Result" style:data-style-name="N121">
      <style:table-cell-properties fo:border-bottom="0.99pt solid #000000" fo:border-left="0.99pt solid #000000" fo:border-right="2.01pt solid #000000" fo:border-top="none"/>
    </style:style>
    <style:style style:name="ce109" style:family="table-cell" style:parent-style-name="Pivot_20_Table_20_Result" style:data-style-name="N121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4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5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1" style:family="table-cell" style:parent-style-name="Pivot_20_Table_20_Value" style:data-style-name="N0"/>
    <style:style style:name="ce5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3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4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6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Value" style:data-style-name="N121"/>
    <style:style style:name="ce12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30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adv --advMethod cw --tradeoff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195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195229" calcext:value-type="float">
            <text:p>195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59767937660217" calcext:value-type="float">
            <text:p>0.959767937660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269455760717392" calcext:value-type="float">
            <text:p>0.2694557607173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63171583414078" calcext:value-type="float">
            <text:p>0.763171583414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7951993942261" calcext:value-type="float">
            <text:p>0.987951993942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32784914970398" calcext:value-type="float">
            <text:p>0.432784914970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74044340848923" calcext:value-type="float">
            <text:p>0.6740443408489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average dist</text:p>
          </table:table-cell>
          <table:table-cell office:value-type="float" office:value="33.766716003418" calcext:value-type="float">
            <text:p>33.766716003418</text:p>
          </table:table-cell>
          <table:table-cell office:value-type="string" calcext:value-type="string">
            <text:p><text:s/>average inf. dist</text:p>
          </table:table-cell>
          <table:table-cell office:value-type="float" office:value="24.4573078155518" calcext:value-type="float">
            <text:p>24.4573078155518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2536023035645485/0.984149873256683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937984466552734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average dist</text:p>
          </table:table-cell>
          <table:table-cell office:value-type="float" office:value="16.2851181030273" calcext:value-type="float">
            <text:p>16.28511810302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0.096378326416" calcext:value-type="float">
            <text:p>10.09637832641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6156156361103058/0.729729712009429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606382966041564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average dist</text:p>
          </table:table-cell>
          <table:table-cell office:value-type="float" office:value="128.172210693359" calcext:value-type="float">
            <text:p>128.172210693359</text:p>
          </table:table-cell>
          <table:table-cell office:value-type="string" calcext:value-type="string">
            <text:p><text:s/>average inf. dist</text:p>
          </table:table-cell>
          <table:table-cell office:value-type="float" office:value="57.3711090087891" calcext:value-type="float">
            <text:p>57.371109008789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7077192068099976/0.993869721889495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14002333395183086/0.990665137767791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31812" calcext:value-type="float">
            <text:p>31812</text:p>
          </table:table-cell>
          <table:table-cell office:value-type="string" calcext:value-type="string">
            <text:p><text:s/>average dist</text:p>
          </table:table-cell>
          <table:table-cell office:value-type="float" office:value="18.9375190734863" calcext:value-type="float">
            <text:p>18.937519073486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0.6033496856689" calcext:value-type="float">
            <text:p>10.603349685668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9307583570480347/0.981844007968902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9005407392978668/1.0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average dist</text:p>
          </table:table-cell>
          <table:table-cell office:value-type="float" office:value="22.0958518981934" calcext:value-type="float">
            <text:p>22.09585189819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4.0138626098633" calcext:value-type="float">
            <text:p>14.013862609863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3037782907485962/0.999301373958587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9619320183992386/0.99918133020401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77723" calcext:value-type="float">
            <text:p>77723</text:p>
          </table:table-cell>
          <table:table-cell office:value-type="string" calcext:value-type="string">
            <text:p><text:s/>average dist</text:p>
          </table:table-cell>
          <table:table-cell office:value-type="float" office:value="12.8924922943115" calcext:value-type="float">
            <text:p>12.8924922943115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85156488418579" calcext:value-type="float">
            <text:p>6.8515648841857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203899770975113/0.9999283552169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4518225193023682/0.9999871253967285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<text:s/>average dist</text:p>
          </table:table-cell>
          <table:table-cell office:value-type="float" office:value="7.52311706542969" calcext:value-type="float">
            <text:p>7.52311706542969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63286399841309" calcext:value-type="float">
            <text:p>4.6328639984130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4710719287395477/0.999314844608306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566995620727539/0.998589575290679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average dist</text:p>
          </table:table-cell>
          <table:table-cell office:value-type="float" office:value="14.554253578186" calcext:value-type="float">
            <text:p>14.554253578186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46159934997559" calcext:value-type="float">
            <text:p>6.4615993499755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833383321762085/0.9985563755035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028023600578308/0.99778759479522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25574" calcext:value-type="float">
            <text:p>25574</text:p>
          </table:table-cell>
          <table:table-cell office:value-type="string" calcext:value-type="string">
            <text:p><text:s/>average dist</text:p>
          </table:table-cell>
          <table:table-cell office:value-type="float" office:value="8.93845653533936" calcext:value-type="float">
            <text:p>8.93845653533936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63792705535889" calcext:value-type="float">
            <text:p>7.6379270553588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7963527143001556/0.751830995082855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6404159665107727/0.938961446285247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53327" calcext:value-type="float">
            <text:p>53327</text:p>
          </table:table-cell>
          <table:table-cell office:value-type="string" calcext:value-type="string">
            <text:p><text:s/>average dist</text:p>
          </table:table-cell>
          <table:table-cell office:value-type="float" office:value="1.25158441066742" calcext:value-type="float">
            <text:p>1.2515844106674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21472775936127" calcext:value-type="float">
            <text:p>1.2147277593612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667718052864075/0.981387495994567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753239631652832/0.996999621391296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8.85397148132324" calcext:value-type="float">
            <text:p>8.853971481323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00618457794189" calcext:value-type="float">
            <text:p>7.0061845779418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806691527366638/0.868029713630676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25547444820404/0.912408769130706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Sql Injection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17.2460041046143" calcext:value-type="float">
            <text:p>17.246004104614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2.5968589782715" calcext:value-type="float">
            <text:p>12.596858978271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/0.666666686534881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333333343267440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XSS; number of sampl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verage dist</text:p>
          </table:table-cell>
          <table:table-cell office:value-type="float" office:value="19.0345840454102" calcext:value-type="float">
            <text:p>19.03458404541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3.3520374298096" calcext:value-type="float">
            <text:p>13.352037429809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6066291406750679/0.943714797496795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1013215780258179/0.87224668264389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adv --advMethod fgsm --tradeoff 3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195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195229" calcext:value-type="float">
            <text:p>195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59767937660217" calcext:value-type="float">
            <text:p>0.959767937660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64928531646729" calcext:value-type="float">
            <text:p>0.564928531646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42854106426239" calcext:value-type="float">
            <text:p>0.42854106426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7951993942261" calcext:value-type="float">
            <text:p>0.987951993942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623974144458771" calcext:value-type="float">
            <text:p>0.6239741444587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371410012245178" calcext:value-type="float">
            <text:p>0.3714100122451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average dist</text:p>
          </table:table-cell>
          <table:table-cell office:value-type="float" office:value="50.641471862793" calcext:value-type="float">
            <text:p>50.64147186279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28242075815796852/0.984149873256683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3100775182247162/0.937984466552734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average dist</text:p>
          </table:table-cell>
          <table:table-cell office:value-type="float" office:value="37.3085098266602" calcext:value-type="float">
            <text:p>37.30850982666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9879879355430603/0.729729712009429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8936170339584351/0.606382966041564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average dist</text:p>
          </table:table-cell>
          <table:table-cell office:value-type="float" office:value="27.6120185852051" calcext:value-type="float">
            <text:p>27.61201858520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789406895637512/0.993869721889495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522753834724426/0.990665137767791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31812" calcext:value-type="float">
            <text:p>31812</text:p>
          </table:table-cell>
          <table:table-cell office:value-type="string" calcext:value-type="string">
            <text:p><text:s/>average dist</text:p>
          </table:table-cell>
          <table:table-cell office:value-type="float" office:value="9.14684677124023" calcext:value-type="float">
            <text:p>9.146846771240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806743502616882/0.981844007968902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434490203857422/1.0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average dist</text:p>
          </table:table-cell>
          <table:table-cell office:value-type="float" office:value="26.765043258667" calcext:value-type="float">
            <text:p>26.7650432586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437503457069397/0.999301373958587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7756856083869934/0.99918133020401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77723" calcext:value-type="float">
            <text:p>77723</text:p>
          </table:table-cell>
          <table:table-cell office:value-type="string" calcext:value-type="string">
            <text:p><text:s/>average dist</text:p>
          </table:table-cell>
          <table:table-cell office:value-type="float" office:value="12.1562662124634" calcext:value-type="float">
            <text:p>12.15626621246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999098777771" calcext:value-type="float">
            <text:p>3.499909877777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226732730865479/0.9999283552169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212061047554016/0.9999871253967285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<text:s/>average dist</text:p>
          </table:table-cell>
          <table:table-cell office:value-type="float" office:value="30.5324401855469" calcext:value-type="float">
            <text:p>30.532440185546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670828342437744/0.999314844608306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66008460521698/0.998589575290679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average dist</text:p>
          </table:table-cell>
          <table:table-cell office:value-type="float" office:value="33.6913719177246" calcext:value-type="float">
            <text:p>33.6913719177246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7676992416382" calcext:value-type="float">
            <text:p>3.4767699241638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904661655426025/0.9985563755035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631268382072449/0.99778759479522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25574" calcext:value-type="float">
            <text:p>25574</text:p>
          </table:table-cell>
          <table:table-cell office:value-type="string" calcext:value-type="string">
            <text:p><text:s/>average dist</text:p>
          </table:table-cell>
          <table:table-cell office:value-type="float" office:value="7.04242610931397" calcext:value-type="float">
            <text:p>7.0424261093139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22655820846558" calcext:value-type="float">
            <text:p>3.22655820846558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5552496910095215/0.751830995082855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6669273376464844/0.938961446285247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53327" calcext:value-type="float">
            <text:p>53327</text:p>
          </table:table-cell>
          <table:table-cell office:value-type="string" calcext:value-type="string">
            <text:p><text:s/>average dist</text:p>
          </table:table-cell>
          <table:table-cell office:value-type="float" office:value="1.99116766452789" calcext:value-type="float">
            <text:p>1.9911676645278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4463407993317" calcext:value-type="float">
            <text:p>1.9446340799331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475155115127563/0.981387495994567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657227873802185/0.996999621391296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6.56569337844849" calcext:value-type="float">
            <text:p>6.5656933784484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2189781665802" calcext:value-type="float">
            <text:p>3.218978166580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3977695405483246/0.868029713630676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8905110359191895/0.912408769130706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Sql Injection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9333333373069763/0.666666686534881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333333432674408/0.333333343267440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XSS; number of sampl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verage dist</text:p>
          </table:table-cell>
          <table:table-cell office:value-type="float" office:value="11.9493389129639" calcext:value-type="float">
            <text:p>11.94933891296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8161351084709167/0.943714797496795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735682606697083/0.87224668264389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adv --advMethod pgd --tradeoff 3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195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195229" calcext:value-type="float">
            <text:p>195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59767937660217" calcext:value-type="float">
            <text:p>0.959767937660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88406801223755" calcext:value-type="float">
            <text:p>0.5884068012237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409022033214569" calcext:value-type="float">
            <text:p>0.4090220332145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7951993942261" calcext:value-type="float">
            <text:p>0.987951993942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772662162780762" calcext:value-type="float">
            <text:p>0.7726621627807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225996136665344" calcext:value-type="float">
            <text:p>0.225996136665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average dist</text:p>
          </table:table-cell>
          <table:table-cell office:value-type="float" office:value="8.54329586029053" calcext:value-type="float">
            <text:p>8.5432958602905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26732420921326" calcext:value-type="float">
            <text:p>3.2673242092132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8328530192375183/0.984149873256683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038759689778089523/0.937984466552734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average dist</text:p>
          </table:table-cell>
          <table:table-cell office:value-type="float" office:value="9.18088626861572" calcext:value-type="float">
            <text:p>9.180886268615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5187509059906" calcext:value-type="float">
            <text:p>2.518750905990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4744744673371315/0.729729712009429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606382966041564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average dist</text:p>
          </table:table-cell>
          <table:table-cell office:value-type="float" office:value="25.1633186340332" calcext:value-type="float">
            <text:p>25.163318634033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1098237037659" calcext:value-type="float">
            <text:p>3.4109823703765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09333305060863495/0.993869721889495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09334889240562916/0.990665137767791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31812" calcext:value-type="float">
            <text:p>31812</text:p>
          </table:table-cell>
          <table:table-cell office:value-type="string" calcext:value-type="string">
            <text:p><text:s/>average dist</text:p>
          </table:table-cell>
          <table:table-cell office:value-type="float" office:value="3.33825588226318" calcext:value-type="float">
            <text:p>3.3382558822631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89890456199646" calcext:value-type="float">
            <text:p>1.8989045619964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535965800285339/0.981844007968902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790330529212952/1.0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average dist</text:p>
          </table:table-cell>
          <table:table-cell office:value-type="float" office:value="5.51539087295532" calcext:value-type="float">
            <text:p>5.5153908729553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62676405906677" calcext:value-type="float">
            <text:p>2.6267640590667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464865565299988/0.999301373958587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8833401799201965/0.99918133020401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77723" calcext:value-type="float">
            <text:p>77723</text:p>
          </table:table-cell>
          <table:table-cell office:value-type="string" calcext:value-type="string">
            <text:p><text:s/>average dist</text:p>
          </table:table-cell>
          <table:table-cell office:value-type="float" office:value="3.23717594146729" calcext:value-type="float">
            <text:p>3.2371759414672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0409255027771" calcext:value-type="float">
            <text:p>1.9040925502777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763205885887146/0.9999283552169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630598306655884/0.9999871253967285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<text:s/>average dist</text:p>
          </table:table-cell>
          <table:table-cell office:value-type="float" office:value="4.57513999938965" calcext:value-type="float">
            <text:p>4.575139999389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5356442928314" calcext:value-type="float">
            <text:p>1.55356442928314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795371413230896/0.999314844608306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008462905883789/0.998589575290679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average dist</text:p>
          </table:table-cell>
          <table:table-cell office:value-type="float" office:value="3.5976414680481" calcext:value-type="float">
            <text:p>3.597641468048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73180592060089" calcext:value-type="float">
            <text:p>1.7318059206008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679098010063171/0.9985563755035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486725568771362/0.99778759479522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25574" calcext:value-type="float">
            <text:p>25574</text:p>
          </table:table-cell>
          <table:table-cell office:value-type="string" calcext:value-type="string">
            <text:p><text:s/>average dist</text:p>
          </table:table-cell>
          <table:table-cell office:value-type="float" office:value="1.06831955909729" calcext:value-type="float">
            <text:p>1.0683195590972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73169851303101" calcext:value-type="float">
            <text:p>0.67316985130310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623304069042206/0.751830995082855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746226668357849/0.938961446285247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53327" calcext:value-type="float">
            <text:p>53327</text:p>
          </table:table-cell>
          <table:table-cell office:value-type="string" calcext:value-type="string">
            <text:p><text:s/>average dist</text:p>
          </table:table-cell>
          <table:table-cell office:value-type="float" office:value="0.0790164694190025" calcext:value-type="float">
            <text:p>0.07901646941900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08816722035408" calcext:value-type="float">
            <text:p>0.07088167220354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941046416759491/0.981387495994567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836855530738831/0.996999621391296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2.01871967315674" calcext:value-type="float">
            <text:p>2.018719673156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6701979637146" calcext:value-type="float">
            <text:p>1.4670197963714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5687732696533203/0.868029713630676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7445255517959595/0.912408769130706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Sql Injection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5.3837742805481" calcext:value-type="float">
            <text:p>5.383774280548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3704323768616" calcext:value-type="float">
            <text:p>2.1370432376861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/0.666666686534881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333333343267440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XSS; number of sampl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verage dist</text:p>
          </table:table-cell>
          <table:table-cell office:value-type="float" office:value="5.32075357437134" calcext:value-type="float">
            <text:p>5.320753574371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83765578269958" calcext:value-type="float">
            <text:p>2.83765578269958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063164472579956/0.943714797496795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22026430815458298/0.87224668264389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15.pickle --net runs/Oct28_15-41-46_gpu/lstm_module_997.pth --function adv --advMethod cw --tradeoff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24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4369" calcext:value-type="float">
            <text:p>24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2533209323883" calcext:value-type="float">
            <text:p>0.802533209323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81964612007141" calcext:value-type="float">
            <text:p>0.5819646120071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391381502151489" calcext:value-type="float">
            <text:p>0.391381502151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9857103824616" calcext:value-type="float">
            <text:p>0.649857103824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44845080375671" calcext:value-type="float">
            <text:p>0.4448450803756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543969810009" calcext:value-type="float">
            <text:p>0.6543969810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average dist</text:p>
          </table:table-cell>
          <table:table-cell office:value-type="float" office:value="0.181946158409119" calcext:value-type="float">
            <text:p>0.18194615840911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51777282357216" calcext:value-type="float">
            <text:p>0.15177728235721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001597464084625/0.5159744620323181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3105590119957924/0.298136651515960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ackdoors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2.06381487846375" calcext:value-type="float">
            <text:p>2.0638148784637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3102626800537" calcext:value-type="float">
            <text:p>1.1310262680053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855432003736496/0.828058183193206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31386861205101/0.7883211970329285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average dist</text:p>
          </table:table-cell>
          <table:table-cell office:value-type="float" office:value="3.33345055580139" calcext:value-type="float">
            <text:p>3.333450555801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2548446655273" calcext:value-type="float">
            <text:p>1.1254844665527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125412583351135/0.907116651535034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687359690666199/0.796559453010559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<text:s/>average dist</text:p>
          </table:table-cell>
          <table:table-cell office:value-type="float" office:value="5.38707971572876" calcext:value-type="float">
            <text:p>5.3870797157287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8716142177582" calcext:value-type="float">
            <text:p>1.5871614217758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973949670791626/0.960735976696014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075103044509888/0.922222197055816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<text:s/>average dist</text:p>
          </table:table-cell>
          <table:table-cell office:value-type="float" office:value="0.645945310592651" calcext:value-type="float">
            <text:p>0.6459453105926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33673983812332" calcext:value-type="float">
            <text:p>0.33367398381233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7168237566947937/0.60261231660842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4575050175189972/0.5177182555198669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average dist</text:p>
          </table:table-cell>
          <table:table-cell office:value-type="float" office:value="3.69918775558472" calcext:value-type="float">
            <text:p>3.699187755584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6695681810379" calcext:value-type="float">
            <text:p>1.669568181037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763923525810242/0.925788223743438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814739465713501/0.918864071369171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<text:s/>average dist</text:p>
          </table:table-cell>
          <table:table-cell office:value-type="float" office:value="0.580475568771362" calcext:value-type="float">
            <text:p>0.58047556877136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24123710393906" calcext:value-type="float">
            <text:p>0.32412371039390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095113158226013/0.851139664649963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5852800980210304/0.5634262561798096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average dist</text:p>
          </table:table-cell>
          <table:table-cell office:value-type="float" office:value="1.15798783302307" calcext:value-type="float">
            <text:p>1.1579878330230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0828058719635" calcext:value-type="float">
            <text:p>0.8082805871963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651260614395142/0.761764705181121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103448152542114/0.462794929742813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orms; number of samp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average dist</text:p>
          </table:table-cell>
          <table:table-cell office:value-type="float" office:value="3.63389372825623" calcext:value-type="float">
            <text:p>3.633893728256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3723714351654" calcext:value-type="float">
            <text:p>1.93723714351654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3144996166229248/0.9802587032318115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4918032884597778/0.90163934230804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15.pickle --net runs/Oct28_15-41-46_gpu/lstm_module_997.pth --function adv --advMethod fgsm --tradeoff 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24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4369" calcext:value-type="float">
            <text:p>24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2533209323883" calcext:value-type="float">
            <text:p>0.802533209323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648418545722961" calcext:value-type="float">
            <text:p>0.648418545722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298916816711426" calcext:value-type="float">
            <text:p>0.2989168167114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9857103824616" calcext:value-type="float">
            <text:p>0.649857103824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51457798480988" calcext:value-type="float">
            <text:p>0.451457798480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554639101028442" calcext:value-type="float">
            <text:p>0.554639101028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average dist</text:p>
          </table:table-cell>
          <table:table-cell office:value-type="float" office:value="2.29813671112061" calcext:value-type="float">
            <text:p>2.2981367111206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8003193736076355/0.5159744620323181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9316769987344742/0.298136651515960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ackdoors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5.24817514419556" calcext:value-type="float">
            <text:p>5.248175144195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89051103591919" calcext:value-type="float">
            <text:p>0.48905110359191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99401193857193/0.828058183193206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2846716046333313/0.7883211970329285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average dist</text:p>
          </table:table-cell>
          <table:table-cell office:value-type="float" office:value="6.53889322280884" calcext:value-type="float">
            <text:p>6.5388932228088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58115190267563" calcext:value-type="float">
            <text:p>0.45811519026756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947473287582397/0.907116651535034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4203439354896545/0.796559453010559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<text:s/>average dist</text:p>
          </table:table-cell>
          <table:table-cell office:value-type="float" office:value="7.28575086593628" calcext:value-type="float">
            <text:p>7.285750865936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92592602968216" calcext:value-type="float">
            <text:p>0.49259260296821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691324353218079/0.960735976696014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544238686561584/0.922222197055816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<text:s/>average dist</text:p>
          </table:table-cell>
          <table:table-cell office:value-type="float" office:value="3.91400170326233" calcext:value-type="float">
            <text:p>3.9140017032623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11336779594421" calcext:value-type="float">
            <text:p>0.41133677959442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864509403705597/0.60261231660842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8692018389701843/0.5177182555198669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average dist</text:p>
          </table:table-cell>
          <table:table-cell office:value-type="float" office:value="4.83198118209839" calcext:value-type="float">
            <text:p>4.831981182098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29682224988937" calcext:value-type="float">
            <text:p>0.42968222498893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840137481689453/0.925788223743438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450304388999939/0.918864071369171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<text:s/>average dist</text:p>
          </table:table-cell>
          <table:table-cell office:value-type="float" office:value="1.72280836105347" calcext:value-type="float">
            <text:p>1.722808361053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95277565717697" calcext:value-type="float">
            <text:p>0.29527756571769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055623531341553/0.851139664649963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8108516335487366/0.5634262561798096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average dist</text:p>
          </table:table-cell>
          <table:table-cell office:value-type="float" office:value="1.3656986951828" calcext:value-type="float">
            <text:p>1.36569869518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41379305720329" calcext:value-type="float">
            <text:p>0.24137930572032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9117647260427475/0.761764705181121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4718693345785141/0.462794929742813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orms; number of samp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average dist</text:p>
          </table:table-cell>
          <table:table-cell office:value-type="float" office:value="3.99180316925049" calcext:value-type="float">
            <text:p>3.9918031692504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83606547117233" calcext:value-type="float">
            <text:p>0.48360654711723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8869979381561279/0.9802587032318115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590163826942444/0.90163934230804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15.pickle --net runs/Oct28_15-41-46_gpu/lstm_module_997.pth --function adv –advMethod pgd --tradeoff 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24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4369" calcext:value-type="float">
            <text:p>24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2533209323883" calcext:value-type="float">
            <text:p>0.802533209323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702404081821442" calcext:value-type="float">
            <text:p>0.702404081821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252999782562256" calcext:value-type="float">
            <text:p>0.252999782562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9857103824616" calcext:value-type="float">
            <text:p>0.649857103824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516855478286743" calcext:value-type="float">
            <text:p>0.516855478286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460954487323761" calcext:value-type="float">
            <text:p>0.4609544873237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average dist</text:p>
          </table:table-cell>
          <table:table-cell office:value-type="float" office:value="0.260806292295456" calcext:value-type="float">
            <text:p>0.2608062922954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19609951972961" calcext:value-type="float">
            <text:p>0.11960995197296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7364217042922974/0.5159744620323181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2981366515159607/0.298136651515960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ackdoors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0.80103063583374" calcext:value-type="float">
            <text:p>0.801030635833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66089642047882" calcext:value-type="float">
            <text:p>0.36608964204788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3695465922355652/0.828058183193206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6788321733474731/0.7883211970329285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average dist</text:p>
          </table:table-cell>
          <table:table-cell office:value-type="float" office:value="0.311558812856674" calcext:value-type="float">
            <text:p>0.3115588128566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37527257204056" calcext:value-type="float">
            <text:p>0.13752725720405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612088918685913/0.907116651535034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88631272315979/0.796559453010559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<text:s/>average dist</text:p>
          </table:table-cell>
          <table:table-cell office:value-type="float" office:value="0.279921799898148" calcext:value-type="float">
            <text:p>0.2799217998981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40667900443077" calcext:value-type="float">
            <text:p>0.14066790044307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8354836106300354/0.960735976696014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713168740272522/0.922222197055816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<text:s/>average dist</text:p>
          </table:table-cell>
          <table:table-cell office:value-type="float" office:value="0.267296999692917" calcext:value-type="float">
            <text:p>0.2672969996929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03953935205936" calcext:value-type="float">
            <text:p>0.10395393520593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8445454239845276/0.60261231660842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9340248703956604/0.5177182555198669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average dist</text:p>
          </table:table-cell>
          <table:table-cell office:value-type="float" office:value="0.255607098340988" calcext:value-type="float">
            <text:p>0.25560709834098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08833827078342" calcext:value-type="float">
            <text:p>0.10883382707834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809179961681366/0.925788223743438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7870182394981384/0.918864071369171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<text:s/>average dist</text:p>
          </table:table-cell>
          <table:table-cell office:value-type="float" office:value="0.168441355228424" calcext:value-type="float">
            <text:p>0.1684413552284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862676799297333" calcext:value-type="float">
            <text:p>0.08626767992973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247443795204163/0.851139664649963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496609032154083/0.5634262561798096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average dist</text:p>
          </table:table-cell>
          <table:table-cell office:value-type="float" office:value="0.261529177427292" calcext:value-type="float">
            <text:p>0.2615291774272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05231547355652" calcext:value-type="float">
            <text:p>0.20523154735565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9915966540575027/0.761764705181121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58076225221157074/0.462794929742813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orms; number of samp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average dist</text:p>
          </table:table-cell>
          <table:table-cell office:value-type="float" office:value="0.263274878263473" calcext:value-type="float">
            <text:p>0.2632748782634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1362736672163" calcext:value-type="float">
            <text:p>0.1136273667216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943498969078064/0.9802587032318115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229507923126221/0.9016393423080444</text:p>
          </table:table-cell>
          <table:table-cell/>
        </table:table-row>
      </table:table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W 17</text:p>
          </table:table-cell>
          <table:table-cell office:value-type="string" calcext:value-type="string">
            <text:p>FGSM 17</text:p>
          </table:table-cell>
          <table:table-cell office:value-type="string" calcext:value-type="string">
            <text:p>PGD 17</text:p>
          </table:table-cell>
          <table:table-cell office:value-type="string" calcext:value-type="string">
            <text:p>CW 15</text:p>
          </table:table-cell>
          <table:table-cell office:value-type="string" calcext:value-type="string">
            <text:p>FGSM 15</text:p>
          </table:table-cell>
          <table:table-cell office:value-type="string" calcext:value-type="string">
            <text:p>PGD 15</text:p>
          </table:table-cell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ber of attack samples</text:p>
          </table:table-cell>
          <table:table-cell table:number-columns-repeated="3" office:value-type="float" office:value="195229" calcext:value-type="float">
            <text:p>195229</text:p>
          </table:table-cell>
          <table:table-cell table:number-columns-repeated="3" office:value-type="float" office:value="24369" calcext:value-type="float">
            <text:p>24369</text:p>
          </table:table-cell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table:number-columns-repeated="3" office:value-type="float" office:value="0.959767937660217" calcext:value-type="float">
            <text:p>0.959767937660217</text:p>
          </table:table-cell>
          <table:table-cell table:number-columns-repeated="3" office:value-type="float" office:value="0.802533209323883" calcext:value-type="float">
            <text:p>0.802533209323883</text:p>
          </table:table-cell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269455760717392" calcext:value-type="float">
            <text:p>0.269455760717392</text:p>
          </table:table-cell>
          <table:table-cell office:value-type="float" office:value="0.564928531646729" calcext:value-type="float">
            <text:p>0.564928531646729</text:p>
          </table:table-cell>
          <table:table-cell office:value-type="float" office:value="0.588406801223755" calcext:value-type="float">
            <text:p>0.588406801223755</text:p>
          </table:table-cell>
          <table:table-cell office:value-type="float" office:value="0.581964612007141" calcext:value-type="float">
            <text:p>0.581964612007141</text:p>
          </table:table-cell>
          <table:table-cell office:value-type="float" office:value="0.648418545722961" calcext:value-type="float">
            <text:p>0.648418545722961</text:p>
          </table:table-cell>
          <table:table-cell office:value-type="float" office:value="0.702404081821442" calcext:value-type="float">
            <text:p>0.702404081821442</text:p>
          </table:table-cell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63171583414078" calcext:value-type="float">
            <text:p>0.763171583414078</text:p>
          </table:table-cell>
          <table:table-cell office:value-type="float" office:value="0.42854106426239" calcext:value-type="float">
            <text:p>0.42854106426239</text:p>
          </table:table-cell>
          <table:table-cell office:value-type="float" office:value="0.409022033214569" calcext:value-type="float">
            <text:p>0.409022033214569</text:p>
          </table:table-cell>
          <table:table-cell office:value-type="float" office:value="0.391381502151489" calcext:value-type="float">
            <text:p>0.391381502151489</text:p>
          </table:table-cell>
          <table:table-cell office:value-type="float" office:value="0.298916816711426" calcext:value-type="float">
            <text:p>0.298916816711426</text:p>
          </table:table-cell>
          <table:table-cell office:value-type="float" office:value="0.252999782562256" calcext:value-type="float">
            <text:p>0.252999782562256</text:p>
          </table:table-cell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table:number-columns-repeated="3" office:value-type="float" office:value="0.987951993942261" calcext:value-type="float">
            <text:p>0.987951993942261</text:p>
          </table:table-cell>
          <table:table-cell table:number-columns-repeated="3" office:value-type="float" office:value="0.649857103824616" calcext:value-type="float">
            <text:p>0.649857103824616</text:p>
          </table:table-cell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32784914970398" calcext:value-type="float">
            <text:p>0.432784914970398</text:p>
          </table:table-cell>
          <table:table-cell office:value-type="float" office:value="0.623974144458771" calcext:value-type="float">
            <text:p>0.623974144458771</text:p>
          </table:table-cell>
          <table:table-cell office:value-type="float" office:value="0.772662162780762" calcext:value-type="float">
            <text:p>0.772662162780762</text:p>
          </table:table-cell>
          <table:table-cell office:value-type="float" office:value="0.444845080375671" calcext:value-type="float">
            <text:p>0.444845080375671</text:p>
          </table:table-cell>
          <table:table-cell office:value-type="float" office:value="0.451457798480988" calcext:value-type="float">
            <text:p>0.451457798480988</text:p>
          </table:table-cell>
          <table:table-cell office:value-type="float" office:value="0.516855478286743" calcext:value-type="float">
            <text:p>0.516855478286743</text:p>
          </table:table-cell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74044340848923" calcext:value-type="float">
            <text:p>0.674044340848923</text:p>
          </table:table-cell>
          <table:table-cell office:value-type="float" office:value="0.371410012245178" calcext:value-type="float">
            <text:p>0.371410012245178</text:p>
          </table:table-cell>
          <table:table-cell office:value-type="float" office:value="0.225996136665344" calcext:value-type="float">
            <text:p>0.225996136665344</text:p>
          </table:table-cell>
          <table:table-cell office:value-type="float" office:value="0.6543969810009" calcext:value-type="float">
            <text:p>0.6543969810009</text:p>
          </table:table-cell>
          <table:table-cell office:value-type="float" office:value="0.554639101028442" calcext:value-type="float">
            <text:p>0.554639101028442</text:p>
          </table:table-cell>
          <table:table-cell office:value-type="float" office:value="0.460954487323761" calcext:value-type="float">
            <text:p>0.460954487323761</text:p>
          </table:table-cell>
        </table:table-row>
      </table:table>
      <table:table table:name="Table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7" table:default-cell-style-name="ce1"/>
        <table:table-row table:style-name="ro1">
          <table:table-cell table:number-columns-repeated="3"/>
          <table:table-cell office:value-type="string" calcext:value-type="string">
            <text:p>number of samples</text:p>
          </table:table-cell>
          <table:table-cell office:value-type="string" calcext:value-type="string">
            <text:p><text:s/>average dist</text:p>
          </table:table-cell>
          <table:table-cell office:value-type="string" calcext:value-type="string">
            <text:p><text:s/>average inf. dist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packet confidence orig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flow confidence orig</text:p>
          </table:table-cell>
          <table:table-cell table:formula="of:=&quot;norm &quot;&amp;[.E1]" office:value-type="string" office:string-value="norm  average dist" calcext:value-type="string">
            <text:p>norm <text:s/>average dist</text:p>
          </table:table-cell>
          <table:table-cell table:formula="of:=&quot;norm &quot;&amp;[.F1]" office:value-type="string" office:string-value="norm  average inf. dist" calcext:value-type="string">
            <text:p>norm <text:s/>average inf. dist</text:p>
          </table:table-cell>
          <table:table-cell table:formula="of:=&quot;norm &quot;&amp;[.G1]" office:value-type="string" office:string-value="norm  packet confidence" calcext:value-type="string">
            <text:p>norm <text:s/>packet confidence</text:p>
          </table:table-cell>
          <table:table-cell table:formula="of:=&quot;norm &quot;&amp;[.H1]" office:value-type="string" office:string-value="norm  packet confidence orig" calcext:value-type="string">
            <text:p>norm <text:s/>packet confidence orig</text:p>
          </table:table-cell>
          <table:table-cell table:formula="of:=&quot;norm &quot;&amp;[.I1]" office:value-type="string" office:string-value="norm  flow confidence" calcext:value-type="string">
            <text:p>norm <text:s/>flow confidence</text:p>
          </table:table-cell>
          <table:table-cell table:formula="of:=&quot;norm &quot;&amp;[.J1]" office:value-type="string" office:string-value="norm  flow confidence orig" calcext:value-type="string">
            <text:p>norm <text:s/>flow confidence orig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net ARES</text:p>
          </table:table-cell>
          <table:table-cell office:value-type="float" office:value="258" calcext:value-type="float">
            <text:p>258</text:p>
          </table:table-cell>
          <table:table-cell office:value-type="float" office:value="33.766716003418" calcext:value-type="float">
            <text:p>33.767</text:p>
          </table:table-cell>
          <table:table-cell office:value-type="float" office:value="24.4573078155518" calcext:value-type="float">
            <text:p>24.457</text:p>
          </table:table-cell>
          <table:table-cell office:value-type="float" office:value="0.0253602303564549" calcext:value-type="float">
            <text:p>0.025</text:p>
          </table:table-cell>
          <table:table-cell office:value-type="float" office:value="0.984149873256683" calcext:value-type="float">
            <text:p>0.984</text:p>
          </table:table-cell>
          <table:table-cell office:value-type="float" office:value="0" calcext:value-type="float">
            <text:p>0.000</text:p>
          </table:table-cell>
          <table:table-cell office:value-type="float" office:value="0.937984466552734" calcext:value-type="float">
            <text:p>0.938</text:p>
          </table:table-cell>
          <table:table-cell table:formula="of:=[.E2]*[.$D2]/SUM([.$D$2:.$D$14])" office:value-type="float" office:value="0.0446235586356629" calcext:value-type="float">
            <text:p>0.045</text:p>
          </table:table-cell>
          <table:table-cell table:formula="of:=[.F2]*[.$D2]/SUM([.$D$2:.$D$14])" office:value-type="float" office:value="0.0323209431816603" calcext:value-type="float">
            <text:p>0.032</text:p>
          </table:table-cell>
          <table:table-cell table:formula="of:=[.G2]*[.$D2]/SUM([.$D$2:.$D$14])" office:value-type="float" office:value="0.0000335141778729869" calcext:value-type="float">
            <text:p>0.000</text:p>
          </table:table-cell>
          <table:table-cell table:formula="of:=[.H2]*[.$D2]/SUM([.$D$2:.$D$14])" office:value-type="float" office:value="0.0013005786399573" calcext:value-type="float">
            <text:p>0.001</text:p>
          </table:table-cell>
          <table:table-cell table:formula="of:=[.I2]*[.$D2]/SUM([.$D$2:.$D$14])" office:value-type="float" office:value="0" calcext:value-type="float">
            <text:p>0.000</text:p>
          </table:table-cell>
          <table:table-cell table:formula="of:=[.J2]*[.$D2]/SUM([.$D$2:.$D$14])" office:value-type="float" office:value="0.00123956990186194" calcext:value-type="float">
            <text:p>0.001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FTP</text:p>
          </table:table-cell>
          <table:table-cell office:value-type="float" office:value="94" calcext:value-type="float">
            <text:p>94</text:p>
          </table:table-cell>
          <table:table-cell office:value-type="float" office:value="16.2851181030273" calcext:value-type="float">
            <text:p>16.285</text:p>
          </table:table-cell>
          <table:table-cell office:value-type="float" office:value="10.096378326416" calcext:value-type="float">
            <text:p>10.096</text:p>
          </table:table-cell>
          <table:table-cell office:value-type="float" office:value="0.161561563611031" calcext:value-type="float">
            <text:p>0.162</text:p>
          </table:table-cell>
          <table:table-cell office:value-type="float" office:value="0.72972971200943" calcext:value-type="float">
            <text:p>0.730</text:p>
          </table:table-cell>
          <table:table-cell office:value-type="float" office:value="0" calcext:value-type="float">
            <text:p>0.000</text:p>
          </table:table-cell>
          <table:table-cell office:value-type="float" office:value="0.606382966041565" calcext:value-type="float">
            <text:p>0.606</text:p>
          </table:table-cell>
          <table:table-cell table:formula="of:=[.E3]*[.$D3]/SUM([.$D$2:.$D$14])" office:value-type="float" office:value="0.00784105384796608" calcext:value-type="float">
            <text:p>0.008</text:p>
          </table:table-cell>
          <table:table-cell table:formula="of:=[.F3]*[.$D3]/SUM([.$D$2:.$D$14])" office:value-type="float" office:value="0.00486126324820137" calcext:value-type="float">
            <text:p>0.005</text:p>
          </table:table-cell>
          <table:table-cell table:formula="of:=[.G3]*[.$D3]/SUM([.$D$2:.$D$14])" office:value-type="float" office:value="0.0000777896059470513" calcext:value-type="float">
            <text:p>0.000</text:p>
          </table:table-cell>
          <table:table-cell table:formula="of:=[.H3]*[.$D3]/SUM([.$D$2:.$D$14])" office:value-type="float" office:value="0.000351354526883232" calcext:value-type="float">
            <text:p>0.000</text:p>
          </table:table-cell>
          <table:table-cell table:formula="of:=[.I3]*[.$D3]/SUM([.$D$2:.$D$14])" office:value-type="float" office:value="0" calcext:value-type="float">
            <text:p>0.000</text:p>
          </table:table-cell>
          <table:table-cell table:formula="of:=[.J3]*[.$D3]/SUM([.$D$2:.$D$14])" office:value-type="float" office:value="0.000291964814694062" calcext:value-type="float">
            <text:p>0.000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SSH</text:p>
          </table:table-cell>
          <table:table-cell office:value-type="float" office:value="857" calcext:value-type="float">
            <text:p>857</text:p>
          </table:table-cell>
          <table:table-cell office:value-type="float" office:value="128.172210693359" calcext:value-type="float">
            <text:p>128.172</text:p>
          </table:table-cell>
          <table:table-cell office:value-type="float" office:value="57.3711090087891" calcext:value-type="float">
            <text:p>57.371</text:p>
          </table:table-cell>
          <table:table-cell office:value-type="float" office:value="0.270771920681" calcext:value-type="float">
            <text:p>0.271</text:p>
          </table:table-cell>
          <table:table-cell office:value-type="float" office:value="0.993869721889496" calcext:value-type="float">
            <text:p>0.994</text:p>
          </table:table-cell>
          <table:table-cell office:value-type="float" office:value="0.0140023333951831" calcext:value-type="float">
            <text:p>0.014</text:p>
          </table:table-cell>
          <table:table-cell office:value-type="float" office:value="0.990665137767791" calcext:value-type="float">
            <text:p>0.991</text:p>
          </table:table-cell>
          <table:table-cell table:formula="of:=[.E4]*[.$D4]/SUM([.$D$2:.$D$14])" office:value-type="float" office:value="0.562639692690169" calcext:value-type="float">
            <text:p>0.563</text:p>
          </table:table-cell>
          <table:table-cell table:formula="of:=[.F4]*[.$D4]/SUM([.$D$2:.$D$14])" office:value-type="float" office:value="0.251842914836076" calcext:value-type="float">
            <text:p>0.252</text:p>
          </table:table-cell>
          <table:table-cell table:formula="of:=[.G4]*[.$D4]/SUM([.$D$2:.$D$14])" office:value-type="float" office:value="0.00118861201985165" calcext:value-type="float">
            <text:p>0.001</text:p>
          </table:table-cell>
          <table:table-cell table:formula="of:=[.H4]*[.$D4]/SUM([.$D$2:.$D$14])" office:value-type="float" office:value="0.00436280650753371" calcext:value-type="float">
            <text:p>0.004</text:p>
          </table:table-cell>
          <table:table-cell table:formula="of:=[.I4]*[.$D4]/SUM([.$D$2:.$D$14])" office:value-type="float" office:value="0.0000614662766273039" calcext:value-type="float">
            <text:p>0.000</text:p>
          </table:table-cell>
          <table:table-cell table:formula="of:=[.J4]*[.$D4]/SUM([.$D$2:.$D$14])" office:value-type="float" office:value="0.00434873929112477" calcext:value-type="float">
            <text:p>0.004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DoS LOIT</text:p>
          </table:table-cell>
          <table:table-cell office:value-type="float" office:value="31812" calcext:value-type="float">
            <text:p>31812</text:p>
          </table:table-cell>
          <table:table-cell office:value-type="float" office:value="18.9375190734863" calcext:value-type="float">
            <text:p>18.938</text:p>
          </table:table-cell>
          <table:table-cell office:value-type="float" office:value="10.6033496856689" calcext:value-type="float">
            <text:p>10.603</text:p>
          </table:table-cell>
          <table:table-cell office:value-type="float" office:value="0.193075835704803" calcext:value-type="float">
            <text:p>0.193</text:p>
          </table:table-cell>
          <table:table-cell office:value-type="float" office:value="0.981844007968903" calcext:value-type="float">
            <text:p>0.982</text:p>
          </table:table-cell>
          <table:table-cell office:value-type="float" office:value="0.190054073929787" calcext:value-type="float">
            <text:p>0.190</text:p>
          </table:table-cell>
          <table:table-cell office:value-type="float" office:value="1" calcext:value-type="float">
            <text:p>1.000</text:p>
          </table:table-cell>
          <table:table-cell table:formula="of:=[.E5]*[.$D5]/SUM([.$D$2:.$D$14])" office:value-type="float" office:value="3.08581387378795" calcext:value-type="float">
            <text:p>3.086</text:p>
          </table:table-cell>
          <table:table-cell table:formula="of:=[.F5]*[.$D5]/SUM([.$D$2:.$D$14])" office:value-type="float" office:value="1.72778511491889" calcext:value-type="float">
            <text:p>1.728</text:p>
          </table:table-cell>
          <table:table-cell table:formula="of:=[.G5]*[.$D5]/SUM([.$D$2:.$D$14])" office:value-type="float" office:value="0.0314611481155013" calcext:value-type="float">
            <text:p>0.031</text:p>
          </table:table-cell>
          <table:table-cell table:formula="of:=[.H5]*[.$D5]/SUM([.$D$2:.$D$14])" office:value-type="float" office:value="0.159988636839336" calcext:value-type="float">
            <text:p>0.160</text:p>
          </table:table-cell>
          <table:table-cell table:formula="of:=[.I5]*[.$D5]/SUM([.$D$2:.$D$14])" office:value-type="float" office:value="0.0309687607878664" calcext:value-type="float">
            <text:p>0.031</text:p>
          </table:table-cell>
          <table:table-cell table:formula="of:=[.J5]*[.$D5]/SUM([.$D$2:.$D$14])" office:value-type="float" office:value="0.162947103145537" calcext:value-type="float">
            <text:p>0.163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GoldenEye</text:p>
          </table:table-cell>
          <table:table-cell office:value-type="float" office:value="2443" calcext:value-type="float">
            <text:p>2443</text:p>
          </table:table-cell>
          <table:table-cell office:value-type="float" office:value="22.0958518981934" calcext:value-type="float">
            <text:p>22.096</text:p>
          </table:table-cell>
          <table:table-cell office:value-type="float" office:value="14.0138626098633" calcext:value-type="float">
            <text:p>14.014</text:p>
          </table:table-cell>
          <table:table-cell office:value-type="float" office:value="0.13037782907486" calcext:value-type="float">
            <text:p>0.130</text:p>
          </table:table-cell>
          <table:table-cell office:value-type="float" office:value="0.999301373958588" calcext:value-type="float">
            <text:p>0.999</text:p>
          </table:table-cell>
          <table:table-cell office:value-type="float" office:value="0.0961932018399239" calcext:value-type="float">
            <text:p>0.096</text:p>
          </table:table-cell>
          <table:table-cell office:value-type="float" office:value="0.99918133020401" calcext:value-type="float">
            <text:p>0.999</text:p>
          </table:table-cell>
          <table:table-cell table:formula="of:=[.E6]*[.$D6]/SUM([.$D$2:.$D$14])" office:value-type="float" office:value="0.276496658730447" calcext:value-type="float">
            <text:p>0.276</text:p>
          </table:table-cell>
          <table:table-cell table:formula="of:=[.F6]*[.$D6]/SUM([.$D$2:.$D$14])" office:value-type="float" office:value="0.175362606763831" calcext:value-type="float">
            <text:p>0.175</text:p>
          </table:table-cell>
          <table:table-cell table:formula="of:=[.G6]*[.$D6]/SUM([.$D$2:.$D$14])" office:value-type="float" office:value="0.00163148423866271" calcext:value-type="float">
            <text:p>0.002</text:p>
          </table:table-cell>
          <table:table-cell table:formula="of:=[.H6]*[.$D6]/SUM([.$D$2:.$D$14])" office:value-type="float" office:value="0.0125047675119005" calcext:value-type="float">
            <text:p>0.013</text:p>
          </table:table-cell>
          <table:table-cell table:formula="of:=[.I6]*[.$D6]/SUM([.$D$2:.$D$14])" office:value-type="float" office:value="0.0012037145715797" calcext:value-type="float">
            <text:p>0.001</text:p>
          </table:table-cell>
          <table:table-cell table:formula="of:=[.J6]*[.$D6]/SUM([.$D$2:.$D$14])" office:value-type="float" office:value="0.0125032653432041" calcext:value-type="float">
            <text:p>0.013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Hulk</text:p>
          </table:table-cell>
          <table:table-cell office:value-type="float" office:value="77723" calcext:value-type="float">
            <text:p>77723</text:p>
          </table:table-cell>
          <table:table-cell office:value-type="float" office:value="12.8924922943115" calcext:value-type="float">
            <text:p>12.892</text:p>
          </table:table-cell>
          <table:table-cell office:value-type="float" office:value="6.85156488418579" calcext:value-type="float">
            <text:p>6.852</text:p>
          </table:table-cell>
          <table:table-cell office:value-type="float" office:value="0.220389977097511" calcext:value-type="float">
            <text:p>0.220</text:p>
          </table:table-cell>
          <table:table-cell office:value-type="float" office:value="0.99992835521698" calcext:value-type="float">
            <text:p>1.000</text:p>
          </table:table-cell>
          <table:table-cell office:value-type="float" office:value="0.145182251930237" calcext:value-type="float">
            <text:p>0.145</text:p>
          </table:table-cell>
          <table:table-cell office:value-type="float" office:value="0.999987125396728" calcext:value-type="float">
            <text:p>1.000</text:p>
          </table:table-cell>
          <table:table-cell table:formula="of:=[.E7]*[.$D7]/SUM([.$D$2:.$D$14])" office:value-type="float" office:value="5.13265538721591" calcext:value-type="float">
            <text:p>5.133</text:p>
          </table:table-cell>
          <table:table-cell table:formula="of:=[.F7]*[.$D7]/SUM([.$D$2:.$D$14])" office:value-type="float" office:value="2.72768993076629" calcext:value-type="float">
            <text:p>2.728</text:p>
          </table:table-cell>
          <table:table-cell table:formula="of:=[.G7]*[.$D7]/SUM([.$D$2:.$D$14])" office:value-type="float" office:value="0.0877398859285755" calcext:value-type="float">
            <text:p>0.088</text:p>
          </table:table-cell>
          <table:table-cell table:formula="of:=[.H7]*[.$D7]/SUM([.$D$2:.$D$14])" office:value-type="float" office:value="0.398083438180441" calcext:value-type="float">
            <text:p>0.398</text:p>
          </table:table-cell>
          <table:table-cell table:formula="of:=[.I7]*[.$D7]/SUM([.$D$2:.$D$14])" office:value-type="float" office:value="0.0577987909930072" calcext:value-type="float">
            <text:p>0.058</text:p>
          </table:table-cell>
          <table:table-cell table:formula="of:=[.J7]*[.$D7]/SUM([.$D$2:.$D$14])" office:value-type="float" office:value="0.398106835291939" calcext:value-type="float">
            <text:p>0.398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HTTPTest</text:p>
          </table:table-cell>
          <table:table-cell office:value-type="float" office:value="1418" calcext:value-type="float">
            <text:p>1418</text:p>
          </table:table-cell>
          <table:table-cell office:value-type="float" office:value="7.52311706542969" calcext:value-type="float">
            <text:p>7.523</text:p>
          </table:table-cell>
          <table:table-cell office:value-type="float" office:value="4.63286399841309" calcext:value-type="float">
            <text:p>4.633</text:p>
          </table:table-cell>
          <table:table-cell office:value-type="float" office:value="0.247107192873955" calcext:value-type="float">
            <text:p>0.247</text:p>
          </table:table-cell>
          <table:table-cell office:value-type="float" office:value="0.999314844608307" calcext:value-type="float">
            <text:p>0.999</text:p>
          </table:table-cell>
          <table:table-cell office:value-type="float" office:value="0.256699562072754" calcext:value-type="float">
            <text:p>0.257</text:p>
          </table:table-cell>
          <table:table-cell office:value-type="float" office:value="0.99858957529068" calcext:value-type="float">
            <text:p>0.999</text:p>
          </table:table-cell>
          <table:table-cell table:formula="of:=[.E8]*[.$D8]/SUM([.$D$2:.$D$14])" office:value-type="float" office:value="0.0546423943101655" calcext:value-type="float">
            <text:p>0.055</text:p>
          </table:table-cell>
          <table:table-cell table:formula="of:=[.F8]*[.$D8]/SUM([.$D$2:.$D$14])" office:value-type="float" office:value="0.033649719814934" calcext:value-type="float">
            <text:p>0.034</text:p>
          </table:table-cell>
          <table:table-cell table:formula="of:=[.G8]*[.$D8]/SUM([.$D$2:.$D$14])" office:value-type="float" office:value="0.00179480507248036" calcext:value-type="float">
            <text:p>0.002</text:p>
          </table:table-cell>
          <table:table-cell table:formula="of:=[.H8]*[.$D8]/SUM([.$D$2:.$D$14])" office:value-type="float" office:value="0.00725828872582751" calcext:value-type="float">
            <text:p>0.007</text:p>
          </table:table-cell>
          <table:table-cell table:formula="of:=[.I8]*[.$D8]/SUM([.$D$2:.$D$14])" office:value-type="float" office:value="0.00186447699378251" calcext:value-type="float">
            <text:p>0.002</text:p>
          </table:table-cell>
          <table:table-cell table:formula="of:=[.J8]*[.$D8]/SUM([.$D$2:.$D$14])" office:value-type="float" office:value="0.00725302090243859" calcext:value-type="float">
            <text:p>0.00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loris</text:p>
          </table:table-cell>
          <table:table-cell office:value-type="float" office:value="1356" calcext:value-type="float">
            <text:p>1356</text:p>
          </table:table-cell>
          <table:table-cell office:value-type="float" office:value="14.554253578186" calcext:value-type="float">
            <text:p>14.554</text:p>
          </table:table-cell>
          <table:table-cell office:value-type="float" office:value="6.46159934997559" calcext:value-type="float">
            <text:p>6.462</text:p>
          </table:table-cell>
          <table:table-cell office:value-type="float" office:value="0.383338332176208" calcext:value-type="float">
            <text:p>0.383</text:p>
          </table:table-cell>
          <table:table-cell office:value-type="float" office:value="0.99855637550354" calcext:value-type="float">
            <text:p>0.999</text:p>
          </table:table-cell>
          <table:table-cell office:value-type="float" office:value="0.202802360057831" calcext:value-type="float">
            <text:p>0.203</text:p>
          </table:table-cell>
          <table:table-cell office:value-type="float" office:value="0.997787594795227" calcext:value-type="float">
            <text:p>0.998</text:p>
          </table:table-cell>
          <table:table-cell table:formula="of:=[.E9]*[.$D9]/SUM([.$D$2:.$D$14])" office:value-type="float" office:value="0.101089325110615" calcext:value-type="float">
            <text:p>0.101</text:p>
          </table:table-cell>
          <table:table-cell table:formula="of:=[.F9]*[.$D9]/SUM([.$D$2:.$D$14])" office:value-type="float" office:value="0.0448802622487791" calcext:value-type="float">
            <text:p>0.045</text:p>
          </table:table-cell>
          <table:table-cell table:formula="of:=[.G9]*[.$D9]/SUM([.$D$2:.$D$14])" office:value-type="float" office:value="0.00266254899851425" calcext:value-type="float">
            <text:p>0.003</text:p>
          </table:table-cell>
          <table:table-cell table:formula="of:=[.H9]*[.$D9]/SUM([.$D$2:.$D$14])" office:value-type="float" office:value="0.00693566245374816" calcext:value-type="float">
            <text:p>0.007</text:p>
          </table:table-cell>
          <table:table-cell table:formula="of:=[.I9]*[.$D9]/SUM([.$D$2:.$D$14])" office:value-type="float" office:value="0.00140860220683617" calcext:value-type="float">
            <text:p>0.001</text:p>
          </table:table-cell>
          <table:table-cell table:formula="of:=[.J9]*[.$D9]/SUM([.$D$2:.$D$14])" office:value-type="float" office:value="0.00693032274171526" calcext:value-type="float">
            <text:p>0.00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filtration</text:p>
          </table:table-cell>
          <table:table-cell office:value-type="float" office:value="25574" calcext:value-type="float">
            <text:p>25574</text:p>
          </table:table-cell>
          <table:table-cell office:value-type="float" office:value="8.93845653533936" calcext:value-type="float">
            <text:p>8.938</text:p>
          </table:table-cell>
          <table:table-cell office:value-type="float" office:value="7.63792705535889" calcext:value-type="float">
            <text:p>7.638</text:p>
          </table:table-cell>
          <table:table-cell office:value-type="float" office:value="0.179635271430016" calcext:value-type="float">
            <text:p>0.180</text:p>
          </table:table-cell>
          <table:table-cell office:value-type="float" office:value="0.751830995082855" calcext:value-type="float">
            <text:p>0.752</text:p>
          </table:table-cell>
          <table:table-cell office:value-type="float" office:value="0.364041596651077" calcext:value-type="float">
            <text:p>0.364</text:p>
          </table:table-cell>
          <table:table-cell office:value-type="float" office:value="0.938961446285248" calcext:value-type="float">
            <text:p>0.939</text:p>
          </table:table-cell>
          <table:table-cell table:formula="of:=[.E10]*[.$D10]/SUM([.$D$2:.$D$14])" office:value-type="float" office:value="1.17089206744269" calcext:value-type="float">
            <text:p>1.171</text:p>
          </table:table-cell>
          <table:table-cell table:formula="of:=[.F10]*[.$D10]/SUM([.$D$2:.$D$14])" office:value-type="float" office:value="1.00052936046258" calcext:value-type="float">
            <text:p>1.001</text:p>
          </table:table-cell>
          <table:table-cell table:formula="of:=[.G10]*[.$D10]/SUM([.$D$2:.$D$14])" office:value-type="float" office:value="0.023531301351496" calcext:value-type="float">
            <text:p>0.024</text:p>
          </table:table-cell>
          <table:table-cell table:formula="of:=[.H10]*[.$D10]/SUM([.$D$2:.$D$14])" office:value-type="float" office:value="0.0984860131857918" calcext:value-type="float">
            <text:p>0.098</text:p>
          </table:table-cell>
          <table:table-cell table:formula="of:=[.I10]*[.$D10]/SUM([.$D$2:.$D$14])" office:value-type="float" office:value="0.0476875863358141" calcext:value-type="float">
            <text:p>0.048</text:p>
          </table:table-cell>
          <table:table-cell table:formula="of:=[.J10]*[.$D10]/SUM([.$D$2:.$D$14])" office:value-type="float" office:value="0.122999144734127" calcext:value-type="float">
            <text:p>0.123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Firewall</text:p>
          </table:table-cell>
          <table:table-cell office:value-type="float" office:value="53327" calcext:value-type="float">
            <text:p>53327</text:p>
          </table:table-cell>
          <table:table-cell office:value-type="float" office:value="1.25158441066742" calcext:value-type="float">
            <text:p>1.252</text:p>
          </table:table-cell>
          <table:table-cell office:value-type="float" office:value="1.21472775936127" calcext:value-type="float">
            <text:p>1.215</text:p>
          </table:table-cell>
          <table:table-cell office:value-type="float" office:value="0.566771805286408" calcext:value-type="float">
            <text:p>0.567</text:p>
          </table:table-cell>
          <table:table-cell office:value-type="float" office:value="0.981387495994568" calcext:value-type="float">
            <text:p>0.981</text:p>
          </table:table-cell>
          <table:table-cell office:value-type="float" office:value="0.675323963165283" calcext:value-type="float">
            <text:p>0.675</text:p>
          </table:table-cell>
          <table:table-cell office:value-type="float" office:value="0.996999621391296" calcext:value-type="float">
            <text:p>0.997</text:p>
          </table:table-cell>
          <table:table-cell table:formula="of:=[.E11]*[.$D11]/SUM([.$D$2:.$D$14])" office:value-type="float" office:value="0.341871555289744" calcext:value-type="float">
            <text:p>0.342</text:p>
          </table:table-cell>
          <table:table-cell table:formula="of:=[.F11]*[.$D11]/SUM([.$D$2:.$D$14])" office:value-type="float" office:value="0.331804123482978" calcext:value-type="float">
            <text:p>0.332</text:p>
          </table:table-cell>
          <table:table-cell table:formula="of:=[.G11]*[.$D11]/SUM([.$D$2:.$D$14])" office:value-type="float" office:value="0.154814295317336" calcext:value-type="float">
            <text:p>0.155</text:p>
          </table:table-cell>
          <table:table-cell table:formula="of:=[.H11]*[.$D11]/SUM([.$D$2:.$D$14])" office:value-type="float" office:value="0.268066993115276" calcext:value-type="float">
            <text:p>0.268</text:p>
          </table:table-cell>
          <table:table-cell table:formula="of:=[.I11]*[.$D11]/SUM([.$D$2:.$D$14])" office:value-type="float" office:value="0.18446542769627" calcext:value-type="float">
            <text:p>0.184</text:p>
          </table:table-cell>
          <table:table-cell table:formula="of:=[.J11]*[.$D11]/SUM([.$D$2:.$D$14])" office:value-type="float" office:value="0.27233146105309" calcext:value-type="float">
            <text:p>0.272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no Fw.</text:p>
          </table:table-cell>
          <table:table-cell office:value-type="float" office:value="137" calcext:value-type="float">
            <text:p>137</text:p>
          </table:table-cell>
          <table:table-cell office:value-type="float" office:value="8.85397148132324" calcext:value-type="float">
            <text:p>8.854</text:p>
          </table:table-cell>
          <table:table-cell office:value-type="float" office:value="7.00618457794189" calcext:value-type="float">
            <text:p>7.006</text:p>
          </table:table-cell>
          <table:table-cell office:value-type="float" office:value="0.280669152736664" calcext:value-type="float">
            <text:p>0.281</text:p>
          </table:table-cell>
          <table:table-cell office:value-type="float" office:value="0.868029713630676" calcext:value-type="float">
            <text:p>0.868</text:p>
          </table:table-cell>
          <table:table-cell office:value-type="float" office:value="0.525547444820404" calcext:value-type="float">
            <text:p>0.526</text:p>
          </table:table-cell>
          <table:table-cell office:value-type="float" office:value="0.912408769130707" calcext:value-type="float">
            <text:p>0.912</text:p>
          </table:table-cell>
          <table:table-cell table:formula="of:=[.E12]*[.$D12]/SUM([.$D$2:.$D$14])" office:value-type="float" office:value="0.00621318601714543" calcext:value-type="float">
            <text:p>0.006</text:p>
          </table:table-cell>
          <table:table-cell table:formula="of:=[.F12]*[.$D12]/SUM([.$D$2:.$D$14])" office:value-type="float" office:value="0.00491652002099094" calcext:value-type="float">
            <text:p>0.005</text:p>
          </table:table-cell>
          <table:table-cell table:formula="of:=[.G12]*[.$D12]/SUM([.$D$2:.$D$14])" office:value-type="float" office:value="0.000196956773455393" calcext:value-type="float">
            <text:p>0.000</text:p>
          </table:table-cell>
          <table:table-cell table:formula="of:=[.H12]*[.$D12]/SUM([.$D$2:.$D$14])" office:value-type="float" office:value="0.000609131178090359" calcext:value-type="float">
            <text:p>0.001</text:p>
          </table:table-cell>
          <table:table-cell table:formula="of:=[.I12]*[.$D12]/SUM([.$D$2:.$D$14])" office:value-type="float" office:value="0.000368797668073879" calcext:value-type="float">
            <text:p>0.000</text:p>
          </table:table-cell>
          <table:table-cell table:formula="of:=[.J12]*[.$D12]/SUM([.$D$2:.$D$14])" office:value-type="float" office:value="0.00064027373684702" calcext:value-type="float">
            <text:p>0.001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QL injection</text:p>
          </table:table-cell>
          <table:table-cell office:value-type="float" office:value="3" calcext:value-type="float">
            <text:p>3</text:p>
          </table:table-cell>
          <table:table-cell office:value-type="float" office:value="17.2460041046143" calcext:value-type="float">
            <text:p>17.246</text:p>
          </table:table-cell>
          <table:table-cell office:value-type="float" office:value="12.5968589782715" calcext:value-type="float">
            <text:p>12.597</text:p>
          </table:table-cell>
          <table:table-cell office:value-type="float" office:value="0" calcext:value-type="float">
            <text:p>0.000</text:p>
          </table:table-cell>
          <table:table-cell office:value-type="float" office:value="0.666666686534882" calcext:value-type="float">
            <text:p>0.667</text:p>
          </table:table-cell>
          <table:table-cell office:value-type="float" office:value="0" calcext:value-type="float">
            <text:p>0.000</text:p>
          </table:table-cell>
          <table:table-cell office:value-type="float" office:value="0.333333343267441" calcext:value-type="float">
            <text:p>0.333</text:p>
          </table:table-cell>
          <table:table-cell table:formula="of:=[.E13]*[.$D13]/SUM([.$D$2:.$D$14])" office:value-type="float" office:value="0.000265011920943317" calcext:value-type="float">
            <text:p>0.000</text:p>
          </table:table-cell>
          <table:table-cell table:formula="of:=[.F13]*[.$D13]/SUM([.$D$2:.$D$14])" office:value-type="float" office:value="0.000193570509170331" calcext:value-type="float">
            <text:p>0.000</text:p>
          </table:table-cell>
          <table:table-cell table:formula="of:=[.G13]*[.$D13]/SUM([.$D$2:.$D$14])" office:value-type="float" office:value="0" calcext:value-type="float">
            <text:p>0.000</text:p>
          </table:table-cell>
          <table:table-cell table:formula="of:=[.H13]*[.$D13]/SUM([.$D$2:.$D$14])" office:value-type="float" office:value="0.0000102443799825059" calcext:value-type="float">
            <text:p>0.000</text:p>
          </table:table-cell>
          <table:table-cell table:formula="of:=[.I13]*[.$D13]/SUM([.$D$2:.$D$14])" office:value-type="float" office:value="0" calcext:value-type="float">
            <text:p>0.000</text:p>
          </table:table-cell>
          <table:table-cell table:formula="of:=[.J13]*[.$D13]/SUM([.$D$2:.$D$14])" office:value-type="float" office:value="0.00000512218999125295" calcext:value-type="float">
            <text:p>0.000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XSS attack</text:p>
          </table:table-cell>
          <table:table-cell office:value-type="float" office:value="227" calcext:value-type="float">
            <text:p>227</text:p>
          </table:table-cell>
          <table:table-cell office:value-type="float" office:value="19.0345840454102" calcext:value-type="float">
            <text:p>19.035</text:p>
          </table:table-cell>
          <table:table-cell office:value-type="float" office:value="13.3520374298096" calcext:value-type="float">
            <text:p>13.352</text:p>
          </table:table-cell>
          <table:table-cell office:value-type="float" office:value="0.0606629140675068" calcext:value-type="float">
            <text:p>0.061</text:p>
          </table:table-cell>
          <table:table-cell office:value-type="float" office:value="0.943714797496796" calcext:value-type="float">
            <text:p>0.944</text:p>
          </table:table-cell>
          <table:table-cell office:value-type="float" office:value="0.110132157802582" calcext:value-type="float">
            <text:p>0.110</text:p>
          </table:table-cell>
          <table:table-cell office:value-type="float" office:value="0.87224668264389" calcext:value-type="float">
            <text:p>0.872</text:p>
          </table:table-cell>
          <table:table-cell table:formula="of:=[.E14]*[.$D14]/SUM([.$D$2:.$D$14])" office:value-type="float" office:value="0.0221322169263178" calcext:value-type="float">
            <text:p>0.022</text:p>
          </table:table-cell>
          <table:table-cell table:formula="of:=[.F14]*[.$D14]/SUM([.$D$2:.$D$14])" office:value-type="float" office:value="0.0155249091915995" calcext:value-type="float">
            <text:p>0.016</text:p>
          </table:table-cell>
          <table:table-cell table:formula="of:=[.G14]*[.$D14]/SUM([.$D$2:.$D$14])" office:value-type="float" office:value="0.000070535020377731" calcext:value-type="float">
            <text:p>0.000</text:p>
          </table:table-cell>
          <table:table-cell table:formula="of:=[.H14]*[.$D14]/SUM([.$D$2:.$D$14])" office:value-type="float" office:value="0.00109729220060428" calcext:value-type="float">
            <text:p>0.001</text:p>
          </table:table-cell>
          <table:table-cell table:formula="of:=[.I14]*[.$D14]/SUM([.$D$2:.$D$14])" office:value-type="float" office:value="0.000128054745049076" calcext:value-type="float">
            <text:p>0.000</text:p>
          </table:table-cell>
          <table:table-cell table:formula="of:=[.J14]*[.$D14]/SUM([.$D$2:.$D$14])" office:value-type="float" office:value="0.00101419357247214" calcext:value-type="float">
            <text:p>0.001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net ARES</text:p>
          </table:table-cell>
          <table:table-cell office:value-type="float" office:value="258" calcext:value-type="float">
            <text:p>258</text:p>
          </table:table-cell>
          <table:table-cell office:value-type="float" office:value="50.641471862793" calcext:value-type="float">
            <text:p>50.641</text:p>
          </table:table-cell>
          <table:table-cell office:value-type="float" office:value="3.5" calcext:value-type="float">
            <text:p>3.500</text:p>
          </table:table-cell>
          <table:table-cell office:value-type="float" office:value="0.0282420758157968" calcext:value-type="float">
            <text:p>0.028</text:p>
          </table:table-cell>
          <table:table-cell office:value-type="float" office:value="0.984149873256683" calcext:value-type="float">
            <text:p>0.984</text:p>
          </table:table-cell>
          <table:table-cell office:value-type="float" office:value="0.0310077518224716" calcext:value-type="float">
            <text:p>0.031</text:p>
          </table:table-cell>
          <table:table-cell office:value-type="float" office:value="0.937984466552734" calcext:value-type="float">
            <text:p>0.938</text:p>
          </table:table-cell>
          <table:table-cell table:formula="of:=[.E15]*[.$D15]/SUM([.$D$2:.$D$14])" office:value-type="float" office:value="0.0669239700075326" calcext:value-type="float">
            <text:p>0.067</text:p>
          </table:table-cell>
          <table:table-cell table:formula="of:=[.F15]*[.$D15]/SUM([.$D$2:.$D$14])" office:value-type="float" office:value="0.00462533742425562" calcext:value-type="float">
            <text:p>0.005</text:p>
          </table:table-cell>
          <table:table-cell table:formula="of:=[.G15]*[.$D15]/SUM([.$D$2:.$D$14])" office:value-type="float" office:value="0.000037322608631277" calcext:value-type="float">
            <text:p>0.000</text:p>
          </table:table-cell>
          <table:table-cell table:formula="of:=[.H15]*[.$D15]/SUM([.$D$2:.$D$14])" office:value-type="float" office:value="0.0013005786399573" calcext:value-type="float">
            <text:p>0.001</text:p>
          </table:table-cell>
          <table:table-cell table:formula="of:=[.I15]*[.$D15]/SUM([.$D$2:.$D$14])" office:value-type="float" office:value="0.0000409775185561452" calcext:value-type="float">
            <text:p>0.000</text:p>
          </table:table-cell>
          <table:table-cell table:formula="of:=[.J15]*[.$D15]/SUM([.$D$2:.$D$14])" office:value-type="float" office:value="0.00123956990186194" calcext:value-type="float">
            <text:p>0.001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FTP</text:p>
          </table:table-cell>
          <table:table-cell office:value-type="float" office:value="94" calcext:value-type="float">
            <text:p>94</text:p>
          </table:table-cell>
          <table:table-cell office:value-type="float" office:value="37.3085098266602" calcext:value-type="float">
            <text:p>37.309</text:p>
          </table:table-cell>
          <table:table-cell office:value-type="float" office:value="3.5" calcext:value-type="float">
            <text:p>3.500</text:p>
          </table:table-cell>
          <table:table-cell office:value-type="float" office:value="0.398798793554306" calcext:value-type="float">
            <text:p>0.399</text:p>
          </table:table-cell>
          <table:table-cell office:value-type="float" office:value="0.72972971200943" calcext:value-type="float">
            <text:p>0.730</text:p>
          </table:table-cell>
          <table:table-cell office:value-type="float" office:value="0.893617033958435" calcext:value-type="float">
            <text:p>0.894</text:p>
          </table:table-cell>
          <table:table-cell office:value-type="float" office:value="0.606382966041565" calcext:value-type="float">
            <text:p>0.606</text:p>
          </table:table-cell>
          <table:table-cell table:formula="of:=[.E16]*[.$D16]/SUM([.$D$2:.$D$14])" office:value-type="float" office:value="0.0179635193731774" calcext:value-type="float">
            <text:p>0.018</text:p>
          </table:table-cell>
          <table:table-cell table:formula="of:=[.F16]*[.$D16]/SUM([.$D$2:.$D$14])" office:value-type="float" office:value="0.00168520045689933" calcext:value-type="float">
            <text:p>0.002</text:p>
          </table:table-cell>
          <table:table-cell table:formula="of:=[.G16]*[.$D16]/SUM([.$D$2:.$D$14])" office:value-type="float" office:value="0.000192015974031034" calcext:value-type="float">
            <text:p>0.000</text:p>
          </table:table-cell>
          <table:table-cell table:formula="of:=[.H16]*[.$D16]/SUM([.$D$2:.$D$14])" office:value-type="float" office:value="0.000351354526883232" calcext:value-type="float">
            <text:p>0.000</text:p>
          </table:table-cell>
          <table:table-cell table:formula="of:=[.I16]*[.$D16]/SUM([.$D$2:.$D$14])" office:value-type="float" office:value="0.000430263952548509" calcext:value-type="float">
            <text:p>0.000</text:p>
          </table:table-cell>
          <table:table-cell table:formula="of:=[.J16]*[.$D16]/SUM([.$D$2:.$D$14])" office:value-type="float" office:value="0.000291964814694062" calcext:value-type="float">
            <text:p>0.000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SSH</text:p>
          </table:table-cell>
          <table:table-cell office:value-type="float" office:value="857" calcext:value-type="float">
            <text:p>857</text:p>
          </table:table-cell>
          <table:table-cell office:value-type="float" office:value="27.6120185852051" calcext:value-type="float">
            <text:p>27.612</text:p>
          </table:table-cell>
          <table:table-cell office:value-type="float" office:value="3.5" calcext:value-type="float">
            <text:p>3.500</text:p>
          </table:table-cell>
          <table:table-cell office:value-type="float" office:value="0.578940689563751" calcext:value-type="float">
            <text:p>0.579</text:p>
          </table:table-cell>
          <table:table-cell office:value-type="float" office:value="0.993869721889496" calcext:value-type="float">
            <text:p>0.994</text:p>
          </table:table-cell>
          <table:table-cell office:value-type="float" office:value="0.652275383472443" calcext:value-type="float">
            <text:p>0.652</text:p>
          </table:table-cell>
          <table:table-cell office:value-type="float" office:value="0.990665137767791" calcext:value-type="float">
            <text:p>0.991</text:p>
          </table:table-cell>
          <table:table-cell table:formula="of:=[.E17]*[.$D17]/SUM([.$D$2:.$D$14])" office:value-type="float" office:value="0.121208938874454" calcext:value-type="float">
            <text:p>0.121</text:p>
          </table:table-cell>
          <table:table-cell table:formula="of:=[.F17]*[.$D17]/SUM([.$D$2:.$D$14])" office:value-type="float" office:value="0.0153640084208801" calcext:value-type="float">
            <text:p>0.015</text:p>
          </table:table-cell>
          <table:table-cell table:formula="of:=[.G17]*[.$D17]/SUM([.$D$2:.$D$14])" office:value-type="float" office:value="0.00254138560847074" calcext:value-type="float">
            <text:p>0.003</text:p>
          </table:table-cell>
          <table:table-cell table:formula="of:=[.H17]*[.$D17]/SUM([.$D$2:.$D$14])" office:value-type="float" office:value="0.00436280650753371" calcext:value-type="float">
            <text:p>0.004</text:p>
          </table:table-cell>
          <table:table-cell table:formula="of:=[.I17]*[.$D17]/SUM([.$D$2:.$D$14])" office:value-type="float" office:value="0.00286330413840097" calcext:value-type="float">
            <text:p>0.003</text:p>
          </table:table-cell>
          <table:table-cell table:formula="of:=[.J17]*[.$D17]/SUM([.$D$2:.$D$14])" office:value-type="float" office:value="0.00434873929112477" calcext:value-type="float">
            <text:p>0.004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DoS LOIT</text:p>
          </table:table-cell>
          <table:table-cell office:value-type="float" office:value="31812" calcext:value-type="float">
            <text:p>31812</text:p>
          </table:table-cell>
          <table:table-cell office:value-type="float" office:value="9.14684677124023" calcext:value-type="float">
            <text:p>9.147</text:p>
          </table:table-cell>
          <table:table-cell office:value-type="float" office:value="3.5" calcext:value-type="float">
            <text:p>3.500</text:p>
          </table:table-cell>
          <table:table-cell office:value-type="float" office:value="0.580674350261688" calcext:value-type="float">
            <text:p>0.581</text:p>
          </table:table-cell>
          <table:table-cell office:value-type="float" office:value="0.981844007968903" calcext:value-type="float">
            <text:p>0.982</text:p>
          </table:table-cell>
          <table:table-cell office:value-type="float" office:value="0.943449020385742" calcext:value-type="float">
            <text:p>0.943</text:p>
          </table:table-cell>
          <table:table-cell office:value-type="float" office:value="1" calcext:value-type="float">
            <text:p>1.000</text:p>
          </table:table-cell>
          <table:table-cell table:formula="of:=[.E18]*[.$D18]/SUM([.$D$2:.$D$14])" office:value-type="float" office:value="1.4904521842897" calcext:value-type="float">
            <text:p>1.490</text:p>
          </table:table-cell>
          <table:table-cell table:formula="of:=[.F18]*[.$D18]/SUM([.$D$2:.$D$14])" office:value-type="float" office:value="0.570314861009379" calcext:value-type="float">
            <text:p>0.570</text:p>
          </table:table-cell>
          <table:table-cell table:formula="of:=[.G18]*[.$D18]/SUM([.$D$2:.$D$14])" office:value-type="float" office:value="0.0946192032460589" calcext:value-type="float">
            <text:p>0.095</text:p>
          </table:table-cell>
          <table:table-cell table:formula="of:=[.H18]*[.$D18]/SUM([.$D$2:.$D$14])" office:value-type="float" office:value="0.159988636839336" calcext:value-type="float">
            <text:p>0.160</text:p>
          </table:table-cell>
          <table:table-cell table:formula="of:=[.I18]*[.$D18]/SUM([.$D$2:.$D$14])" office:value-type="float" office:value="0.153732284837351" calcext:value-type="float">
            <text:p>0.154</text:p>
          </table:table-cell>
          <table:table-cell table:formula="of:=[.J18]*[.$D18]/SUM([.$D$2:.$D$14])" office:value-type="float" office:value="0.162947103145537" calcext:value-type="float">
            <text:p>0.163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GoldenEye</text:p>
          </table:table-cell>
          <table:table-cell office:value-type="float" office:value="2443" calcext:value-type="float">
            <text:p>2443</text:p>
          </table:table-cell>
          <table:table-cell office:value-type="float" office:value="26.765043258667" calcext:value-type="float">
            <text:p>26.765</text:p>
          </table:table-cell>
          <table:table-cell office:value-type="float" office:value="3.5" calcext:value-type="float">
            <text:p>3.500</text:p>
          </table:table-cell>
          <table:table-cell office:value-type="float" office:value="0.54375034570694" calcext:value-type="float">
            <text:p>0.544</text:p>
          </table:table-cell>
          <table:table-cell office:value-type="float" office:value="0.999301373958588" calcext:value-type="float">
            <text:p>0.999</text:p>
          </table:table-cell>
          <table:table-cell office:value-type="float" office:value="0.775685608386993" calcext:value-type="float">
            <text:p>0.776</text:p>
          </table:table-cell>
          <table:table-cell office:value-type="float" office:value="0.99918133020401" calcext:value-type="float">
            <text:p>0.999</text:p>
          </table:table-cell>
          <table:table-cell table:formula="of:=[.E19]*[.$D19]/SUM([.$D$2:.$D$14])" office:value-type="float" office:value="0.334924630464344" calcext:value-type="float">
            <text:p>0.335</text:p>
          </table:table-cell>
          <table:table-cell table:formula="of:=[.F19]*[.$D19]/SUM([.$D$2:.$D$14])" office:value-type="float" office:value="0.0437972842149476" calcext:value-type="float">
            <text:p>0.044</text:p>
          </table:table-cell>
          <table:table-cell table:formula="of:=[.G19]*[.$D19]/SUM([.$D$2:.$D$14])" office:value-type="float" office:value="0.00680422526654367" calcext:value-type="float">
            <text:p>0.007</text:p>
          </table:table-cell>
          <table:table-cell table:formula="of:=[.H19]*[.$D19]/SUM([.$D$2:.$D$14])" office:value-type="float" office:value="0.0125047675119005" calcext:value-type="float">
            <text:p>0.013</text:p>
          </table:table-cell>
          <table:table-cell table:formula="of:=[.I19]*[.$D19]/SUM([.$D$2:.$D$14])" office:value-type="float" office:value="0.00970654944341991" calcext:value-type="float">
            <text:p>0.010</text:p>
          </table:table-cell>
          <table:table-cell table:formula="of:=[.J19]*[.$D19]/SUM([.$D$2:.$D$14])" office:value-type="float" office:value="0.0125032653432041" calcext:value-type="float">
            <text:p>0.013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Hulk</text:p>
          </table:table-cell>
          <table:table-cell office:value-type="float" office:value="77723" calcext:value-type="float">
            <text:p>77723</text:p>
          </table:table-cell>
          <table:table-cell office:value-type="float" office:value="12.1562662124634" calcext:value-type="float">
            <text:p>12.156</text:p>
          </table:table-cell>
          <table:table-cell office:value-type="float" office:value="3.4999098777771" calcext:value-type="float">
            <text:p>3.500</text:p>
          </table:table-cell>
          <table:table-cell office:value-type="float" office:value="0.622673273086548" calcext:value-type="float">
            <text:p>0.623</text:p>
          </table:table-cell>
          <table:table-cell office:value-type="float" office:value="0.99992835521698" calcext:value-type="float">
            <text:p>1.000</text:p>
          </table:table-cell>
          <table:table-cell office:value-type="float" office:value="0.621206104755402" calcext:value-type="float">
            <text:p>0.621</text:p>
          </table:table-cell>
          <table:table-cell office:value-type="float" office:value="0.999987125396728" calcext:value-type="float">
            <text:p>1.000</text:p>
          </table:table-cell>
          <table:table-cell table:formula="of:=[.E20]*[.$D20]/SUM([.$D$2:.$D$14])" office:value-type="float" office:value="4.83955497816047" calcext:value-type="float">
            <text:p>4.840</text:p>
          </table:table-cell>
          <table:table-cell table:formula="of:=[.F20]*[.$D20]/SUM([.$D$2:.$D$14])" office:value-type="float" office:value="1.39335598415435" calcext:value-type="float">
            <text:p>1.393</text:p>
          </table:table-cell>
          <table:table-cell table:formula="of:=[.G20]*[.$D20]/SUM([.$D$2:.$D$14])" office:value-type="float" office:value="0.247893677702113" calcext:value-type="float">
            <text:p>0.248</text:p>
          </table:table-cell>
          <table:table-cell table:formula="of:=[.H20]*[.$D20]/SUM([.$D$2:.$D$14])" office:value-type="float" office:value="0.398083438180441" calcext:value-type="float">
            <text:p>0.398</text:p>
          </table:table-cell>
          <table:table-cell table:formula="of:=[.I20]*[.$D20]/SUM([.$D$2:.$D$14])" office:value-type="float" office:value="0.247309580440939" calcext:value-type="float">
            <text:p>0.247</text:p>
          </table:table-cell>
          <table:table-cell table:formula="of:=[.J20]*[.$D20]/SUM([.$D$2:.$D$14])" office:value-type="float" office:value="0.398106835291939" calcext:value-type="float">
            <text:p>0.398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HTTPTest</text:p>
          </table:table-cell>
          <table:table-cell office:value-type="float" office:value="1418" calcext:value-type="float">
            <text:p>1418</text:p>
          </table:table-cell>
          <table:table-cell office:value-type="float" office:value="30.5324401855469" calcext:value-type="float">
            <text:p>30.532</text:p>
          </table:table-cell>
          <table:table-cell office:value-type="float" office:value="3.5" calcext:value-type="float">
            <text:p>3.500</text:p>
          </table:table-cell>
          <table:table-cell office:value-type="float" office:value="0.367082834243774" calcext:value-type="float">
            <text:p>0.367</text:p>
          </table:table-cell>
          <table:table-cell office:value-type="float" office:value="0.999314844608307" calcext:value-type="float">
            <text:p>0.999</text:p>
          </table:table-cell>
          <table:table-cell office:value-type="float" office:value="0.366008460521698" calcext:value-type="float">
            <text:p>0.366</text:p>
          </table:table-cell>
          <table:table-cell office:value-type="float" office:value="0.99858957529068" calcext:value-type="float">
            <text:p>0.999</text:p>
          </table:table-cell>
          <table:table-cell table:formula="of:=[.E21]*[.$D21]/SUM([.$D$2:.$D$14])" office:value-type="float" office:value="0.221765210000079" calcext:value-type="float">
            <text:p>0.222</text:p>
          </table:table-cell>
          <table:table-cell table:formula="of:=[.F21]*[.$D21]/SUM([.$D$2:.$D$14])" office:value-type="float" office:value="0.0254214281689708" calcext:value-type="float">
            <text:p>0.025</text:p>
          </table:table-cell>
          <table:table-cell table:formula="of:=[.G21]*[.$D21]/SUM([.$D$2:.$D$14])" office:value-type="float" office:value="0.00266621997222581" calcext:value-type="float">
            <text:p>0.003</text:p>
          </table:table-cell>
          <table:table-cell table:formula="of:=[.H21]*[.$D21]/SUM([.$D$2:.$D$14])" office:value-type="float" office:value="0.00725828872582751" calcext:value-type="float">
            <text:p>0.007</text:p>
          </table:table-cell>
          <table:table-cell table:formula="of:=[.I21]*[.$D21]/SUM([.$D$2:.$D$14])" office:value-type="float" office:value="0.00265841651096798" calcext:value-type="float">
            <text:p>0.003</text:p>
          </table:table-cell>
          <table:table-cell table:formula="of:=[.J21]*[.$D21]/SUM([.$D$2:.$D$14])" office:value-type="float" office:value="0.00725302090243859" calcext:value-type="float">
            <text:p>0.007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loris</text:p>
          </table:table-cell>
          <table:table-cell office:value-type="float" office:value="1356" calcext:value-type="float">
            <text:p>1356</text:p>
          </table:table-cell>
          <table:table-cell office:value-type="float" office:value="33.6913719177246" calcext:value-type="float">
            <text:p>33.691</text:p>
          </table:table-cell>
          <table:table-cell office:value-type="float" office:value="3.47676992416382" calcext:value-type="float">
            <text:p>3.477</text:p>
          </table:table-cell>
          <table:table-cell office:value-type="float" office:value="0.690466165542603" calcext:value-type="float">
            <text:p>0.690</text:p>
          </table:table-cell>
          <table:table-cell office:value-type="float" office:value="0.99855637550354" calcext:value-type="float">
            <text:p>0.999</text:p>
          </table:table-cell>
          <table:table-cell office:value-type="float" office:value="0.963126838207245" calcext:value-type="float">
            <text:p>0.963</text:p>
          </table:table-cell>
          <table:table-cell office:value-type="float" office:value="0.997787594795227" calcext:value-type="float">
            <text:p>0.998</text:p>
          </table:table-cell>
          <table:table-cell table:formula="of:=[.E22]*[.$D22]/SUM([.$D$2:.$D$14])" office:value-type="float" office:value="0.234009805512678" calcext:value-type="float">
            <text:p>0.234</text:p>
          </table:table-cell>
          <table:table-cell table:formula="of:=[.F22]*[.$D22]/SUM([.$D$2:.$D$14])" office:value-type="float" office:value="0.024148564082007" calcext:value-type="float">
            <text:p>0.024</text:p>
          </table:table-cell>
          <table:table-cell table:formula="of:=[.G22]*[.$D22]/SUM([.$D$2:.$D$14])" office:value-type="float" office:value="0.00479576354166527" calcext:value-type="float">
            <text:p>0.005</text:p>
          </table:table-cell>
          <table:table-cell table:formula="of:=[.H22]*[.$D22]/SUM([.$D$2:.$D$14])" office:value-type="float" office:value="0.00693566245374816" calcext:value-type="float">
            <text:p>0.007</text:p>
          </table:table-cell>
          <table:table-cell table:formula="of:=[.I22]*[.$D22]/SUM([.$D$2:.$D$14])" office:value-type="float" office:value="0.00668957989135335" calcext:value-type="float">
            <text:p>0.007</text:p>
          </table:table-cell>
          <table:table-cell table:formula="of:=[.J22]*[.$D22]/SUM([.$D$2:.$D$14])" office:value-type="float" office:value="0.00693032274171526" calcext:value-type="float">
            <text:p>0.007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filtration</text:p>
          </table:table-cell>
          <table:table-cell office:value-type="float" office:value="25574" calcext:value-type="float">
            <text:p>25574</text:p>
          </table:table-cell>
          <table:table-cell office:value-type="float" office:value="7.04242610931397" calcext:value-type="float">
            <text:p>7.042</text:p>
          </table:table-cell>
          <table:table-cell office:value-type="float" office:value="3.22655820846558" calcext:value-type="float">
            <text:p>3.227</text:p>
          </table:table-cell>
          <table:table-cell office:value-type="float" office:value="0.155524969100952" calcext:value-type="float">
            <text:p>0.156</text:p>
          </table:table-cell>
          <table:table-cell office:value-type="float" office:value="0.751830995082855" calcext:value-type="float">
            <text:p>0.752</text:p>
          </table:table-cell>
          <table:table-cell office:value-type="float" office:value="0.166692733764648" calcext:value-type="float">
            <text:p>0.167</text:p>
          </table:table-cell>
          <table:table-cell office:value-type="float" office:value="0.938961446285248" calcext:value-type="float">
            <text:p>0.939</text:p>
          </table:table-cell>
          <table:table-cell table:formula="of:=[.E23]*[.$D23]/SUM([.$D$2:.$D$14])" office:value-type="float" office:value="0.922521783749317" calcext:value-type="float">
            <text:p>0.923</text:p>
          </table:table-cell>
          <table:table-cell table:formula="of:=[.F23]*[.$D23]/SUM([.$D$2:.$D$14])" office:value-type="float" office:value="0.422662614792365" calcext:value-type="float">
            <text:p>0.423</text:p>
          </table:table-cell>
          <table:table-cell table:formula="of:=[.G23]*[.$D23]/SUM([.$D$2:.$D$14])" office:value-type="float" office:value="0.0203729751204368" calcext:value-type="float">
            <text:p>0.020</text:p>
          </table:table-cell>
          <table:table-cell table:formula="of:=[.H23]*[.$D23]/SUM([.$D$2:.$D$14])" office:value-type="float" office:value="0.0984860131857918" calcext:value-type="float">
            <text:p>0.098</text:p>
          </table:table-cell>
          <table:table-cell table:formula="of:=[.I23]*[.$D23]/SUM([.$D$2:.$D$14])" office:value-type="float" office:value="0.0218358951451737" calcext:value-type="float">
            <text:p>0.022</text:p>
          </table:table-cell>
          <table:table-cell table:formula="of:=[.J23]*[.$D23]/SUM([.$D$2:.$D$14])" office:value-type="float" office:value="0.122999144734127" calcext:value-type="float">
            <text:p>0.123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Firewall</text:p>
          </table:table-cell>
          <table:table-cell office:value-type="float" office:value="53327" calcext:value-type="float">
            <text:p>53327</text:p>
          </table:table-cell>
          <table:table-cell office:value-type="float" office:value="1.99116766452789" calcext:value-type="float">
            <text:p>1.991</text:p>
          </table:table-cell>
          <table:table-cell office:value-type="float" office:value="1.94463407993317" calcext:value-type="float">
            <text:p>1.945</text:p>
          </table:table-cell>
          <table:table-cell office:value-type="float" office:value="0.547515511512756" calcext:value-type="float">
            <text:p>0.548</text:p>
          </table:table-cell>
          <table:table-cell office:value-type="float" office:value="0.981387495994568" calcext:value-type="float">
            <text:p>0.981</text:p>
          </table:table-cell>
          <table:table-cell office:value-type="float" office:value="0.665722787380219" calcext:value-type="float">
            <text:p>0.666</text:p>
          </table:table-cell>
          <table:table-cell office:value-type="float" office:value="0.996999621391296" calcext:value-type="float">
            <text:p>0.997</text:p>
          </table:table-cell>
          <table:table-cell table:formula="of:=[.E24]*[.$D24]/SUM([.$D$2:.$D$14])" office:value-type="float" office:value="0.543889473624712" calcext:value-type="float">
            <text:p>0.544</text:p>
          </table:table-cell>
          <table:table-cell table:formula="of:=[.F24]*[.$D24]/SUM([.$D$2:.$D$14])" office:value-type="float" office:value="0.53117877764367" calcext:value-type="float">
            <text:p>0.531</text:p>
          </table:table-cell>
          <table:table-cell table:formula="of:=[.G24]*[.$D24]/SUM([.$D$2:.$D$14])" office:value-type="float" office:value="0.149554419079341" calcext:value-type="float">
            <text:p>0.150</text:p>
          </table:table-cell>
          <table:table-cell table:formula="of:=[.H24]*[.$D24]/SUM([.$D$2:.$D$14])" office:value-type="float" office:value="0.268066993115276" calcext:value-type="float">
            <text:p>0.268</text:p>
          </table:table-cell>
          <table:table-cell table:formula="of:=[.I24]*[.$D24]/SUM([.$D$2:.$D$14])" office:value-type="float" office:value="0.181842856761162" calcext:value-type="float">
            <text:p>0.182</text:p>
          </table:table-cell>
          <table:table-cell table:formula="of:=[.J24]*[.$D24]/SUM([.$D$2:.$D$14])" office:value-type="float" office:value="0.27233146105309" calcext:value-type="float">
            <text:p>0.272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no Fw.</text:p>
          </table:table-cell>
          <table:table-cell office:value-type="float" office:value="137" calcext:value-type="float">
            <text:p>137</text:p>
          </table:table-cell>
          <table:table-cell office:value-type="float" office:value="6.56569337844849" calcext:value-type="float">
            <text:p>6.566</text:p>
          </table:table-cell>
          <table:table-cell office:value-type="float" office:value="3.2189781665802" calcext:value-type="float">
            <text:p>3.219</text:p>
          </table:table-cell>
          <table:table-cell office:value-type="float" office:value="0.239776954054832" calcext:value-type="float">
            <text:p>0.240</text:p>
          </table:table-cell>
          <table:table-cell office:value-type="float" office:value="0.868029713630676" calcext:value-type="float">
            <text:p>0.868</text:p>
          </table:table-cell>
          <table:table-cell office:value-type="float" office:value="0.489051103591919" calcext:value-type="float">
            <text:p>0.489</text:p>
          </table:table-cell>
          <table:table-cell office:value-type="float" office:value="0.912408769130707" calcext:value-type="float">
            <text:p>0.912</text:p>
          </table:table-cell>
          <table:table-cell table:formula="of:=[.E25]*[.$D25]/SUM([.$D$2:.$D$14])" office:value-type="float" office:value="0.00460740972318376" calcext:value-type="float">
            <text:p>0.005</text:p>
          </table:table-cell>
          <table:table-cell table:formula="of:=[.F25]*[.$D25]/SUM([.$D$2:.$D$14])" office:value-type="float" office:value="0.00225888576400784" calcext:value-type="float">
            <text:p>0.002</text:p>
          </table:table-cell>
          <table:table-cell table:formula="of:=[.G25]*[.$D25]/SUM([.$D$2:.$D$14])" office:value-type="float" office:value="0.00016826108162984" calcext:value-type="float">
            <text:p>0.000</text:p>
          </table:table-cell>
          <table:table-cell table:formula="of:=[.H25]*[.$D25]/SUM([.$D$2:.$D$14])" office:value-type="float" office:value="0.000609131178090359" calcext:value-type="float">
            <text:p>0.001</text:p>
          </table:table-cell>
          <table:table-cell table:formula="of:=[.I25]*[.$D25]/SUM([.$D$2:.$D$14])" office:value-type="float" office:value="0.000343186725292313" calcext:value-type="float">
            <text:p>0.000</text:p>
          </table:table-cell>
          <table:table-cell table:formula="of:=[.J25]*[.$D25]/SUM([.$D$2:.$D$14])" office:value-type="float" office:value="0.00064027373684702" calcext:value-type="float">
            <text:p>0.001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QL injec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.000</text:p>
          </table:table-cell>
          <table:table-cell office:value-type="float" office:value="3.5" calcext:value-type="float">
            <text:p>3.500</text:p>
          </table:table-cell>
          <table:table-cell office:value-type="float" office:value="0.933333337306976" calcext:value-type="float">
            <text:p>0.933</text:p>
          </table:table-cell>
          <table:table-cell office:value-type="float" office:value="0.666666686534882" calcext:value-type="float">
            <text:p>0.667</text:p>
          </table:table-cell>
          <table:table-cell table:number-columns-repeated="2" office:value-type="float" office:value="0.333333343267441" calcext:value-type="float">
            <text:p>0.333</text:p>
          </table:table-cell>
          <table:table-cell table:formula="of:=[.E26]*[.$D26]/SUM([.$D$2:.$D$14])" office:value-type="float" office:value="0.000215131973221191" calcext:value-type="float">
            <text:p>0.000</text:p>
          </table:table-cell>
          <table:table-cell table:formula="of:=[.F26]*[.$D26]/SUM([.$D$2:.$D$14])" office:value-type="float" office:value="0.0000537829933052979" calcext:value-type="float">
            <text:p>0.000</text:p>
          </table:table-cell>
          <table:table-cell table:formula="of:=[.G26]*[.$D26]/SUM([.$D$2:.$D$14])" office:value-type="float" office:value="0.0000143421316091407" calcext:value-type="float">
            <text:p>0.000</text:p>
          </table:table-cell>
          <table:table-cell table:formula="of:=[.H26]*[.$D26]/SUM([.$D$2:.$D$14])" office:value-type="float" office:value="0.0000102443799825059" calcext:value-type="float">
            <text:p>0.000</text:p>
          </table:table-cell>
          <table:table-cell table:formula="of:=[.I26]*[.$D26]/SUM([.$D$2:.$D$14])" office:value-type="float" office:value="0.00000512218999125295" calcext:value-type="float">
            <text:p>0.000</text:p>
          </table:table-cell>
          <table:table-cell table:formula="of:=[.J26]*[.$D26]/SUM([.$D$2:.$D$14])" office:value-type="float" office:value="0.00000512218999125295" calcext:value-type="float">
            <text:p>0.000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XSS attack</text:p>
          </table:table-cell>
          <table:table-cell office:value-type="float" office:value="227" calcext:value-type="float">
            <text:p>227</text:p>
          </table:table-cell>
          <table:table-cell office:value-type="float" office:value="11.9493389129639" calcext:value-type="float">
            <text:p>11.949</text:p>
          </table:table-cell>
          <table:table-cell office:value-type="float" office:value="3.5" calcext:value-type="float">
            <text:p>3.500</text:p>
          </table:table-cell>
          <table:table-cell office:value-type="float" office:value="0.816135108470917" calcext:value-type="float">
            <text:p>0.816</text:p>
          </table:table-cell>
          <table:table-cell office:value-type="float" office:value="0.943714797496796" calcext:value-type="float">
            <text:p>0.944</text:p>
          </table:table-cell>
          <table:table-cell office:value-type="float" office:value="0.973568260669708" calcext:value-type="float">
            <text:p>0.974</text:p>
          </table:table-cell>
          <table:table-cell office:value-type="float" office:value="0.87224668264389" calcext:value-type="float">
            <text:p>0.872</text:p>
          </table:table-cell>
          <table:table-cell table:formula="of:=[.E27]*[.$D27]/SUM([.$D$2:.$D$14])" office:value-type="float" office:value="0.0138939395952589" calcext:value-type="float">
            <text:p>0.014</text:p>
          </table:table-cell>
          <table:table-cell table:formula="of:=[.F27]*[.$D27]/SUM([.$D$2:.$D$14])" office:value-type="float" office:value="0.00406957982676754" calcext:value-type="float">
            <text:p>0.004</text:p>
          </table:table-cell>
          <table:table-cell table:formula="of:=[.G27]*[.$D27]/SUM([.$D$2:.$D$14])" office:value-type="float" office:value="0.00094895056381428" calcext:value-type="float">
            <text:p>0.001</text:p>
          </table:table-cell>
          <table:table-cell table:formula="of:=[.H27]*[.$D27]/SUM([.$D$2:.$D$14])" office:value-type="float" office:value="0.00109729220060428" calcext:value-type="float">
            <text:p>0.001</text:p>
          </table:table-cell>
          <table:table-cell table:formula="of:=[.I27]*[.$D27]/SUM([.$D$2:.$D$14])" office:value-type="float" office:value="0.00113200392960074" calcext:value-type="float">
            <text:p>0.001</text:p>
          </table:table-cell>
          <table:table-cell table:formula="of:=[.J27]*[.$D27]/SUM([.$D$2:.$D$14])" office:value-type="float" office:value="0.00101419357247214" calcext:value-type="float">
            <text:p>0.001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net ARES</text:p>
          </table:table-cell>
          <table:table-cell office:value-type="float" office:value="258" calcext:value-type="float">
            <text:p>258</text:p>
          </table:table-cell>
          <table:table-cell office:value-type="float" office:value="8.54329586029053" calcext:value-type="float">
            <text:p>8.543</text:p>
          </table:table-cell>
          <table:table-cell office:value-type="float" office:value="3.26732420921326" calcext:value-type="float">
            <text:p>3.267</text:p>
          </table:table-cell>
          <table:table-cell office:value-type="float" office:value="0.0832853019237518" calcext:value-type="float">
            <text:p>0.083</text:p>
          </table:table-cell>
          <table:table-cell office:value-type="float" office:value="0.984149873256683" calcext:value-type="float">
            <text:p>0.984</text:p>
          </table:table-cell>
          <table:table-cell office:value-type="float" office:value="0.00387596897780895" calcext:value-type="float">
            <text:p>0.004</text:p>
          </table:table-cell>
          <table:table-cell office:value-type="float" office:value="0.937984466552734" calcext:value-type="float">
            <text:p>0.938</text:p>
          </table:table-cell>
          <table:table-cell table:formula="of:=[.E28]*[.$D28]/SUM([.$D$2:.$D$14])" office:value-type="float" office:value="0.0112901788768828" calcext:value-type="float">
            <text:p>0.011</text:p>
          </table:table-cell>
          <table:table-cell table:formula="of:=[.F28]*[.$D28]/SUM([.$D$2:.$D$14])" office:value-type="float" office:value="0.00431785055487156" calcext:value-type="float">
            <text:p>0.004</text:p>
          </table:table-cell>
          <table:table-cell table:formula="of:=[.G28]*[.$D28]/SUM([.$D$2:.$D$14])" office:value-type="float" office:value="0.000110063606822388" calcext:value-type="float">
            <text:p>0.000</text:p>
          </table:table-cell>
          <table:table-cell table:formula="of:=[.H28]*[.$D28]/SUM([.$D$2:.$D$14])" office:value-type="float" office:value="0.0013005786399573" calcext:value-type="float">
            <text:p>0.001</text:p>
          </table:table-cell>
          <table:table-cell table:formula="of:=[.I28]*[.$D28]/SUM([.$D$2:.$D$14])" office:value-type="float" office:value="0.00000512218981951815" calcext:value-type="float">
            <text:p>0.000</text:p>
          </table:table-cell>
          <table:table-cell table:formula="of:=[.J28]*[.$D28]/SUM([.$D$2:.$D$14])" office:value-type="float" office:value="0.00123956990186194" calcext:value-type="float">
            <text:p>0.001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FTP</text:p>
          </table:table-cell>
          <table:table-cell office:value-type="float" office:value="94" calcext:value-type="float">
            <text:p>94</text:p>
          </table:table-cell>
          <table:table-cell office:value-type="float" office:value="9.18088626861572" calcext:value-type="float">
            <text:p>9.181</text:p>
          </table:table-cell>
          <table:table-cell office:value-type="float" office:value="2.5187509059906" calcext:value-type="float">
            <text:p>2.519</text:p>
          </table:table-cell>
          <table:table-cell office:value-type="float" office:value="0.0474474467337132" calcext:value-type="float">
            <text:p>0.047</text:p>
          </table:table-cell>
          <table:table-cell office:value-type="float" office:value="0.72972971200943" calcext:value-type="float">
            <text:p>0.730</text:p>
          </table:table-cell>
          <table:table-cell office:value-type="float" office:value="0" calcext:value-type="float">
            <text:p>0.000</text:p>
          </table:table-cell>
          <table:table-cell office:value-type="float" office:value="0.606382966041565" calcext:value-type="float">
            <text:p>0.606</text:p>
          </table:table-cell>
          <table:table-cell table:formula="of:=[.E29]*[.$D29]/SUM([.$D$2:.$D$14])" office:value-type="float" office:value="0.00442046678131772" calcext:value-type="float">
            <text:p>0.004</text:p>
          </table:table-cell>
          <table:table-cell table:formula="of:=[.F29]*[.$D29]/SUM([.$D$2:.$D$14])" office:value-type="float" office:value="0.00121274290788313" calcext:value-type="float">
            <text:p>0.001</text:p>
          </table:table-cell>
          <table:table-cell table:formula="of:=[.G29]*[.$D29]/SUM([.$D$2:.$D$14])" office:value-type="float" office:value="0.0000228452739755315" calcext:value-type="float">
            <text:p>0.000</text:p>
          </table:table-cell>
          <table:table-cell table:formula="of:=[.H29]*[.$D29]/SUM([.$D$2:.$D$14])" office:value-type="float" office:value="0.000351354526883232" calcext:value-type="float">
            <text:p>0.000</text:p>
          </table:table-cell>
          <table:table-cell table:formula="of:=[.I29]*[.$D29]/SUM([.$D$2:.$D$14])" office:value-type="float" office:value="0" calcext:value-type="float">
            <text:p>0.000</text:p>
          </table:table-cell>
          <table:table-cell table:formula="of:=[.J29]*[.$D29]/SUM([.$D$2:.$D$14])" office:value-type="float" office:value="0.000291964814694062" calcext:value-type="float">
            <text:p>0.00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SSH</text:p>
          </table:table-cell>
          <table:table-cell office:value-type="float" office:value="857" calcext:value-type="float">
            <text:p>857</text:p>
          </table:table-cell>
          <table:table-cell office:value-type="float" office:value="25.1633186340332" calcext:value-type="float">
            <text:p>25.163</text:p>
          </table:table-cell>
          <table:table-cell office:value-type="float" office:value="3.41098237037659" calcext:value-type="float">
            <text:p>3.411</text:p>
          </table:table-cell>
          <table:table-cell office:value-type="float" office:value="0.0093333050608635" calcext:value-type="float">
            <text:p>0.009</text:p>
          </table:table-cell>
          <table:table-cell office:value-type="float" office:value="0.993869721889496" calcext:value-type="float">
            <text:p>0.994</text:p>
          </table:table-cell>
          <table:table-cell office:value-type="float" office:value="0.00933488924056292" calcext:value-type="float">
            <text:p>0.009</text:p>
          </table:table-cell>
          <table:table-cell office:value-type="float" office:value="0.990665137767791" calcext:value-type="float">
            <text:p>0.991</text:p>
          </table:table-cell>
          <table:table-cell table:formula="of:=[.E30]*[.$D30]/SUM([.$D$2:.$D$14])" office:value-type="float" office:value="0.110459839825879" calcext:value-type="float">
            <text:p>0.110</text:p>
          </table:table-cell>
          <table:table-cell table:formula="of:=[.F30]*[.$D30]/SUM([.$D$2:.$D$14])" office:value-type="float" office:value="0.0149732462462684" calcext:value-type="float">
            <text:p>0.015</text:p>
          </table:table-cell>
          <table:table-cell table:formula="of:=[.G30]*[.$D30]/SUM([.$D$2:.$D$14])" office:value-type="float" office:value="0.0000409705650142142" calcext:value-type="float">
            <text:p>0.000</text:p>
          </table:table-cell>
          <table:table-cell table:formula="of:=[.H30]*[.$D30]/SUM([.$D$2:.$D$14])" office:value-type="float" office:value="0.00436280650753371" calcext:value-type="float">
            <text:p>0.004</text:p>
          </table:table-cell>
          <table:table-cell table:formula="of:=[.I30]*[.$D30]/SUM([.$D$2:.$D$14])" office:value-type="float" office:value="0.0000409775191142833" calcext:value-type="float">
            <text:p>0.000</text:p>
          </table:table-cell>
          <table:table-cell table:formula="of:=[.J30]*[.$D30]/SUM([.$D$2:.$D$14])" office:value-type="float" office:value="0.00434873929112477" calcext:value-type="float">
            <text:p>0.004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DoS LOIT</text:p>
          </table:table-cell>
          <table:table-cell office:value-type="float" office:value="31812" calcext:value-type="float">
            <text:p>31812</text:p>
          </table:table-cell>
          <table:table-cell office:value-type="float" office:value="3.33825588226318" calcext:value-type="float">
            <text:p>3.338</text:p>
          </table:table-cell>
          <table:table-cell office:value-type="float" office:value="1.89890456199646" calcext:value-type="float">
            <text:p>1.899</text:p>
          </table:table-cell>
          <table:table-cell office:value-type="float" office:value="0.653596580028534" calcext:value-type="float">
            <text:p>0.654</text:p>
          </table:table-cell>
          <table:table-cell office:value-type="float" office:value="0.981844007968903" calcext:value-type="float">
            <text:p>0.982</text:p>
          </table:table-cell>
          <table:table-cell office:value-type="float" office:value="0.979033052921295" calcext:value-type="float">
            <text:p>0.979</text:p>
          </table:table-cell>
          <table:table-cell office:value-type="float" office:value="1" calcext:value-type="float">
            <text:p>1.000</text:p>
          </table:table-cell>
          <table:table-cell table:formula="of:=[.E31]*[.$D31]/SUM([.$D$2:.$D$14])" office:value-type="float" office:value="0.543959125573334" calcext:value-type="float">
            <text:p>0.544</text:p>
          </table:table-cell>
          <table:table-cell table:formula="of:=[.F31]*[.$D31]/SUM([.$D$2:.$D$14])" office:value-type="float" office:value="0.309420997527167" calcext:value-type="float">
            <text:p>0.309</text:p>
          </table:table-cell>
          <table:table-cell table:formula="of:=[.G31]*[.$D31]/SUM([.$D$2:.$D$14])" office:value-type="float" office:value="0.10650166934148" calcext:value-type="float">
            <text:p>0.107</text:p>
          </table:table-cell>
          <table:table-cell table:formula="of:=[.H31]*[.$D31]/SUM([.$D$2:.$D$14])" office:value-type="float" office:value="0.159988636839336" calcext:value-type="float">
            <text:p>0.160</text:p>
          </table:table-cell>
          <table:table-cell table:formula="of:=[.I31]*[.$D31]/SUM([.$D$2:.$D$14])" office:value-type="float" office:value="0.159530599857256" calcext:value-type="float">
            <text:p>0.160</text:p>
          </table:table-cell>
          <table:table-cell table:formula="of:=[.J31]*[.$D31]/SUM([.$D$2:.$D$14])" office:value-type="float" office:value="0.162947103145537" calcext:value-type="float">
            <text:p>0.163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GoldenEye</text:p>
          </table:table-cell>
          <table:table-cell office:value-type="float" office:value="2443" calcext:value-type="float">
            <text:p>2443</text:p>
          </table:table-cell>
          <table:table-cell office:value-type="float" office:value="5.51539087295532" calcext:value-type="float">
            <text:p>5.515</text:p>
          </table:table-cell>
          <table:table-cell office:value-type="float" office:value="2.62676405906677" calcext:value-type="float">
            <text:p>2.627</text:p>
          </table:table-cell>
          <table:table-cell office:value-type="float" office:value="0.546486556529999" calcext:value-type="float">
            <text:p>0.546</text:p>
          </table:table-cell>
          <table:table-cell office:value-type="float" office:value="0.999301373958588" calcext:value-type="float">
            <text:p>0.999</text:p>
          </table:table-cell>
          <table:table-cell office:value-type="float" office:value="0.883340179920197" calcext:value-type="float">
            <text:p>0.883</text:p>
          </table:table-cell>
          <table:table-cell office:value-type="float" office:value="0.99918133020401" calcext:value-type="float">
            <text:p>0.999</text:p>
          </table:table-cell>
          <table:table-cell table:formula="of:=[.E32]*[.$D32]/SUM([.$D$2:.$D$14])" office:value-type="float" office:value="0.0690168976055292" calcext:value-type="float">
            <text:p>0.069</text:p>
          </table:table-cell>
          <table:table-cell table:formula="of:=[.F32]*[.$D32]/SUM([.$D$2:.$D$14])" office:value-type="float" office:value="0.0328700377315876" calcext:value-type="float">
            <text:p>0.033</text:p>
          </table:table-cell>
          <table:table-cell table:formula="of:=[.G32]*[.$D32]/SUM([.$D$2:.$D$14])" office:value-type="float" office:value="0.00683846486742639" calcext:value-type="float">
            <text:p>0.007</text:p>
          </table:table-cell>
          <table:table-cell table:formula="of:=[.H32]*[.$D32]/SUM([.$D$2:.$D$14])" office:value-type="float" office:value="0.0125047675119005" calcext:value-type="float">
            <text:p>0.013</text:p>
          </table:table-cell>
          <table:table-cell table:formula="of:=[.I32]*[.$D32]/SUM([.$D$2:.$D$14])" office:value-type="float" office:value="0.0110536859766994" calcext:value-type="float">
            <text:p>0.011</text:p>
          </table:table-cell>
          <table:table-cell table:formula="of:=[.J32]*[.$D32]/SUM([.$D$2:.$D$14])" office:value-type="float" office:value="0.0125032653432041" calcext:value-type="float">
            <text:p>0.013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Hulk</text:p>
          </table:table-cell>
          <table:table-cell office:value-type="float" office:value="77723" calcext:value-type="float">
            <text:p>77723</text:p>
          </table:table-cell>
          <table:table-cell office:value-type="float" office:value="3.23717594146729" calcext:value-type="float">
            <text:p>3.237</text:p>
          </table:table-cell>
          <table:table-cell office:value-type="float" office:value="1.90409255027771" calcext:value-type="float">
            <text:p>1.904</text:p>
          </table:table-cell>
          <table:table-cell office:value-type="float" office:value="0.576320588588715" calcext:value-type="float">
            <text:p>0.576</text:p>
          </table:table-cell>
          <table:table-cell office:value-type="float" office:value="0.99992835521698" calcext:value-type="float">
            <text:p>1.000</text:p>
          </table:table-cell>
          <table:table-cell office:value-type="float" office:value="0.663059830665588" calcext:value-type="float">
            <text:p>0.663</text:p>
          </table:table-cell>
          <table:table-cell office:value-type="float" office:value="0.999987125396728" calcext:value-type="float">
            <text:p>1.000</text:p>
          </table:table-cell>
          <table:table-cell table:formula="of:=[.E33]*[.$D33]/SUM([.$D$2:.$D$14])" office:value-type="float" office:value="1.28875846159465" calcext:value-type="float">
            <text:p>1.289</text:p>
          </table:table-cell>
          <table:table-cell table:formula="of:=[.F33]*[.$D33]/SUM([.$D$2:.$D$14])" office:value-type="float" office:value="0.758042018784271" calcext:value-type="float">
            <text:p>0.758</text:p>
          </table:table-cell>
          <table:table-cell table:formula="of:=[.G33]*[.$D33]/SUM([.$D$2:.$D$14])" office:value-type="float" office:value="0.229440119587155" calcext:value-type="float">
            <text:p>0.229</text:p>
          </table:table-cell>
          <table:table-cell table:formula="of:=[.H33]*[.$D33]/SUM([.$D$2:.$D$14])" office:value-type="float" office:value="0.398083438180441" calcext:value-type="float">
            <text:p>0.398</text:p>
          </table:table-cell>
          <table:table-cell table:formula="of:=[.I33]*[.$D33]/SUM([.$D$2:.$D$14])" office:value-type="float" office:value="0.263972049330896" calcext:value-type="float">
            <text:p>0.264</text:p>
          </table:table-cell>
          <table:table-cell table:formula="of:=[.J33]*[.$D33]/SUM([.$D$2:.$D$14])" office:value-type="float" office:value="0.398106835291939" calcext:value-type="float">
            <text:p>0.398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HTTPTest</text:p>
          </table:table-cell>
          <table:table-cell office:value-type="float" office:value="1418" calcext:value-type="float">
            <text:p>1418</text:p>
          </table:table-cell>
          <table:table-cell office:value-type="float" office:value="4.57513999938965" calcext:value-type="float">
            <text:p>4.575</text:p>
          </table:table-cell>
          <table:table-cell office:value-type="float" office:value="1.55356442928314" calcext:value-type="float">
            <text:p>1.554</text:p>
          </table:table-cell>
          <table:table-cell office:value-type="float" office:value="0.27953714132309" calcext:value-type="float">
            <text:p>0.280</text:p>
          </table:table-cell>
          <table:table-cell office:value-type="float" office:value="0.999314844608307" calcext:value-type="float">
            <text:p>0.999</text:p>
          </table:table-cell>
          <table:table-cell office:value-type="float" office:value="0.600846290588379" calcext:value-type="float">
            <text:p>0.601</text:p>
          </table:table-cell>
          <table:table-cell office:value-type="float" office:value="0.99858957529068" calcext:value-type="float">
            <text:p>0.999</text:p>
          </table:table-cell>
          <table:table-cell table:formula="of:=[.E34]*[.$D34]/SUM([.$D$2:.$D$14])" office:value-type="float" office:value="0.033230455102134" calcext:value-type="float">
            <text:p>0.033</text:p>
          </table:table-cell>
          <table:table-cell table:formula="of:=[.F34]*[.$D34]/SUM([.$D$2:.$D$14])" office:value-type="float" office:value="0.011283950441397" calcext:value-type="float">
            <text:p>0.011</text:p>
          </table:table-cell>
          <table:table-cell table:formula="of:=[.G34]*[.$D34]/SUM([.$D$2:.$D$14])" office:value-type="float" office:value="0.00203035238820125" calcext:value-type="float">
            <text:p>0.002</text:p>
          </table:table-cell>
          <table:table-cell table:formula="of:=[.H34]*[.$D34]/SUM([.$D$2:.$D$14])" office:value-type="float" office:value="0.00725828872582751" calcext:value-type="float">
            <text:p>0.007</text:p>
          </table:table-cell>
          <table:table-cell table:formula="of:=[.I34]*[.$D34]/SUM([.$D$2:.$D$14])" office:value-type="float" office:value="0.00436410594765287" calcext:value-type="float">
            <text:p>0.004</text:p>
          </table:table-cell>
          <table:table-cell table:formula="of:=[.J34]*[.$D34]/SUM([.$D$2:.$D$14])" office:value-type="float" office:value="0.00725302090243859" calcext:value-type="float">
            <text:p>0.007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loris</text:p>
          </table:table-cell>
          <table:table-cell office:value-type="float" office:value="1356" calcext:value-type="float">
            <text:p>1356</text:p>
          </table:table-cell>
          <table:table-cell office:value-type="float" office:value="3.5976414680481" calcext:value-type="float">
            <text:p>3.598</text:p>
          </table:table-cell>
          <table:table-cell office:value-type="float" office:value="1.73180592060089" calcext:value-type="float">
            <text:p>1.732</text:p>
          </table:table-cell>
          <table:table-cell office:value-type="float" office:value="0.667909801006317" calcext:value-type="float">
            <text:p>0.668</text:p>
          </table:table-cell>
          <table:table-cell office:value-type="float" office:value="0.99855637550354" calcext:value-type="float">
            <text:p>0.999</text:p>
          </table:table-cell>
          <table:table-cell office:value-type="float" office:value="0.548672556877136" calcext:value-type="float">
            <text:p>0.549</text:p>
          </table:table-cell>
          <table:table-cell office:value-type="float" office:value="0.997787594795227" calcext:value-type="float">
            <text:p>0.998</text:p>
          </table:table-cell>
          <table:table-cell table:formula="of:=[.E35]*[.$D35]/SUM([.$D$2:.$D$14])" office:value-type="float" office:value="0.024988100285681" calcext:value-type="float">
            <text:p>0.025</text:p>
          </table:table-cell>
          <table:table-cell table:formula="of:=[.F35]*[.$D35]/SUM([.$D$2:.$D$14])" office:value-type="float" office:value="0.0120285860621875" calcext:value-type="float">
            <text:p>0.012</text:p>
          </table:table-cell>
          <table:table-cell table:formula="of:=[.G35]*[.$D35]/SUM([.$D$2:.$D$14])" office:value-type="float" office:value="0.00463909403912619" calcext:value-type="float">
            <text:p>0.005</text:p>
          </table:table-cell>
          <table:table-cell table:formula="of:=[.H35]*[.$D35]/SUM([.$D$2:.$D$14])" office:value-type="float" office:value="0.00693566245374816" calcext:value-type="float">
            <text:p>0.007</text:p>
          </table:table-cell>
          <table:table-cell table:formula="of:=[.I35]*[.$D35]/SUM([.$D$2:.$D$14])" office:value-type="float" office:value="0.00381090917397209" calcext:value-type="float">
            <text:p>0.004</text:p>
          </table:table-cell>
          <table:table-cell table:formula="of:=[.J35]*[.$D35]/SUM([.$D$2:.$D$14])" office:value-type="float" office:value="0.00693032274171526" calcext:value-type="float">
            <text:p>0.007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filtration</text:p>
          </table:table-cell>
          <table:table-cell office:value-type="float" office:value="25574" calcext:value-type="float">
            <text:p>25574</text:p>
          </table:table-cell>
          <table:table-cell office:value-type="float" office:value="1.06831955909729" calcext:value-type="float">
            <text:p>1.068</text:p>
          </table:table-cell>
          <table:table-cell office:value-type="float" office:value="0.673169851303101" calcext:value-type="float">
            <text:p>0.673</text:p>
          </table:table-cell>
          <table:table-cell office:value-type="float" office:value="0.362330406904221" calcext:value-type="float">
            <text:p>0.362</text:p>
          </table:table-cell>
          <table:table-cell office:value-type="float" office:value="0.751830995082855" calcext:value-type="float">
            <text:p>0.752</text:p>
          </table:table-cell>
          <table:table-cell office:value-type="float" office:value="0.474622666835785" calcext:value-type="float">
            <text:p>0.475</text:p>
          </table:table-cell>
          <table:table-cell office:value-type="float" office:value="0.938961446285248" calcext:value-type="float">
            <text:p>0.939</text:p>
          </table:table-cell>
          <table:table-cell table:formula="of:=[.E36]*[.$D36]/SUM([.$D$2:.$D$14])" office:value-type="float" office:value="0.139944395578291" calcext:value-type="float">
            <text:p>0.140</text:p>
          </table:table-cell>
          <table:table-cell table:formula="of:=[.F36]*[.$D36]/SUM([.$D$2:.$D$14])" office:value-type="float" office:value="0.088181805865038" calcext:value-type="float">
            <text:p>0.088</text:p>
          </table:table-cell>
          <table:table-cell table:formula="of:=[.G36]*[.$D36]/SUM([.$D$2:.$D$14])" office:value-type="float" office:value="0.0474634292352496" calcext:value-type="float">
            <text:p>0.047</text:p>
          </table:table-cell>
          <table:table-cell table:formula="of:=[.H36]*[.$D36]/SUM([.$D$2:.$D$14])" office:value-type="float" office:value="0.0984860131857918" calcext:value-type="float">
            <text:p>0.098</text:p>
          </table:table-cell>
          <table:table-cell table:formula="of:=[.I36]*[.$D36]/SUM([.$D$2:.$D$14])" office:value-type="float" office:value="0.062173140679194" calcext:value-type="float">
            <text:p>0.062</text:p>
          </table:table-cell>
          <table:table-cell table:formula="of:=[.J36]*[.$D36]/SUM([.$D$2:.$D$14])" office:value-type="float" office:value="0.122999144734127" calcext:value-type="float">
            <text:p>0.123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Firewall</text:p>
          </table:table-cell>
          <table:table-cell office:value-type="float" office:value="53327" calcext:value-type="float">
            <text:p>53327</text:p>
          </table:table-cell>
          <table:table-cell office:value-type="float" office:value="0.0790164694190025" calcext:value-type="float">
            <text:p>0.079</text:p>
          </table:table-cell>
          <table:table-cell office:value-type="float" office:value="0.0708816722035408" calcext:value-type="float">
            <text:p>0.071</text:p>
          </table:table-cell>
          <table:table-cell office:value-type="float" office:value="0.941046416759491" calcext:value-type="float">
            <text:p>0.941</text:p>
          </table:table-cell>
          <table:table-cell office:value-type="float" office:value="0.981387495994568" calcext:value-type="float">
            <text:p>0.981</text:p>
          </table:table-cell>
          <table:table-cell office:value-type="float" office:value="0.983685553073883" calcext:value-type="float">
            <text:p>0.984</text:p>
          </table:table-cell>
          <table:table-cell office:value-type="float" office:value="0.996999621391296" calcext:value-type="float">
            <text:p>0.997</text:p>
          </table:table-cell>
          <table:table-cell table:formula="of:=[.E37]*[.$D37]/SUM([.$D$2:.$D$14])" office:value-type="float" office:value="0.0215834290228765" calcext:value-type="float">
            <text:p>0.022</text:p>
          </table:table-cell>
          <table:table-cell table:formula="of:=[.F37]*[.$D37]/SUM([.$D$2:.$D$14])" office:value-type="float" office:value="0.0193614008861297" calcext:value-type="float">
            <text:p>0.019</text:p>
          </table:table-cell>
          <table:table-cell table:formula="of:=[.G37]*[.$D37]/SUM([.$D$2:.$D$14])" office:value-type="float" office:value="0.257047786274239" calcext:value-type="float">
            <text:p>0.257</text:p>
          </table:table-cell>
          <table:table-cell table:formula="of:=[.H37]*[.$D37]/SUM([.$D$2:.$D$14])" office:value-type="float" office:value="0.268066993115276" calcext:value-type="float">
            <text:p>0.268</text:p>
          </table:table-cell>
          <table:table-cell table:formula="of:=[.I37]*[.$D37]/SUM([.$D$2:.$D$14])" office:value-type="float" office:value="0.268694709744817" calcext:value-type="float">
            <text:p>0.269</text:p>
          </table:table-cell>
          <table:table-cell table:formula="of:=[.J37]*[.$D37]/SUM([.$D$2:.$D$14])" office:value-type="float" office:value="0.27233146105309" calcext:value-type="float">
            <text:p>0.272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no Fw.</text:p>
          </table:table-cell>
          <table:table-cell office:value-type="float" office:value="137" calcext:value-type="float">
            <text:p>137</text:p>
          </table:table-cell>
          <table:table-cell office:value-type="float" office:value="2.01871967315674" calcext:value-type="float">
            <text:p>2.019</text:p>
          </table:table-cell>
          <table:table-cell office:value-type="float" office:value="1.46701979637146" calcext:value-type="float">
            <text:p>1.467</text:p>
          </table:table-cell>
          <table:table-cell office:value-type="float" office:value="0.356877326965332" calcext:value-type="float">
            <text:p>0.357</text:p>
          </table:table-cell>
          <table:table-cell office:value-type="float" office:value="0.868029713630676" calcext:value-type="float">
            <text:p>0.868</text:p>
          </table:table-cell>
          <table:table-cell office:value-type="float" office:value="0.474452555179596" calcext:value-type="float">
            <text:p>0.474</text:p>
          </table:table-cell>
          <table:table-cell office:value-type="float" office:value="0.912408769130707" calcext:value-type="float">
            <text:p>0.912</text:p>
          </table:table-cell>
          <table:table-cell table:formula="of:=[.E38]*[.$D38]/SUM([.$D$2:.$D$14])" office:value-type="float" office:value="0.00141661635936502" calcext:value-type="float">
            <text:p>0.001</text:p>
          </table:table-cell>
          <table:table-cell table:formula="of:=[.F38]*[.$D38]/SUM([.$D$2:.$D$14])" office:value-type="float" office:value="0.00102946648347781" calcext:value-type="float">
            <text:p>0.001</text:p>
          </table:table-cell>
          <table:table-cell table:formula="of:=[.G38]*[.$D38]/SUM([.$D$2:.$D$14])" office:value-type="float" office:value="0.000250435098239762" calcext:value-type="float">
            <text:p>0.000</text:p>
          </table:table-cell>
          <table:table-cell table:formula="of:=[.H38]*[.$D38]/SUM([.$D$2:.$D$14])" office:value-type="float" office:value="0.000609131178090359" calcext:value-type="float">
            <text:p>0.001</text:p>
          </table:table-cell>
          <table:table-cell table:formula="of:=[.I38]*[.$D38]/SUM([.$D$2:.$D$14])" office:value-type="float" office:value="0.000332942339814293" calcext:value-type="float">
            <text:p>0.000</text:p>
          </table:table-cell>
          <table:table-cell table:formula="of:=[.J38]*[.$D38]/SUM([.$D$2:.$D$14])" office:value-type="float" office:value="0.00064027373684702" calcext:value-type="float">
            <text:p>0.001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QL injection</text:p>
          </table:table-cell>
          <table:table-cell office:value-type="float" office:value="3" calcext:value-type="float">
            <text:p>3</text:p>
          </table:table-cell>
          <table:table-cell office:value-type="float" office:value="5.3837742805481" calcext:value-type="float">
            <text:p>5.384</text:p>
          </table:table-cell>
          <table:table-cell office:value-type="float" office:value="2.13704323768616" calcext:value-type="float">
            <text:p>2.137</text:p>
          </table:table-cell>
          <table:table-cell office:value-type="float" office:value="0" calcext:value-type="float">
            <text:p>0.000</text:p>
          </table:table-cell>
          <table:table-cell office:value-type="float" office:value="0.666666686534882" calcext:value-type="float">
            <text:p>0.667</text:p>
          </table:table-cell>
          <table:table-cell office:value-type="float" office:value="0" calcext:value-type="float">
            <text:p>0.000</text:p>
          </table:table-cell>
          <table:table-cell office:value-type="float" office:value="0.333333343267441" calcext:value-type="float">
            <text:p>0.333</text:p>
          </table:table-cell>
          <table:table-cell table:formula="of:=[.E39]*[.$D39]/SUM([.$D$2:.$D$14])" office:value-type="float" office:value="0.0000827301417394152" calcext:value-type="float">
            <text:p>0.000</text:p>
          </table:table-cell>
          <table:table-cell table:formula="of:=[.F39]*[.$D39]/SUM([.$D$2:.$D$14])" office:value-type="float" office:value="0.0000328390234701733" calcext:value-type="float">
            <text:p>0.000</text:p>
          </table:table-cell>
          <table:table-cell table:formula="of:=[.G39]*[.$D39]/SUM([.$D$2:.$D$14])" office:value-type="float" office:value="0" calcext:value-type="float">
            <text:p>0.000</text:p>
          </table:table-cell>
          <table:table-cell table:formula="of:=[.H39]*[.$D39]/SUM([.$D$2:.$D$14])" office:value-type="float" office:value="0.0000102443799825059" calcext:value-type="float">
            <text:p>0.000</text:p>
          </table:table-cell>
          <table:table-cell table:formula="of:=[.I39]*[.$D39]/SUM([.$D$2:.$D$14])" office:value-type="float" office:value="0" calcext:value-type="float">
            <text:p>0.000</text:p>
          </table:table-cell>
          <table:table-cell table:formula="of:=[.J39]*[.$D39]/SUM([.$D$2:.$D$14])" office:value-type="float" office:value="0.00000512218999125295" calcext:value-type="float">
            <text:p>0.00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XSS attack</text:p>
          </table:table-cell>
          <table:table-cell office:value-type="float" office:value="227" calcext:value-type="float">
            <text:p>227</text:p>
          </table:table-cell>
          <table:table-cell office:value-type="float" office:value="5.32075357437134" calcext:value-type="float">
            <text:p>5.321</text:p>
          </table:table-cell>
          <table:table-cell office:value-type="float" office:value="2.83765578269958" calcext:value-type="float">
            <text:p>2.838</text:p>
          </table:table-cell>
          <table:table-cell office:value-type="float" office:value="0.106316447257996" calcext:value-type="float">
            <text:p>0.106</text:p>
          </table:table-cell>
          <table:table-cell office:value-type="float" office:value="0.943714797496796" calcext:value-type="float">
            <text:p>0.944</text:p>
          </table:table-cell>
          <table:table-cell office:value-type="float" office:value="0.0220264308154583" calcext:value-type="float">
            <text:p>0.022</text:p>
          </table:table-cell>
          <table:table-cell office:value-type="float" office:value="0.87224668264389" calcext:value-type="float">
            <text:p>0.872</text:p>
          </table:table-cell>
          <table:table-cell table:formula="of:=[.E40]*[.$D40]/SUM([.$D$2:.$D$14])" office:value-type="float" office:value="0.00618663754556082" calcext:value-type="float">
            <text:p>0.006</text:p>
          </table:table-cell>
          <table:table-cell table:formula="of:=[.F40]*[.$D40]/SUM([.$D$2:.$D$14])" office:value-type="float" office:value="0.00329944763673842" calcext:value-type="float">
            <text:p>0.003</text:p>
          </table:table-cell>
          <table:table-cell table:formula="of:=[.G40]*[.$D40]/SUM([.$D$2:.$D$14])" office:value-type="float" office:value="0.000123618076861353" calcext:value-type="float">
            <text:p>0.000</text:p>
          </table:table-cell>
          <table:table-cell table:formula="of:=[.H40]*[.$D40]/SUM([.$D$2:.$D$14])" office:value-type="float" office:value="0.00109729220060428" calcext:value-type="float">
            <text:p>0.001</text:p>
          </table:table-cell>
          <table:table-cell table:formula="of:=[.I40]*[.$D40]/SUM([.$D$2:.$D$14])" office:value-type="float" office:value="0.0000256109481435086" calcext:value-type="float">
            <text:p>0.000</text:p>
          </table:table-cell>
          <table:table-cell table:formula="of:=[.J40]*[.$D40]/SUM([.$D$2:.$D$14])" office:value-type="float" office:value="0.00101419357247214" calcext:value-type="float">
            <text:p>0.001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</text:p>
          </table:table-cell>
          <table:table-cell office:value-type="float" office:value="161" calcext:value-type="float">
            <text:p>161</text:p>
          </table:table-cell>
          <table:table-cell office:value-type="float" office:value="0.181946158409119" calcext:value-type="float">
            <text:p>0.182</text:p>
          </table:table-cell>
          <table:table-cell office:value-type="float" office:value="0.151777282357216" calcext:value-type="float">
            <text:p>0.152</text:p>
          </table:table-cell>
          <table:table-cell office:value-type="float" office:value="0.400159746408462" calcext:value-type="float">
            <text:p>0.400</text:p>
          </table:table-cell>
          <table:table-cell office:value-type="float" office:value="0.515974462032318" calcext:value-type="float">
            <text:p>0.516</text:p>
          </table:table-cell>
          <table:table-cell office:value-type="float" office:value="0.0310559011995792" calcext:value-type="float">
            <text:p>0.031</text:p>
          </table:table-cell>
          <table:table-cell office:value-type="float" office:value="0.298136651515961" calcext:value-type="float">
            <text:p>0.298</text:p>
          </table:table-cell>
          <table:table-cell table:formula="of:=[.E41]*[.$D41]/SUM([.$D$41:.$D$49])" office:value-type="float" office:value="0.00120207359776224" calcext:value-type="float">
            <text:p>0.001</text:p>
          </table:table-cell>
          <table:table-cell table:formula="of:=[.F41]*[.$D41]/SUM([.$D$41:.$D$49])" office:value-type="float" office:value="0.00100275524065459" calcext:value-type="float">
            <text:p>0.001</text:p>
          </table:table-cell>
          <table:table-cell table:formula="of:=[.G41]*[.$D41]/SUM([.$D$41:.$D$49])" office:value-type="float" office:value="0.00264375719856221" calcext:value-type="float">
            <text:p>0.003</text:p>
          </table:table-cell>
          <table:table-cell table:formula="of:=[.H41]*[.$D41]/SUM([.$D$41:.$D$49])" office:value-type="float" office:value="0.00340891659022542" calcext:value-type="float">
            <text:p>0.003</text:p>
          </table:table-cell>
          <table:table-cell table:formula="of:=[.I41]*[.$D41]/SUM([.$D$41:.$D$49])" office:value-type="float" office:value="0.000205178714478734" calcext:value-type="float">
            <text:p>0.000</text:p>
          </table:table-cell>
          <table:table-cell table:formula="of:=[.J41]*[.$D41]/SUM([.$D$41:.$D$49])" office:value-type="float" office:value="0.00196971565899584" calcext:value-type="float">
            <text:p>0.002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ckdoors</text:p>
          </table:table-cell>
          <table:table-cell office:value-type="float" office:value="137" calcext:value-type="float">
            <text:p>137</text:p>
          </table:table-cell>
          <table:table-cell office:value-type="float" office:value="2.06381487846375" calcext:value-type="float">
            <text:p>2.064</text:p>
          </table:table-cell>
          <table:table-cell office:value-type="float" office:value="1.13102626800537" calcext:value-type="float">
            <text:p>1.131</text:p>
          </table:table-cell>
          <table:table-cell office:value-type="float" office:value="0.0855432003736496" calcext:value-type="float">
            <text:p>0.086</text:p>
          </table:table-cell>
          <table:table-cell office:value-type="float" office:value="0.828058183193207" calcext:value-type="float">
            <text:p>0.828</text:p>
          </table:table-cell>
          <table:table-cell office:value-type="float" office:value="0.131386861205101" calcext:value-type="float">
            <text:p>0.131</text:p>
          </table:table-cell>
          <table:table-cell office:value-type="float" office:value="0.788321197032928" calcext:value-type="float">
            <text:p>0.788</text:p>
          </table:table-cell>
          <table:table-cell table:formula="of:=[.E42]*[.$D42]/SUM([.$D$41:.$D$49])" office:value-type="float" office:value="0.0116025539968621" calcext:value-type="float">
            <text:p>0.012</text:p>
          </table:table-cell>
          <table:table-cell table:formula="of:=[.F42]*[.$D42]/SUM([.$D$41:.$D$49])" office:value-type="float" office:value="0.00635851281204546" calcext:value-type="float">
            <text:p>0.006</text:p>
          </table:table-cell>
          <table:table-cell table:formula="of:=[.G42]*[.$D42]/SUM([.$D$41:.$D$49])" office:value-type="float" office:value="0.000480915033492962" calcext:value-type="float">
            <text:p>0.000</text:p>
          </table:table-cell>
          <table:table-cell table:formula="of:=[.H42]*[.$D42]/SUM([.$D$41:.$D$49])" office:value-type="float" office:value="0.00465525754431734" calcext:value-type="float">
            <text:p>0.005</text:p>
          </table:table-cell>
          <table:table-cell table:formula="of:=[.I42]*[.$D42]/SUM([.$D$41:.$D$49])" office:value-type="float" office:value="0.000738643357753656" calcext:value-type="float">
            <text:p>0.001</text:p>
          </table:table-cell>
          <table:table-cell table:formula="of:=[.J42]*[.$D42]/SUM([.$D$41:.$D$49])" office:value-type="float" office:value="0.00443186031406751" calcext:value-type="float">
            <text:p>0.004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S</text:p>
          </table:table-cell>
          <table:table-cell office:value-type="float" office:value="1337" calcext:value-type="float">
            <text:p>1337</text:p>
          </table:table-cell>
          <table:table-cell office:value-type="float" office:value="3.33345055580139" calcext:value-type="float">
            <text:p>3.333</text:p>
          </table:table-cell>
          <table:table-cell office:value-type="float" office:value="1.12548446655273" calcext:value-type="float">
            <text:p>1.125</text:p>
          </table:table-cell>
          <table:table-cell office:value-type="float" office:value="0.612541258335114" calcext:value-type="float">
            <text:p>0.613</text:p>
          </table:table-cell>
          <table:table-cell office:value-type="float" office:value="0.907116651535034" calcext:value-type="float">
            <text:p>0.907</text:p>
          </table:table-cell>
          <table:table-cell office:value-type="float" office:value="0.36873596906662" calcext:value-type="float">
            <text:p>0.369</text:p>
          </table:table-cell>
          <table:table-cell office:value-type="float" office:value="0.796559453010559" calcext:value-type="float">
            <text:p>0.797</text:p>
          </table:table-cell>
          <table:table-cell table:formula="of:=[.E43]*[.$D43]/SUM([.$D$41:.$D$49])" office:value-type="float" office:value="0.182889055484692" calcext:value-type="float">
            <text:p>0.183</text:p>
          </table:table-cell>
          <table:table-cell table:formula="of:=[.F43]*[.$D43]/SUM([.$D$41:.$D$49])" office:value-type="float" office:value="0.0617494657877224" calcext:value-type="float">
            <text:p>0.062</text:p>
          </table:table-cell>
          <table:table-cell table:formula="of:=[.G43]*[.$D43]/SUM([.$D$41:.$D$49])" office:value-type="float" office:value="0.0336069458079546" calcext:value-type="float">
            <text:p>0.034</text:p>
          </table:table-cell>
          <table:table-cell table:formula="of:=[.H43]*[.$D43]/SUM([.$D$41:.$D$49])" office:value-type="float" office:value="0.0497687620789668" calcext:value-type="float">
            <text:p>0.050</text:p>
          </table:table-cell>
          <table:table-cell table:formula="of:=[.I43]*[.$D43]/SUM([.$D$41:.$D$49])" office:value-type="float" office:value="0.0202306204867689" calcext:value-type="float">
            <text:p>0.020</text:p>
          </table:table-cell>
          <table:table-cell table:formula="of:=[.J43]*[.$D43]/SUM([.$D$41:.$D$49])" office:value-type="float" office:value="0.0437030649052123" calcext:value-type="float">
            <text:p>0.044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xploits</text:p>
          </table:table-cell>
          <table:table-cell office:value-type="float" office:value="9720" calcext:value-type="float">
            <text:p>9720</text:p>
          </table:table-cell>
          <table:table-cell office:value-type="float" office:value="5.38707971572876" calcext:value-type="float">
            <text:p>5.387</text:p>
          </table:table-cell>
          <table:table-cell office:value-type="float" office:value="1.58716142177582" calcext:value-type="float">
            <text:p>1.587</text:p>
          </table:table-cell>
          <table:table-cell office:value-type="float" office:value="0.697394967079163" calcext:value-type="float">
            <text:p>0.697</text:p>
          </table:table-cell>
          <table:table-cell office:value-type="float" office:value="0.960735976696014" calcext:value-type="float">
            <text:p>0.961</text:p>
          </table:table-cell>
          <table:table-cell office:value-type="float" office:value="0.507510304450989" calcext:value-type="float">
            <text:p>0.508</text:p>
          </table:table-cell>
          <table:table-cell office:value-type="float" office:value="0.922222197055817" calcext:value-type="float">
            <text:p>0.922</text:p>
          </table:table-cell>
          <table:table-cell table:formula="of:=[.E44]*[.$D44]/SUM([.$D$41:.$D$49])" office:value-type="float" office:value="2.14873055262356" calcext:value-type="float">
            <text:p>2.149</text:p>
          </table:table-cell>
          <table:table-cell table:formula="of:=[.F44]*[.$D44]/SUM([.$D$41:.$D$49])" office:value-type="float" office:value="0.63306697113796" calcext:value-type="float">
            <text:p>0.633</text:p>
          </table:table-cell>
          <table:table-cell table:formula="of:=[.G44]*[.$D44]/SUM([.$D$41:.$D$49])" office:value-type="float" office:value="0.27816812671876" calcext:value-type="float">
            <text:p>0.278</text:p>
          </table:table-cell>
          <table:table-cell table:formula="of:=[.H44]*[.$D44]/SUM([.$D$41:.$D$49])" office:value-type="float" office:value="0.383206274097635" calcext:value-type="float">
            <text:p>0.383</text:p>
          </table:table-cell>
          <table:table-cell table:formula="of:=[.I44]*[.$D44]/SUM([.$D$41:.$D$49])" office:value-type="float" office:value="0.202429322469679" calcext:value-type="float">
            <text:p>0.202</text:p>
          </table:table-cell>
          <table:table-cell table:formula="of:=[.J44]*[.$D44]/SUM([.$D$41:.$D$49])" office:value-type="float" office:value="0.367844382427779" calcext:value-type="float">
            <text:p>0.368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zzers</text:p>
          </table:table-cell>
          <table:table-cell office:value-type="float" office:value="6942" calcext:value-type="float">
            <text:p>6942</text:p>
          </table:table-cell>
          <table:table-cell office:value-type="float" office:value="0.645945310592651" calcext:value-type="float">
            <text:p>0.646</text:p>
          </table:table-cell>
          <table:table-cell office:value-type="float" office:value="0.333673983812332" calcext:value-type="float">
            <text:p>0.334</text:p>
          </table:table-cell>
          <table:table-cell office:value-type="float" office:value="0.371682375669479" calcext:value-type="float">
            <text:p>0.372</text:p>
          </table:table-cell>
          <table:table-cell office:value-type="float" office:value="0.602612316608429" calcext:value-type="float">
            <text:p>0.603</text:p>
          </table:table-cell>
          <table:table-cell office:value-type="float" office:value="0.2457505017519" calcext:value-type="float">
            <text:p>0.246</text:p>
          </table:table-cell>
          <table:table-cell office:value-type="float" office:value="0.517718255519867" calcext:value-type="float">
            <text:p>0.518</text:p>
          </table:table-cell>
          <table:table-cell table:formula="of:=[.E45]*[.$D45]/SUM([.$D$41:.$D$49])" office:value-type="float" office:value="0.184010519353859" calcext:value-type="float">
            <text:p>0.184</text:p>
          </table:table-cell>
          <table:table-cell table:formula="of:=[.F45]*[.$D45]/SUM([.$D$41:.$D$49])" office:value-type="float" office:value="0.0950537484355209" calcext:value-type="float">
            <text:p>0.095</text:p>
          </table:table-cell>
          <table:table-cell table:formula="of:=[.G45]*[.$D45]/SUM([.$D$41:.$D$49])" office:value-type="float" office:value="0.105881203656183" calcext:value-type="float">
            <text:p>0.106</text:p>
          </table:table-cell>
          <table:table-cell table:formula="of:=[.H45]*[.$D45]/SUM([.$D$41:.$D$49])" office:value-type="float" office:value="0.171666244076315" calcext:value-type="float">
            <text:p>0.172</text:p>
          </table:table-cell>
          <table:table-cell table:formula="of:=[.I45]*[.$D45]/SUM([.$D$41:.$D$49])" office:value-type="float" office:value="0.0700069753851897" calcext:value-type="float">
            <text:p>0.070</text:p>
          </table:table-cell>
          <table:table-cell table:formula="of:=[.J45]*[.$D45]/SUM([.$D$41:.$D$49])" office:value-type="float" office:value="0.147482462547454" calcext:value-type="float">
            <text:p>0.14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neric</text:p>
          </table:table-cell>
          <table:table-cell office:value-type="float" office:value="1479" calcext:value-type="float">
            <text:p>1479</text:p>
          </table:table-cell>
          <table:table-cell office:value-type="float" office:value="3.69918775558472" calcext:value-type="float">
            <text:p>3.699</text:p>
          </table:table-cell>
          <table:table-cell office:value-type="float" office:value="1.6695681810379" calcext:value-type="float">
            <text:p>1.670</text:p>
          </table:table-cell>
          <table:table-cell office:value-type="float" office:value="0.576392352581024" calcext:value-type="float">
            <text:p>0.576</text:p>
          </table:table-cell>
          <table:table-cell office:value-type="float" office:value="0.925788223743439" calcext:value-type="float">
            <text:p>0.926</text:p>
          </table:table-cell>
          <table:table-cell office:value-type="float" office:value="0.58147394657135" calcext:value-type="float">
            <text:p>0.581</text:p>
          </table:table-cell>
          <table:table-cell office:value-type="float" office:value="0.918864071369171" calcext:value-type="float">
            <text:p>0.919</text:p>
          </table:table-cell>
          <table:table-cell table:formula="of:=[.E46]*[.$D46]/SUM([.$D$41:.$D$49])" office:value-type="float" office:value="0.224510595039181" calcext:value-type="float">
            <text:p>0.225</text:p>
          </table:table-cell>
          <table:table-cell table:formula="of:=[.F46]*[.$D46]/SUM([.$D$41:.$D$49])" office:value-type="float" office:value="0.101329202665479" calcext:value-type="float">
            <text:p>0.101</text:p>
          </table:table-cell>
          <table:table-cell table:formula="of:=[.G46]*[.$D46]/SUM([.$D$41:.$D$49])" office:value-type="float" office:value="0.0349823254736483" calcext:value-type="float">
            <text:p>0.035</text:p>
          </table:table-cell>
          <table:table-cell table:formula="of:=[.H46]*[.$D46]/SUM([.$D$41:.$D$49])" office:value-type="float" office:value="0.0561878116835548" calcext:value-type="float">
            <text:p>0.056</text:p>
          </table:table-cell>
          <table:table-cell table:formula="of:=[.I46]*[.$D46]/SUM([.$D$41:.$D$49])" office:value-type="float" office:value="0.0352907368779608" calcext:value-type="float">
            <text:p>0.035</text:p>
          </table:table-cell>
          <table:table-cell table:formula="of:=[.J46]*[.$D46]/SUM([.$D$41:.$D$49])" office:value-type="float" office:value="0.0557675719789488" calcext:value-type="float">
            <text:p>0.056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onnaissance</text:p>
          </table:table-cell>
          <table:table-cell office:value-type="float" office:value="3981" calcext:value-type="float">
            <text:p>3981</text:p>
          </table:table-cell>
          <table:table-cell office:value-type="float" office:value="0.580475568771362" calcext:value-type="float">
            <text:p>0.580</text:p>
          </table:table-cell>
          <table:table-cell office:value-type="float" office:value="0.324123710393906" calcext:value-type="float">
            <text:p>0.324</text:p>
          </table:table-cell>
          <table:table-cell office:value-type="float" office:value="0.609511315822601" calcext:value-type="float">
            <text:p>0.610</text:p>
          </table:table-cell>
          <table:table-cell office:value-type="float" office:value="0.851139664649963" calcext:value-type="float">
            <text:p>0.851</text:p>
          </table:table-cell>
          <table:table-cell office:value-type="float" office:value="0.058528009802103" calcext:value-type="float">
            <text:p>0.059</text:p>
          </table:table-cell>
          <table:table-cell office:value-type="float" office:value="0.56342625617981" calcext:value-type="float">
            <text:p>0.563</text:p>
          </table:table-cell>
          <table:table-cell table:formula="of:=[.E47]*[.$D47]/SUM([.$D$41:.$D$49])" office:value-type="float" office:value="0.0948283983453894" calcext:value-type="float">
            <text:p>0.095</text:p>
          </table:table-cell>
          <table:table-cell table:formula="of:=[.F47]*[.$D47]/SUM([.$D$41:.$D$49])" office:value-type="float" office:value="0.0529499155106134" calcext:value-type="float">
            <text:p>0.053</text:p>
          </table:table-cell>
          <table:table-cell table:formula="of:=[.G47]*[.$D47]/SUM([.$D$41:.$D$49])" office:value-type="float" office:value="0.0995717734945946" calcext:value-type="float">
            <text:p>0.100</text:p>
          </table:table-cell>
          <table:table-cell table:formula="of:=[.H47]*[.$D47]/SUM([.$D$41:.$D$49])" office:value-type="float" office:value="0.139044975377385" calcext:value-type="float">
            <text:p>0.139</text:p>
          </table:table-cell>
          <table:table-cell table:formula="of:=[.I47]*[.$D47]/SUM([.$D$41:.$D$49])" office:value-type="float" office:value="0.00956132820477542" calcext:value-type="float">
            <text:p>0.010</text:p>
          </table:table-cell>
          <table:table-cell table:formula="of:=[.J47]*[.$D47]/SUM([.$D$41:.$D$49])" office:value-type="float" office:value="0.0920431665579967" calcext:value-type="float">
            <text:p>0.092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hellcode</text:p>
          </table:table-cell>
          <table:table-cell office:value-type="float" office:value="551" calcext:value-type="float">
            <text:p>551</text:p>
          </table:table-cell>
          <table:table-cell office:value-type="float" office:value="1.15798783302307" calcext:value-type="float">
            <text:p>1.158</text:p>
          </table:table-cell>
          <table:table-cell office:value-type="float" office:value="0.80828058719635" calcext:value-type="float">
            <text:p>0.808</text:p>
          </table:table-cell>
          <table:table-cell office:value-type="float" office:value="0.565126061439514" calcext:value-type="float">
            <text:p>0.565</text:p>
          </table:table-cell>
          <table:table-cell office:value-type="float" office:value="0.761764705181122" calcext:value-type="float">
            <text:p>0.762</text:p>
          </table:table-cell>
          <table:table-cell office:value-type="float" office:value="0.310344815254211" calcext:value-type="float">
            <text:p>0.310</text:p>
          </table:table-cell>
          <table:table-cell office:value-type="float" office:value="0.462794929742813" calcext:value-type="float">
            <text:p>0.463</text:p>
          </table:table-cell>
          <table:table-cell table:formula="of:=[.E48]*[.$D48]/SUM([.$D$41:.$D$49])" office:value-type="float" office:value="0.0261829084490834" calcext:value-type="float">
            <text:p>0.026</text:p>
          </table:table-cell>
          <table:table-cell table:formula="of:=[.F48]*[.$D48]/SUM([.$D$41:.$D$49])" office:value-type="float" office:value="0.0182757849540477" calcext:value-type="float">
            <text:p>0.018</text:p>
          </table:table-cell>
          <table:table-cell table:formula="of:=[.G48]*[.$D48]/SUM([.$D$41:.$D$49])" office:value-type="float" office:value="0.0127778923982589" calcext:value-type="float">
            <text:p>0.013</text:p>
          </table:table-cell>
          <table:table-cell table:formula="of:=[.H48]*[.$D48]/SUM([.$D$41:.$D$49])" office:value-type="float" office:value="0.0172240285836431" calcext:value-type="float">
            <text:p>0.017</text:p>
          </table:table-cell>
          <table:table-cell table:formula="of:=[.I48]*[.$D48]/SUM([.$D$41:.$D$49])" office:value-type="float" office:value="0.00701711162563382" calcext:value-type="float">
            <text:p>0.007</text:p>
          </table:table-cell>
          <table:table-cell table:formula="of:=[.J48]*[.$D48]/SUM([.$D$41:.$D$49])" office:value-type="float" office:value="0.0104641145015507" calcext:value-type="float">
            <text:p>0.010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ms</text:p>
          </table:table-cell>
          <table:table-cell office:value-type="float" office:value="61" calcext:value-type="float">
            <text:p>61</text:p>
          </table:table-cell>
          <table:table-cell office:value-type="float" office:value="3.63389372825623" calcext:value-type="float">
            <text:p>3.634</text:p>
          </table:table-cell>
          <table:table-cell office:value-type="float" office:value="1.93723714351654" calcext:value-type="float">
            <text:p>1.937</text:p>
          </table:table-cell>
          <table:table-cell office:value-type="float" office:value="0.231449961662292" calcext:value-type="float">
            <text:p>0.231</text:p>
          </table:table-cell>
          <table:table-cell office:value-type="float" office:value="0.980258703231812" calcext:value-type="float">
            <text:p>0.980</text:p>
          </table:table-cell>
          <table:table-cell office:value-type="float" office:value="0.0491803288459778" calcext:value-type="float">
            <text:p>0.049</text:p>
          </table:table-cell>
          <table:table-cell office:value-type="float" office:value="0.901639342308044" calcext:value-type="float">
            <text:p>0.902</text:p>
          </table:table-cell>
          <table:table-cell table:formula="of:=[.E49]*[.$D49]/SUM([.$D$41:.$D$49])" office:value-type="float" office:value="0.0090962910839029" calcext:value-type="float">
            <text:p>0.009</text:p>
          </table:table-cell>
          <table:table-cell table:formula="of:=[.F49]*[.$D49]/SUM([.$D$41:.$D$49])" office:value-type="float" office:value="0.00484925379599118" calcext:value-type="float">
            <text:p>0.005</text:p>
          </table:table-cell>
          <table:table-cell table:formula="of:=[.G49]*[.$D49]/SUM([.$D$41:.$D$49])" office:value-type="float" office:value="0.000579360977528821" calcext:value-type="float">
            <text:p>0.001</text:p>
          </table:table-cell>
          <table:table-cell table:formula="of:=[.H49]*[.$D49]/SUM([.$D$41:.$D$49])" office:value-type="float" office:value="0.00245376424544054" calcext:value-type="float">
            <text:p>0.002</text:p>
          </table:table-cell>
          <table:table-cell table:formula="of:=[.I49]*[.$D49]/SUM([.$D$41:.$D$49])" office:value-type="float" office:value="0.00012310722884011" calcext:value-type="float">
            <text:p>0.000</text:p>
          </table:table-cell>
          <table:table-cell table:formula="of:=[.J49]*[.$D49]/SUM([.$D$41:.$D$49])" office:value-type="float" office:value="0.00225696581233496" calcext:value-type="float">
            <text:p>0.002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</text:p>
          </table:table-cell>
          <table:table-cell office:value-type="float" office:value="161" calcext:value-type="float">
            <text:p>161</text:p>
          </table:table-cell>
          <table:table-cell office:value-type="float" office:value="2.29813671112061" calcext:value-type="float">
            <text:p>2.298</text:p>
          </table:table-cell>
          <table:table-cell office:value-type="float" office:value="0.5" calcext:value-type="float">
            <text:p>0.500</text:p>
          </table:table-cell>
          <table:table-cell office:value-type="float" office:value="0.480031937360764" calcext:value-type="float">
            <text:p>0.480</text:p>
          </table:table-cell>
          <table:table-cell office:value-type="float" office:value="0.515974462032318" calcext:value-type="float">
            <text:p>0.516</text:p>
          </table:table-cell>
          <table:table-cell office:value-type="float" office:value="0.0931676998734474" calcext:value-type="float">
            <text:p>0.093</text:p>
          </table:table-cell>
          <table:table-cell office:value-type="float" office:value="0.298136651515961" calcext:value-type="float">
            <text:p>0.298</text:p>
          </table:table-cell>
          <table:table-cell table:formula="of:=[.E50]*[.$D50]/SUM([.$D$41:.$D$49])" office:value-type="float" office:value="0.0151832250190988" calcext:value-type="float">
            <text:p>0.015</text:p>
          </table:table-cell>
          <table:table-cell table:formula="of:=[.F50]*[.$D50]/SUM([.$D$41:.$D$49])" office:value-type="float" office:value="0.00330337724157741" calcext:value-type="float">
            <text:p>0.003</text:p>
          </table:table-cell>
          <table:table-cell table:formula="of:=[.G50]*[.$D50]/SUM([.$D$41:.$D$49])" office:value-type="float" office:value="0.00317145315421572" calcext:value-type="float">
            <text:p>0.003</text:p>
          </table:table-cell>
          <table:table-cell table:formula="of:=[.H50]*[.$D50]/SUM([.$D$41:.$D$49])" office:value-type="float" office:value="0.00340891659022542" calcext:value-type="float">
            <text:p>0.003</text:p>
          </table:table-cell>
          <table:table-cell table:formula="of:=[.I50]*[.$D50]/SUM([.$D$41:.$D$49])" office:value-type="float" office:value="0.000615536118824122" calcext:value-type="float">
            <text:p>0.001</text:p>
          </table:table-cell>
          <table:table-cell table:formula="of:=[.J50]*[.$D50]/SUM([.$D$41:.$D$49])" office:value-type="float" office:value="0.00196971565899584" calcext:value-type="float">
            <text:p>0.002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ckdoors</text:p>
          </table:table-cell>
          <table:table-cell office:value-type="float" office:value="137" calcext:value-type="float">
            <text:p>137</text:p>
          </table:table-cell>
          <table:table-cell office:value-type="float" office:value="5.24817514419556" calcext:value-type="float">
            <text:p>5.248</text:p>
          </table:table-cell>
          <table:table-cell office:value-type="float" office:value="0.489051103591919" calcext:value-type="float">
            <text:p>0.489</text:p>
          </table:table-cell>
          <table:table-cell office:value-type="float" office:value="0.299401193857193" calcext:value-type="float">
            <text:p>0.299</text:p>
          </table:table-cell>
          <table:table-cell office:value-type="float" office:value="0.828058183193207" calcext:value-type="float">
            <text:p>0.828</text:p>
          </table:table-cell>
          <table:table-cell office:value-type="float" office:value="0.328467160463333" calcext:value-type="float">
            <text:p>0.328</text:p>
          </table:table-cell>
          <table:table-cell office:value-type="float" office:value="0.788321197032928" calcext:value-type="float">
            <text:p>0.788</text:p>
          </table:table-cell>
          <table:table-cell table:formula="of:=[.E51]*[.$D51]/SUM([.$D$41:.$D$49])" office:value-type="float" office:value="0.029504698377233" calcext:value-type="float">
            <text:p>0.030</text:p>
          </table:table-cell>
          <table:table-cell table:formula="of:=[.F51]*[.$D51]/SUM([.$D$41:.$D$49])" office:value-type="float" office:value="0.00274939477172198" calcext:value-type="float">
            <text:p>0.003</text:p>
          </table:table-cell>
          <table:table-cell table:formula="of:=[.G51]*[.$D51]/SUM([.$D$41:.$D$49])" office:value-type="float" office:value="0.00168320257533897" calcext:value-type="float">
            <text:p>0.002</text:p>
          </table:table-cell>
          <table:table-cell table:formula="of:=[.H51]*[.$D51]/SUM([.$D$41:.$D$49])" office:value-type="float" office:value="0.00465525754431734" calcext:value-type="float">
            <text:p>0.005</text:p>
          </table:table-cell>
          <table:table-cell table:formula="of:=[.I51]*[.$D51]/SUM([.$D$41:.$D$49])" office:value-type="float" office:value="0.00184660843627053" calcext:value-type="float">
            <text:p>0.002</text:p>
          </table:table-cell>
          <table:table-cell table:formula="of:=[.J51]*[.$D51]/SUM([.$D$41:.$D$49])" office:value-type="float" office:value="0.00443186031406751" calcext:value-type="float">
            <text:p>0.004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S</text:p>
          </table:table-cell>
          <table:table-cell office:value-type="float" office:value="1337" calcext:value-type="float">
            <text:p>1337</text:p>
          </table:table-cell>
          <table:table-cell office:value-type="float" office:value="6.53889322280884" calcext:value-type="float">
            <text:p>6.539</text:p>
          </table:table-cell>
          <table:table-cell office:value-type="float" office:value="0.458115190267563" calcext:value-type="float">
            <text:p>0.458</text:p>
          </table:table-cell>
          <table:table-cell office:value-type="float" office:value="0.69474732875824" calcext:value-type="float">
            <text:p>0.695</text:p>
          </table:table-cell>
          <table:table-cell office:value-type="float" office:value="0.907116651535034" calcext:value-type="float">
            <text:p>0.907</text:p>
          </table:table-cell>
          <table:table-cell office:value-type="float" office:value="0.442034393548966" calcext:value-type="float">
            <text:p>0.442</text:p>
          </table:table-cell>
          <table:table-cell office:value-type="float" office:value="0.796559453010559" calcext:value-type="float">
            <text:p>0.797</text:p>
          </table:table-cell>
          <table:table-cell table:formula="of:=[.E52]*[.$D52]/SUM([.$D$41:.$D$49])" office:value-type="float" office:value="0.358754985386984" calcext:value-type="float">
            <text:p>0.359</text:p>
          </table:table-cell>
          <table:table-cell table:formula="of:=[.F52]*[.$D52]/SUM([.$D$41:.$D$49])" office:value-type="float" office:value="0.0251343924407129" calcext:value-type="float">
            <text:p>0.025</text:p>
          </table:table-cell>
          <table:table-cell table:formula="of:=[.G52]*[.$D52]/SUM([.$D$41:.$D$49])" office:value-type="float" office:value="0.0381171643707073" calcext:value-type="float">
            <text:p>0.038</text:p>
          </table:table-cell>
          <table:table-cell table:formula="of:=[.H52]*[.$D52]/SUM([.$D$41:.$D$49])" office:value-type="float" office:value="0.0497687620789668" calcext:value-type="float">
            <text:p>0.050</text:p>
          </table:table-cell>
          <table:table-cell table:formula="of:=[.I52]*[.$D52]/SUM([.$D$41:.$D$49])" office:value-type="float" office:value="0.0242521229502633" calcext:value-type="float">
            <text:p>0.024</text:p>
          </table:table-cell>
          <table:table-cell table:formula="of:=[.J52]*[.$D52]/SUM([.$D$41:.$D$49])" office:value-type="float" office:value="0.0437030649052123" calcext:value-type="float">
            <text:p>0.044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xploits</text:p>
          </table:table-cell>
          <table:table-cell office:value-type="float" office:value="9720" calcext:value-type="float">
            <text:p>9720</text:p>
          </table:table-cell>
          <table:table-cell office:value-type="float" office:value="7.28575086593628" calcext:value-type="float">
            <text:p>7.286</text:p>
          </table:table-cell>
          <table:table-cell office:value-type="float" office:value="0.492592602968216" calcext:value-type="float">
            <text:p>0.493</text:p>
          </table:table-cell>
          <table:table-cell office:value-type="float" office:value="0.769132435321808" calcext:value-type="float">
            <text:p>0.769</text:p>
          </table:table-cell>
          <table:table-cell office:value-type="float" office:value="0.960735976696014" calcext:value-type="float">
            <text:p>0.961</text:p>
          </table:table-cell>
          <table:table-cell office:value-type="float" office:value="0.554423868656158" calcext:value-type="float">
            <text:p>0.554</text:p>
          </table:table-cell>
          <table:table-cell office:value-type="float" office:value="0.922222197055817" calcext:value-type="float">
            <text:p>0.922</text:p>
          </table:table-cell>
          <table:table-cell table:formula="of:=[.E53]*[.$D53]/SUM([.$D$41:.$D$49])" office:value-type="float" office:value="2.90604860342651" calcext:value-type="float">
            <text:p>2.906</text:p>
          </table:table-cell>
          <table:table-cell table:formula="of:=[.F53]*[.$D53]/SUM([.$D$41:.$D$49])" office:value-type="float" office:value="0.196479137463624" calcext:value-type="float">
            <text:p>0.196</text:p>
          </table:table-cell>
          <table:table-cell table:formula="of:=[.G53]*[.$D53]/SUM([.$D$41:.$D$49])" office:value-type="float" office:value="0.306781865128974" calcext:value-type="float">
            <text:p>0.307</text:p>
          </table:table-cell>
          <table:table-cell table:formula="of:=[.H53]*[.$D53]/SUM([.$D$41:.$D$49])" office:value-type="float" office:value="0.383206274097635" calcext:value-type="float">
            <text:p>0.383</text:p>
          </table:table-cell>
          <table:table-cell table:formula="of:=[.I53]*[.$D53]/SUM([.$D$41:.$D$49])" office:value-type="float" office:value="0.221141614483067" calcext:value-type="float">
            <text:p>0.221</text:p>
          </table:table-cell>
          <table:table-cell table:formula="of:=[.J53]*[.$D53]/SUM([.$D$41:.$D$49])" office:value-type="float" office:value="0.367844382427779" calcext:value-type="float">
            <text:p>0.368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zzers</text:p>
          </table:table-cell>
          <table:table-cell office:value-type="float" office:value="6942" calcext:value-type="float">
            <text:p>6942</text:p>
          </table:table-cell>
          <table:table-cell office:value-type="float" office:value="3.91400170326233" calcext:value-type="float">
            <text:p>3.914</text:p>
          </table:table-cell>
          <table:table-cell office:value-type="float" office:value="0.411336779594421" calcext:value-type="float">
            <text:p>0.411</text:p>
          </table:table-cell>
          <table:table-cell office:value-type="float" office:value="0.48645094037056" calcext:value-type="float">
            <text:p>0.486</text:p>
          </table:table-cell>
          <table:table-cell office:value-type="float" office:value="0.602612316608429" calcext:value-type="float">
            <text:p>0.603</text:p>
          </table:table-cell>
          <table:table-cell office:value-type="float" office:value="0.386920183897018" calcext:value-type="float">
            <text:p>0.387</text:p>
          </table:table-cell>
          <table:table-cell office:value-type="float" office:value="0.517718255519867" calcext:value-type="float">
            <text:p>0.518</text:p>
          </table:table-cell>
          <table:table-cell table:formula="of:=[.E54]*[.$D54]/SUM([.$D$41:.$D$49])" office:value-type="float" office:value="1.11498214223181" calcext:value-type="float">
            <text:p>1.115</text:p>
          </table:table-cell>
          <table:table-cell table:formula="of:=[.F54]*[.$D54]/SUM([.$D$41:.$D$49])" office:value-type="float" office:value="0.117177558535208" calcext:value-type="float">
            <text:p>0.117</text:p>
          </table:table-cell>
          <table:table-cell table:formula="of:=[.G54]*[.$D54]/SUM([.$D$41:.$D$49])" office:value-type="float" office:value="0.138575338670131" calcext:value-type="float">
            <text:p>0.139</text:p>
          </table:table-cell>
          <table:table-cell table:formula="of:=[.H54]*[.$D54]/SUM([.$D$41:.$D$49])" office:value-type="float" office:value="0.171666244076315" calcext:value-type="float">
            <text:p>0.172</text:p>
          </table:table-cell>
          <table:table-cell table:formula="of:=[.I54]*[.$D54]/SUM([.$D$41:.$D$49])" office:value-type="float" office:value="0.110221999943088" calcext:value-type="float">
            <text:p>0.110</text:p>
          </table:table-cell>
          <table:table-cell table:formula="of:=[.J54]*[.$D54]/SUM([.$D$41:.$D$49])" office:value-type="float" office:value="0.147482462547454" calcext:value-type="float">
            <text:p>0.147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neric</text:p>
          </table:table-cell>
          <table:table-cell office:value-type="float" office:value="1479" calcext:value-type="float">
            <text:p>1479</text:p>
          </table:table-cell>
          <table:table-cell office:value-type="float" office:value="4.83198118209839" calcext:value-type="float">
            <text:p>4.832</text:p>
          </table:table-cell>
          <table:table-cell office:value-type="float" office:value="0.429682224988937" calcext:value-type="float">
            <text:p>0.430</text:p>
          </table:table-cell>
          <table:table-cell office:value-type="float" office:value="0.784013748168945" calcext:value-type="float">
            <text:p>0.784</text:p>
          </table:table-cell>
          <table:table-cell office:value-type="float" office:value="0.925788223743439" calcext:value-type="float">
            <text:p>0.926</text:p>
          </table:table-cell>
          <table:table-cell office:value-type="float" office:value="0.645030438899994" calcext:value-type="float">
            <text:p>0.645</text:p>
          </table:table-cell>
          <table:table-cell office:value-type="float" office:value="0.918864071369171" calcext:value-type="float">
            <text:p>0.919</text:p>
          </table:table-cell>
          <table:table-cell table:formula="of:=[.E55]*[.$D55]/SUM([.$D$41:.$D$49])" office:value-type="float" office:value="0.293261938049305" calcext:value-type="float">
            <text:p>0.293</text:p>
          </table:table-cell>
          <table:table-cell table:formula="of:=[.F55]*[.$D55]/SUM([.$D$41:.$D$49])" office:value-type="float" office:value="0.0260782145659912" calcext:value-type="float">
            <text:p>0.026</text:p>
          </table:table-cell>
          <table:table-cell table:formula="of:=[.G55]*[.$D55]/SUM([.$D$41:.$D$49])" office:value-type="float" office:value="0.0475832546900517" calcext:value-type="float">
            <text:p>0.048</text:p>
          </table:table-cell>
          <table:table-cell table:formula="of:=[.H55]*[.$D55]/SUM([.$D$41:.$D$49])" office:value-type="float" office:value="0.0561878116835548" calcext:value-type="float">
            <text:p>0.056</text:p>
          </table:table-cell>
          <table:table-cell table:formula="of:=[.I55]*[.$D55]/SUM([.$D$41:.$D$49])" office:value-type="float" office:value="0.0391480987784928" calcext:value-type="float">
            <text:p>0.039</text:p>
          </table:table-cell>
          <table:table-cell table:formula="of:=[.J55]*[.$D55]/SUM([.$D$41:.$D$49])" office:value-type="float" office:value="0.0557675719789488" calcext:value-type="float">
            <text:p>0.056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onnaissance</text:p>
          </table:table-cell>
          <table:table-cell office:value-type="float" office:value="3981" calcext:value-type="float">
            <text:p>3981</text:p>
          </table:table-cell>
          <table:table-cell office:value-type="float" office:value="1.72280836105347" calcext:value-type="float">
            <text:p>1.723</text:p>
          </table:table-cell>
          <table:table-cell office:value-type="float" office:value="0.295277565717697" calcext:value-type="float">
            <text:p>0.295</text:p>
          </table:table-cell>
          <table:table-cell office:value-type="float" office:value="0.705562353134155" calcext:value-type="float">
            <text:p>0.706</text:p>
          </table:table-cell>
          <table:table-cell office:value-type="float" office:value="0.851139664649963" calcext:value-type="float">
            <text:p>0.851</text:p>
          </table:table-cell>
          <table:table-cell office:value-type="float" office:value="0.281085163354874" calcext:value-type="float">
            <text:p>0.281</text:p>
          </table:table-cell>
          <table:table-cell office:value-type="float" office:value="0.56342625617981" calcext:value-type="float">
            <text:p>0.563</text:p>
          </table:table-cell>
          <table:table-cell table:formula="of:=[.E56]*[.$D56]/SUM([.$D$41:.$D$49])" office:value-type="float" office:value="0.281443640910741" calcext:value-type="float">
            <text:p>0.281</text:p>
          </table:table-cell>
          <table:table-cell table:formula="of:=[.F56]*[.$D56]/SUM([.$D$41:.$D$49])" office:value-type="float" office:value="0.048237514429076" calcext:value-type="float">
            <text:p>0.048</text:p>
          </table:table-cell>
          <table:table-cell table:formula="of:=[.G56]*[.$D56]/SUM([.$D$41:.$D$49])" office:value-type="float" office:value="0.115262986902502" calcext:value-type="float">
            <text:p>0.115</text:p>
          </table:table-cell>
          <table:table-cell table:formula="of:=[.H56]*[.$D56]/SUM([.$D$41:.$D$49])" office:value-type="float" office:value="0.139044975377385" calcext:value-type="float">
            <text:p>0.139</text:p>
          </table:table-cell>
          <table:table-cell table:formula="of:=[.I56]*[.$D56]/SUM([.$D$41:.$D$49])" office:value-type="float" office:value="0.0459189968942407" calcext:value-type="float">
            <text:p>0.046</text:p>
          </table:table-cell>
          <table:table-cell table:formula="of:=[.J56]*[.$D56]/SUM([.$D$41:.$D$49])" office:value-type="float" office:value="0.0920431665579967" calcext:value-type="float">
            <text:p>0.092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hellcode</text:p>
          </table:table-cell>
          <table:table-cell office:value-type="float" office:value="551" calcext:value-type="float">
            <text:p>551</text:p>
          </table:table-cell>
          <table:table-cell office:value-type="float" office:value="1.3656986951828" calcext:value-type="float">
            <text:p>1.366</text:p>
          </table:table-cell>
          <table:table-cell office:value-type="float" office:value="0.241379305720329" calcext:value-type="float">
            <text:p>0.241</text:p>
          </table:table-cell>
          <table:table-cell office:value-type="float" office:value="0.0911764726042748" calcext:value-type="float">
            <text:p>0.091</text:p>
          </table:table-cell>
          <table:table-cell office:value-type="float" office:value="0.761764705181122" calcext:value-type="float">
            <text:p>0.762</text:p>
          </table:table-cell>
          <table:table-cell office:value-type="float" office:value="0.0471869334578514" calcext:value-type="float">
            <text:p>0.047</text:p>
          </table:table-cell>
          <table:table-cell office:value-type="float" office:value="0.462794929742813" calcext:value-type="float">
            <text:p>0.463</text:p>
          </table:table-cell>
          <table:table-cell table:formula="of:=[.E57]*[.$D57]/SUM([.$D$41:.$D$49])" office:value-type="float" office:value="0.030879395176073" calcext:value-type="float">
            <text:p>0.031</text:p>
          </table:table-cell>
          <table:table-cell table:formula="of:=[.F57]*[.$D57]/SUM([.$D$41:.$D$49])" office:value-type="float" office:value="0.00545775359891261" calcext:value-type="float">
            <text:p>0.005</text:p>
          </table:table-cell>
          <table:table-cell table:formula="of:=[.G57]*[.$D57]/SUM([.$D$41:.$D$49])" office:value-type="float" office:value="0.00206156331424988" calcext:value-type="float">
            <text:p>0.002</text:p>
          </table:table-cell>
          <table:table-cell table:formula="of:=[.H57]*[.$D57]/SUM([.$D$41:.$D$49])" office:value-type="float" office:value="0.0172240285836431" calcext:value-type="float">
            <text:p>0.017</text:p>
          </table:table-cell>
          <table:table-cell table:formula="of:=[.I57]*[.$D57]/SUM([.$D$41:.$D$49])" office:value-type="float" office:value="0.00106692930917461" calcext:value-type="float">
            <text:p>0.001</text:p>
          </table:table-cell>
          <table:table-cell table:formula="of:=[.J57]*[.$D57]/SUM([.$D$41:.$D$49])" office:value-type="float" office:value="0.0104641145015507" calcext:value-type="float">
            <text:p>0.010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ms</text:p>
          </table:table-cell>
          <table:table-cell office:value-type="float" office:value="61" calcext:value-type="float">
            <text:p>61</text:p>
          </table:table-cell>
          <table:table-cell office:value-type="float" office:value="3.99180316925049" calcext:value-type="float">
            <text:p>3.992</text:p>
          </table:table-cell>
          <table:table-cell office:value-type="float" office:value="0.483606547117233" calcext:value-type="float">
            <text:p>0.484</text:p>
          </table:table-cell>
          <table:table-cell office:value-type="float" office:value="0.886997938156128" calcext:value-type="float">
            <text:p>0.887</text:p>
          </table:table-cell>
          <table:table-cell office:value-type="float" office:value="0.980258703231812" calcext:value-type="float">
            <text:p>0.980</text:p>
          </table:table-cell>
          <table:table-cell office:value-type="float" office:value="0.459016382694244" calcext:value-type="float">
            <text:p>0.459</text:p>
          </table:table-cell>
          <table:table-cell office:value-type="float" office:value="0.901639342308044" calcext:value-type="float">
            <text:p>0.902</text:p>
          </table:table-cell>
          <table:table-cell table:formula="of:=[.E58]*[.$D58]/SUM([.$D$41:.$D$49])" office:value-type="float" office:value="0.0099922029350519" calcext:value-type="float">
            <text:p>0.010</text:p>
          </table:table-cell>
          <table:table-cell table:formula="of:=[.F58]*[.$D58]/SUM([.$D$41:.$D$49])" office:value-type="float" office:value="0.00121055436719403" calcext:value-type="float">
            <text:p>0.001</text:p>
          </table:table-cell>
          <table:table-cell table:formula="of:=[.G58]*[.$D58]/SUM([.$D$41:.$D$49])" office:value-type="float" office:value="0.00222031573833657" calcext:value-type="float">
            <text:p>0.002</text:p>
          </table:table-cell>
          <table:table-cell table:formula="of:=[.H58]*[.$D58]/SUM([.$D$41:.$D$49])" office:value-type="float" office:value="0.00245376424544054" calcext:value-type="float">
            <text:p>0.002</text:p>
          </table:table-cell>
          <table:table-cell table:formula="of:=[.I58]*[.$D58]/SUM([.$D$41:.$D$49])" office:value-type="float" office:value="0.00114900075277397" calcext:value-type="float">
            <text:p>0.001</text:p>
          </table:table-cell>
          <table:table-cell table:formula="of:=[.J58]*[.$D58]/SUM([.$D$41:.$D$49])" office:value-type="float" office:value="0.00225696581233496" calcext:value-type="float">
            <text:p>0.002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</text:p>
          </table:table-cell>
          <table:table-cell office:value-type="float" office:value="161" calcext:value-type="float">
            <text:p>161</text:p>
          </table:table-cell>
          <table:table-cell office:value-type="float" office:value="0.260806292295456" calcext:value-type="float">
            <text:p>0.261</text:p>
          </table:table-cell>
          <table:table-cell office:value-type="float" office:value="0.119609951972961" calcext:value-type="float">
            <text:p>0.120</text:p>
          </table:table-cell>
          <table:table-cell office:value-type="float" office:value="0.47364217042923" calcext:value-type="float">
            <text:p>0.474</text:p>
          </table:table-cell>
          <table:table-cell office:value-type="float" office:value="0.515974462032318" calcext:value-type="float">
            <text:p>0.516</text:p>
          </table:table-cell>
          <table:table-cell office:value-type="float" office:value="0.229813665151596" calcext:value-type="float">
            <text:p>0.230</text:p>
          </table:table-cell>
          <table:table-cell office:value-type="float" office:value="0.298136651515961" calcext:value-type="float">
            <text:p>0.298</text:p>
          </table:table-cell>
          <table:table-cell table:formula="of:=[.E59]*[.$D59]/SUM([.$D$41:.$D$49])" office:value-type="float" office:value="0.00172308314085799" calcext:value-type="float">
            <text:p>0.002</text:p>
          </table:table-cell>
          <table:table-cell table:formula="of:=[.F59]*[.$D59]/SUM([.$D$41:.$D$49])" office:value-type="float" office:value="0.000790233586427297" calcext:value-type="float">
            <text:p>0.001</text:p>
          </table:table-cell>
          <table:table-cell table:formula="of:=[.G59]*[.$D59]/SUM([.$D$41:.$D$49])" office:value-type="float" office:value="0.0031292375328945" calcext:value-type="float">
            <text:p>0.003</text:p>
          </table:table-cell>
          <table:table-cell table:formula="of:=[.H59]*[.$D59]/SUM([.$D$41:.$D$49])" office:value-type="float" office:value="0.00340891659022542" calcext:value-type="float">
            <text:p>0.003</text:p>
          </table:table-cell>
          <table:table-cell table:formula="of:=[.I59]*[.$D59]/SUM([.$D$41:.$D$49])" office:value-type="float" office:value="0.00151832246253055" calcext:value-type="float">
            <text:p>0.002</text:p>
          </table:table-cell>
          <table:table-cell table:formula="of:=[.J59]*[.$D59]/SUM([.$D$41:.$D$49])" office:value-type="float" office:value="0.00196971565899584" calcext:value-type="float">
            <text:p>0.002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ckdoors</text:p>
          </table:table-cell>
          <table:table-cell office:value-type="float" office:value="137" calcext:value-type="float">
            <text:p>137</text:p>
          </table:table-cell>
          <table:table-cell office:value-type="float" office:value="0.80103063583374" calcext:value-type="float">
            <text:p>0.801</text:p>
          </table:table-cell>
          <table:table-cell office:value-type="float" office:value="0.366089642047882" calcext:value-type="float">
            <text:p>0.366</text:p>
          </table:table-cell>
          <table:table-cell office:value-type="float" office:value="0.236954659223556" calcext:value-type="float">
            <text:p>0.237</text:p>
          </table:table-cell>
          <table:table-cell office:value-type="float" office:value="0.828058183193207" calcext:value-type="float">
            <text:p>0.828</text:p>
          </table:table-cell>
          <table:table-cell office:value-type="float" office:value="0.167883217334747" calcext:value-type="float">
            <text:p>0.168</text:p>
          </table:table-cell>
          <table:table-cell office:value-type="float" office:value="0.788321197032928" calcext:value-type="float">
            <text:p>0.788</text:p>
          </table:table-cell>
          <table:table-cell table:formula="of:=[.E60]*[.$D60]/SUM([.$D$41:.$D$49])" office:value-type="float" office:value="0.0045033114657648" calcext:value-type="float">
            <text:p>0.005</text:p>
          </table:table-cell>
          <table:table-cell table:formula="of:=[.F60]*[.$D60]/SUM([.$D$41:.$D$49])" office:value-type="float" office:value="0.00205811814028314" calcext:value-type="float">
            <text:p>0.002</text:p>
          </table:table-cell>
          <table:table-cell table:formula="of:=[.G60]*[.$D60]/SUM([.$D$41:.$D$49])" office:value-type="float" office:value="0.00133213461010412" calcext:value-type="float">
            <text:p>0.001</text:p>
          </table:table-cell>
          <table:table-cell table:formula="of:=[.H60]*[.$D60]/SUM([.$D$41:.$D$49])" office:value-type="float" office:value="0.00465525754431734" calcext:value-type="float">
            <text:p>0.005</text:p>
          </table:table-cell>
          <table:table-cell table:formula="of:=[.I60]*[.$D60]/SUM([.$D$41:.$D$49])" office:value-type="float" office:value="0.000943822100819089" calcext:value-type="float">
            <text:p>0.001</text:p>
          </table:table-cell>
          <table:table-cell table:formula="of:=[.J60]*[.$D60]/SUM([.$D$41:.$D$49])" office:value-type="float" office:value="0.00443186031406751" calcext:value-type="float">
            <text:p>0.004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S</text:p>
          </table:table-cell>
          <table:table-cell office:value-type="float" office:value="1337" calcext:value-type="float">
            <text:p>1337</text:p>
          </table:table-cell>
          <table:table-cell office:value-type="float" office:value="0.311558812856674" calcext:value-type="float">
            <text:p>0.312</text:p>
          </table:table-cell>
          <table:table-cell office:value-type="float" office:value="0.137527257204056" calcext:value-type="float">
            <text:p>0.138</text:p>
          </table:table-cell>
          <table:table-cell office:value-type="float" office:value="0.761208891868591" calcext:value-type="float">
            <text:p>0.761</text:p>
          </table:table-cell>
          <table:table-cell office:value-type="float" office:value="0.907116651535034" calcext:value-type="float">
            <text:p>0.907</text:p>
          </table:table-cell>
          <table:table-cell office:value-type="float" office:value="0.588631272315979" calcext:value-type="float">
            <text:p>0.589</text:p>
          </table:table-cell>
          <table:table-cell office:value-type="float" office:value="0.796559453010559" calcext:value-type="float">
            <text:p>0.797</text:p>
          </table:table-cell>
          <table:table-cell table:formula="of:=[.E61]*[.$D61]/SUM([.$D$41:.$D$49])" office:value-type="float" office:value="0.0170936079769122" calcext:value-type="float">
            <text:p>0.017</text:p>
          </table:table-cell>
          <table:table-cell table:formula="of:=[.F61]*[.$D61]/SUM([.$D$41:.$D$49])" office:value-type="float" office:value="0.00754540370478159" calcext:value-type="float">
            <text:p>0.008</text:p>
          </table:table-cell>
          <table:table-cell table:formula="of:=[.G61]*[.$D61]/SUM([.$D$41:.$D$49])" office:value-type="float" office:value="0.0417635638897085" calcext:value-type="float">
            <text:p>0.042</text:p>
          </table:table-cell>
          <table:table-cell table:formula="of:=[.H61]*[.$D61]/SUM([.$D$41:.$D$49])" office:value-type="float" office:value="0.0497687620789668" calcext:value-type="float">
            <text:p>0.050</text:p>
          </table:table-cell>
          <table:table-cell table:formula="of:=[.I61]*[.$D61]/SUM([.$D$41:.$D$49])" office:value-type="float" office:value="0.0322951295123503" calcext:value-type="float">
            <text:p>0.032</text:p>
          </table:table-cell>
          <table:table-cell table:formula="of:=[.J61]*[.$D61]/SUM([.$D$41:.$D$49])" office:value-type="float" office:value="0.0437030649052123" calcext:value-type="float">
            <text:p>0.044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xploits</text:p>
          </table:table-cell>
          <table:table-cell office:value-type="float" office:value="9720" calcext:value-type="float">
            <text:p>9720</text:p>
          </table:table-cell>
          <table:table-cell office:value-type="float" office:value="0.279921799898148" calcext:value-type="float">
            <text:p>0.280</text:p>
          </table:table-cell>
          <table:table-cell office:value-type="float" office:value="0.140667900443077" calcext:value-type="float">
            <text:p>0.141</text:p>
          </table:table-cell>
          <table:table-cell office:value-type="float" office:value="0.835483610630035" calcext:value-type="float">
            <text:p>0.835</text:p>
          </table:table-cell>
          <table:table-cell office:value-type="float" office:value="0.960735976696014" calcext:value-type="float">
            <text:p>0.961</text:p>
          </table:table-cell>
          <table:table-cell office:value-type="float" office:value="0.713168740272522" calcext:value-type="float">
            <text:p>0.713</text:p>
          </table:table-cell>
          <table:table-cell office:value-type="float" office:value="0.922222197055817" calcext:value-type="float">
            <text:p>0.922</text:p>
          </table:table-cell>
          <table:table-cell table:formula="of:=[.E62]*[.$D62]/SUM([.$D$41:.$D$49])" office:value-type="float" office:value="0.111651684312446" calcext:value-type="float">
            <text:p>0.112</text:p>
          </table:table-cell>
          <table:table-cell table:formula="of:=[.F62]*[.$D62]/SUM([.$D$41:.$D$49])" office:value-type="float" office:value="0.0561078416146214" calcext:value-type="float">
            <text:p>0.056</text:p>
          </table:table-cell>
          <table:table-cell table:formula="of:=[.G62]*[.$D62]/SUM([.$D$41:.$D$49])" office:value-type="float" office:value="0.333247186807991" calcext:value-type="float">
            <text:p>0.333</text:p>
          </table:table-cell>
          <table:table-cell table:formula="of:=[.H62]*[.$D62]/SUM([.$D$41:.$D$49])" office:value-type="float" office:value="0.383206274097635" calcext:value-type="float">
            <text:p>0.383</text:p>
          </table:table-cell>
          <table:table-cell table:formula="of:=[.I62]*[.$D62]/SUM([.$D$41:.$D$49])" office:value-type="float" office:value="0.284459770833802" calcext:value-type="float">
            <text:p>0.284</text:p>
          </table:table-cell>
          <table:table-cell table:formula="of:=[.J62]*[.$D62]/SUM([.$D$41:.$D$49])" office:value-type="float" office:value="0.367844382427779" calcext:value-type="float">
            <text:p>0.368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zzers</text:p>
          </table:table-cell>
          <table:table-cell office:value-type="float" office:value="6942" calcext:value-type="float">
            <text:p>6942</text:p>
          </table:table-cell>
          <table:table-cell office:value-type="float" office:value="0.267296999692917" calcext:value-type="float">
            <text:p>0.267</text:p>
          </table:table-cell>
          <table:table-cell office:value-type="float" office:value="0.103953935205936" calcext:value-type="float">
            <text:p>0.104</text:p>
          </table:table-cell>
          <table:table-cell office:value-type="float" office:value="0.484454542398453" calcext:value-type="float">
            <text:p>0.484</text:p>
          </table:table-cell>
          <table:table-cell office:value-type="float" office:value="0.602612316608429" calcext:value-type="float">
            <text:p>0.603</text:p>
          </table:table-cell>
          <table:table-cell office:value-type="float" office:value="0.393402487039566" calcext:value-type="float">
            <text:p>0.393</text:p>
          </table:table-cell>
          <table:table-cell office:value-type="float" office:value="0.517718255519867" calcext:value-type="float">
            <text:p>0.518</text:p>
          </table:table-cell>
          <table:table-cell table:formula="of:=[.E63]*[.$D63]/SUM([.$D$41:.$D$49])" office:value-type="float" office:value="0.0761449288796516" calcext:value-type="float">
            <text:p>0.076</text:p>
          </table:table-cell>
          <table:table-cell table:formula="of:=[.F63]*[.$D63]/SUM([.$D$41:.$D$49])" office:value-type="float" office:value="0.0296133701916209" calcext:value-type="float">
            <text:p>0.030</text:p>
          </table:table-cell>
          <table:table-cell table:formula="of:=[.G63]*[.$D63]/SUM([.$D$41:.$D$49])" office:value-type="float" office:value="0.138006624536504" calcext:value-type="float">
            <text:p>0.138</text:p>
          </table:table-cell>
          <table:table-cell table:formula="of:=[.H63]*[.$D63]/SUM([.$D$41:.$D$49])" office:value-type="float" office:value="0.171666244076315" calcext:value-type="float">
            <text:p>0.172</text:p>
          </table:table-cell>
          <table:table-cell table:formula="of:=[.I63]*[.$D63]/SUM([.$D$41:.$D$49])" office:value-type="float" office:value="0.112068614429343" calcext:value-type="float">
            <text:p>0.112</text:p>
          </table:table-cell>
          <table:table-cell table:formula="of:=[.J63]*[.$D63]/SUM([.$D$41:.$D$49])" office:value-type="float" office:value="0.147482462547454" calcext:value-type="float">
            <text:p>0.147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neric</text:p>
          </table:table-cell>
          <table:table-cell office:value-type="float" office:value="1479" calcext:value-type="float">
            <text:p>1479</text:p>
          </table:table-cell>
          <table:table-cell office:value-type="float" office:value="0.255607098340988" calcext:value-type="float">
            <text:p>0.256</text:p>
          </table:table-cell>
          <table:table-cell office:value-type="float" office:value="0.108833827078342" calcext:value-type="float">
            <text:p>0.109</text:p>
          </table:table-cell>
          <table:table-cell office:value-type="float" office:value="0.809179961681366" calcext:value-type="float">
            <text:p>0.809</text:p>
          </table:table-cell>
          <table:table-cell office:value-type="float" office:value="0.925788223743439" calcext:value-type="float">
            <text:p>0.926</text:p>
          </table:table-cell>
          <table:table-cell office:value-type="float" office:value="0.787018239498138" calcext:value-type="float">
            <text:p>0.787</text:p>
          </table:table-cell>
          <table:table-cell office:value-type="float" office:value="0.918864071369171" calcext:value-type="float">
            <text:p>0.919</text:p>
          </table:table-cell>
          <table:table-cell table:formula="of:=[.E64]*[.$D64]/SUM([.$D$41:.$D$49])" office:value-type="float" office:value="0.0155132708952489" calcext:value-type="float">
            <text:p>0.016</text:p>
          </table:table-cell>
          <table:table-cell table:formula="of:=[.F64]*[.$D64]/SUM([.$D$41:.$D$49])" office:value-type="float" office:value="0.00660532768061342" calcext:value-type="float">
            <text:p>0.007</text:p>
          </table:table-cell>
          <table:table-cell table:formula="of:=[.G64]*[.$D64]/SUM([.$D$41:.$D$49])" office:value-type="float" office:value="0.0491106390630203" calcext:value-type="float">
            <text:p>0.049</text:p>
          </table:table-cell>
          <table:table-cell table:formula="of:=[.H64]*[.$D64]/SUM([.$D$41:.$D$49])" office:value-type="float" office:value="0.0561878116835548" calcext:value-type="float">
            <text:p>0.056</text:p>
          </table:table-cell>
          <table:table-cell table:formula="of:=[.I64]*[.$D64]/SUM([.$D$41:.$D$49])" office:value-type="float" office:value="0.0477656028650231" calcext:value-type="float">
            <text:p>0.048</text:p>
          </table:table-cell>
          <table:table-cell table:formula="of:=[.J64]*[.$D64]/SUM([.$D$41:.$D$49])" office:value-type="float" office:value="0.0557675719789488" calcext:value-type="float">
            <text:p>0.056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onnaissance</text:p>
          </table:table-cell>
          <table:table-cell office:value-type="float" office:value="3981" calcext:value-type="float">
            <text:p>3981</text:p>
          </table:table-cell>
          <table:table-cell office:value-type="float" office:value="0.168441355228424" calcext:value-type="float">
            <text:p>0.168</text:p>
          </table:table-cell>
          <table:table-cell office:value-type="float" office:value="0.0862676799297333" calcext:value-type="float">
            <text:p>0.086</text:p>
          </table:table-cell>
          <table:table-cell office:value-type="float" office:value="0.724744379520416" calcext:value-type="float">
            <text:p>0.725</text:p>
          </table:table-cell>
          <table:table-cell office:value-type="float" office:value="0.851139664649963" calcext:value-type="float">
            <text:p>0.851</text:p>
          </table:table-cell>
          <table:table-cell office:value-type="float" office:value="0.349660903215408" calcext:value-type="float">
            <text:p>0.350</text:p>
          </table:table-cell>
          <table:table-cell office:value-type="float" office:value="0.56342625617981" calcext:value-type="float">
            <text:p>0.563</text:p>
          </table:table-cell>
          <table:table-cell table:formula="of:=[.E65]*[.$D65]/SUM([.$D$41:.$D$49])" office:value-type="float" office:value="0.0275171338653353" calcext:value-type="float">
            <text:p>0.028</text:p>
          </table:table-cell>
          <table:table-cell table:formula="of:=[.F65]*[.$D65]/SUM([.$D$41:.$D$49])" office:value-type="float" office:value="0.014092971964392" calcext:value-type="float">
            <text:p>0.014</text:p>
          </table:table-cell>
          <table:table-cell table:formula="of:=[.G65]*[.$D65]/SUM([.$D$41:.$D$49])" office:value-type="float" office:value="0.1183966258308" calcext:value-type="float">
            <text:p>0.118</text:p>
          </table:table-cell>
          <table:table-cell table:formula="of:=[.H65]*[.$D65]/SUM([.$D$41:.$D$49])" office:value-type="float" office:value="0.139044975377385" calcext:value-type="float">
            <text:p>0.139</text:p>
          </table:table-cell>
          <table:table-cell table:formula="of:=[.I65]*[.$D65]/SUM([.$D$41:.$D$49])" office:value-type="float" office:value="0.0571217553326169" calcext:value-type="float">
            <text:p>0.057</text:p>
          </table:table-cell>
          <table:table-cell table:formula="of:=[.J65]*[.$D65]/SUM([.$D$41:.$D$49])" office:value-type="float" office:value="0.0920431665579967" calcext:value-type="float">
            <text:p>0.092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hellcode</text:p>
          </table:table-cell>
          <table:table-cell office:value-type="float" office:value="551" calcext:value-type="float">
            <text:p>551</text:p>
          </table:table-cell>
          <table:table-cell office:value-type="float" office:value="0.261529177427292" calcext:value-type="float">
            <text:p>0.262</text:p>
          </table:table-cell>
          <table:table-cell office:value-type="float" office:value="0.205231547355652" calcext:value-type="float">
            <text:p>0.205</text:p>
          </table:table-cell>
          <table:table-cell office:value-type="float" office:value="0.0991596654057503" calcext:value-type="float">
            <text:p>0.099</text:p>
          </table:table-cell>
          <table:table-cell office:value-type="float" office:value="0.761764705181122" calcext:value-type="float">
            <text:p>0.762</text:p>
          </table:table-cell>
          <table:table-cell office:value-type="float" office:value="0.0580762252211571" calcext:value-type="float">
            <text:p>0.058</text:p>
          </table:table-cell>
          <table:table-cell office:value-type="float" office:value="0.462794929742813" calcext:value-type="float">
            <text:p>0.463</text:p>
          </table:table-cell>
          <table:table-cell table:formula="of:=[.E66]*[.$D66]/SUM([.$D$41:.$D$49])" office:value-type="float" office:value="0.00591335618049316" calcext:value-type="float">
            <text:p>0.006</text:p>
          </table:table-cell>
          <table:table-cell table:formula="of:=[.F66]*[.$D66]/SUM([.$D$41:.$D$49])" office:value-type="float" office:value="0.00464042769883722" calcext:value-type="float">
            <text:p>0.005</text:p>
          </table:table-cell>
          <table:table-cell table:formula="of:=[.G66]*[.$D66]/SUM([.$D$41:.$D$49])" office:value-type="float" office:value="0.00224206884314368" calcext:value-type="float">
            <text:p>0.002</text:p>
          </table:table-cell>
          <table:table-cell table:formula="of:=[.H66]*[.$D66]/SUM([.$D$41:.$D$49])" office:value-type="float" office:value="0.0172240285836431" calcext:value-type="float">
            <text:p>0.017</text:p>
          </table:table-cell>
          <table:table-cell table:formula="of:=[.I66]*[.$D66]/SUM([.$D$41:.$D$49])" office:value-type="float" office:value="0.00131314375217931" calcext:value-type="float">
            <text:p>0.001</text:p>
          </table:table-cell>
          <table:table-cell table:formula="of:=[.J66]*[.$D66]/SUM([.$D$41:.$D$49])" office:value-type="float" office:value="0.0104641145015507" calcext:value-type="float">
            <text:p>0.01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ms</text:p>
          </table:table-cell>
          <table:table-cell office:value-type="float" office:value="61" calcext:value-type="float">
            <text:p>61</text:p>
          </table:table-cell>
          <table:table-cell office:value-type="float" office:value="0.263274878263473" calcext:value-type="float">
            <text:p>0.263</text:p>
          </table:table-cell>
          <table:table-cell office:value-type="float" office:value="0.11362736672163" calcext:value-type="float">
            <text:p>0.114</text:p>
          </table:table-cell>
          <table:table-cell office:value-type="float" office:value="0.943498969078064" calcext:value-type="float">
            <text:p>0.943</text:p>
          </table:table-cell>
          <table:table-cell office:value-type="float" office:value="0.980258703231812" calcext:value-type="float">
            <text:p>0.980</text:p>
          </table:table-cell>
          <table:table-cell office:value-type="float" office:value="0.622950792312622" calcext:value-type="float">
            <text:p>0.623</text:p>
          </table:table-cell>
          <table:table-cell office:value-type="float" office:value="0.901639342308044" calcext:value-type="float">
            <text:p>0.902</text:p>
          </table:table-cell>
          <table:table-cell table:formula="of:=[.E67]*[.$D67]/SUM([.$D$41:.$D$49])" office:value-type="float" office:value="0.000659024480859776" calcext:value-type="float">
            <text:p>0.001</text:p>
          </table:table-cell>
          <table:table-cell table:formula="of:=[.F67]*[.$D67]/SUM([.$D$41:.$D$49])" office:value-type="float" office:value="0.000284429782511364" calcext:value-type="float">
            <text:p>0.000</text:p>
          </table:table-cell>
          <table:table-cell table:formula="of:=[.G67]*[.$D67]/SUM([.$D$41:.$D$49])" office:value-type="float" office:value="0.00236174800417588" calcext:value-type="float">
            <text:p>0.002</text:p>
          </table:table-cell>
          <table:table-cell table:formula="of:=[.H67]*[.$D67]/SUM([.$D$41:.$D$49])" office:value-type="float" office:value="0.00245376424544054" calcext:value-type="float">
            <text:p>0.002</text:p>
          </table:table-cell>
          <table:table-cell table:formula="of:=[.I67]*[.$D67]/SUM([.$D$41:.$D$49])" office:value-type="float" office:value="0.00155935813250728" calcext:value-type="float">
            <text:p>0.002</text:p>
          </table:table-cell>
          <table:table-cell table:formula="of:=[.J67]*[.$D67]/SUM([.$D$41:.$D$49])" office:value-type="float" office:value="0.00225696581233496" calcext:value-type="float">
            <text:p>0.002</text:p>
          </table:table-cell>
        </table:table-row>
        <table:table-row table:style-name="ro1" table:number-rows-repeated="104850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er attack" table:style-name="ta1">
        <table:table-column table:style-name="co1" table:default-cell-style-name="ce69"/>
        <table:table-column table:style-name="co1" table:default-cell-style-name="ce76"/>
        <table:table-column table:style-name="co1" table:number-columns-repeated="2" table:default-cell-style-name="ce85"/>
        <table:table-column table:style-name="co1" table:default-cell-style-name="ce82"/>
        <table:table-column table:style-name="co1" table:default-cell-style-name="ce90"/>
        <table:table-column table:style-name="co1" table:number-columns-repeated="2" table:default-cell-style-name="ce85"/>
        <table:table-column table:style-name="co1" table:default-cell-style-name="ce100"/>
        <table:table-column table:style-name="co1" table:default-cell-style-name="ce107"/>
        <table:table-row table:style-name="ro1">
          <table:table-cell table:style-name="ce65"/>
          <table:table-cell table:style-name="ce72"/>
          <table:table-cell table:style-name="ce79" office:value-type="string" calcext:value-type="string">
            <text:p>Column A</text:p>
          </table:table-cell>
          <table:table-cell table:style-name="ce79" office:value-type="string" calcext:value-type="string">
            <text:p>Data</text:p>
          </table:table-cell>
          <table:table-cell table:style-name="ce93" table:number-columns-repeated="5"/>
          <table:table-cell table:style-name="ce103"/>
        </table:table-row>
        <table:table-row table:style-name="ro1">
          <table:table-cell table:style-name="ce66"/>
          <table:table-cell table:style-name="ce73"/>
          <table:table-cell table:style-name="ce80" office:value-type="string" calcext:value-type="string">
            <text:p>CW</text:p>
          </table:table-cell>
          <table:table-cell table:style-name="ce88"/>
          <table:table-cell table:style-name="ce80" office:value-type="string" calcext:value-type="string">
            <text:p>FGSM</text:p>
          </table:table-cell>
          <table:table-cell table:style-name="ce88"/>
          <table:table-cell table:style-name="ce80" office:value-type="string" calcext:value-type="string">
            <text:p>PGD</text:p>
          </table:table-cell>
          <table:table-cell table:style-name="ce88"/>
          <table:table-cell table:style-name="ce94" office:value-type="string" calcext:value-type="string">
            <text:p>Total Sum – flow confidence</text:p>
          </table:table-cell>
          <table:table-cell table:style-name="ce104" office:value-type="string" calcext:value-type="string">
            <text:p>Total Average - <text:s/>flow confidence orig</text:p>
          </table:table-cell>
        </table:table-row>
        <table:table-row table:style-name="ro1">
          <table:table-cell table:style-name="ce67" office:value-type="string" calcext:value-type="string">
            <text:p>Column B</text:p>
          </table:table-cell>
          <table:table-cell table:style-name="ce74" office:value-type="string" calcext:value-type="string">
            <text:p>Column C</text:p>
          </table:table-cell>
          <table:table-cell table:style-name="ce80" office:value-type="string" calcext:value-type="string">
            <text:p>Sum – flow confidence</text:p>
          </table:table-cell>
          <table:table-cell table:style-name="ce88" office:value-type="string" calcext:value-type="string">
            <text:p>Average - <text:s/>flow confidence orig</text:p>
          </table:table-cell>
          <table:table-cell table:style-name="ce80" office:value-type="string" calcext:value-type="string">
            <text:p>Sum – flow confidence</text:p>
          </table:table-cell>
          <table:table-cell table:style-name="ce88" office:value-type="string" calcext:value-type="string">
            <text:p>Average - <text:s/>flow confidence orig</text:p>
          </table:table-cell>
          <table:table-cell table:style-name="ce80" office:value-type="string" calcext:value-type="string">
            <text:p>Sum – flow confidence</text:p>
          </table:table-cell>
          <table:table-cell table:style-name="ce88" office:value-type="string" calcext:value-type="string">
            <text:p>Average - <text:s/>flow confidence orig</text:p>
          </table:table-cell>
          <table:table-cell table:style-name="ce95"/>
          <table:table-cell table:style-name="ce105"/>
        </table:table-row>
        <table:table-row table:style-name="ro1">
          <table:table-cell table:style-name="ce68" office:value-type="float" office:value="2015" calcext:value-type="float">
            <text:p>2015</text:p>
          </table:table-cell>
          <table:table-cell table:style-name="ce75" office:value-type="string" calcext:value-type="string">
            <text:p>Analysis</text:p>
          </table:table-cell>
          <table:table-cell table:style-name="ce81" office:value-type="float" office:value="0.0310559011995792" calcext:value-type="float">
            <text:p>0.031</text:p>
          </table:table-cell>
          <table:table-cell table:style-name="ce89" office:value-type="float" office:value="0.298136651515961" calcext:value-type="float">
            <text:p>0.298</text:p>
          </table:table-cell>
          <table:table-cell table:style-name="ce84" office:value-type="float" office:value="0.0931676998734474" calcext:value-type="float">
            <text:p>0.093</text:p>
          </table:table-cell>
          <table:table-cell table:style-name="ce84" office:value-type="float" office:value="0.298136651515961" calcext:value-type="float">
            <text:p>0.298</text:p>
          </table:table-cell>
          <table:table-cell table:style-name="ce81" office:value-type="float" office:value="0.229813665151596" calcext:value-type="float">
            <text:p>0.230</text:p>
          </table:table-cell>
          <table:table-cell table:style-name="ce89" office:value-type="float" office:value="0.298136651515961" calcext:value-type="float">
            <text:p>0.298</text:p>
          </table:table-cell>
          <table:table-cell table:style-name="ce96" office:value-type="float" office:value="0.118012422074874" calcext:value-type="float">
            <text:p>0.118</text:p>
          </table:table-cell>
          <table:table-cell table:style-name="ce106" office:value-type="float" office:value="0.298136651515961" calcext:value-type="float">
            <text:p>0.298</text:p>
          </table:table-cell>
        </table:table-row>
        <table:table-row table:style-name="ro1">
          <table:table-cell/>
          <table:table-cell office:value-type="string" calcext:value-type="string">
            <text:p>Backdoors</text:p>
          </table:table-cell>
          <table:table-cell table:style-name="ce82" office:value-type="float" office:value="0.131386861205101" calcext:value-type="float">
            <text:p>0.131</text:p>
          </table:table-cell>
          <table:table-cell table:style-name="ce90" office:value-type="float" office:value="0.788321197032928" calcext:value-type="float">
            <text:p>0.788</text:p>
          </table:table-cell>
          <table:table-cell table:style-name="ce85" office:value-type="float" office:value="0.328467160463333" calcext:value-type="float">
            <text:p>0.328</text:p>
          </table:table-cell>
          <table:table-cell table:style-name="ce85" office:value-type="float" office:value="0.788321197032928" calcext:value-type="float">
            <text:p>0.788</text:p>
          </table:table-cell>
          <table:table-cell table:style-name="ce82" office:value-type="float" office:value="0.167883217334747" calcext:value-type="float">
            <text:p>0.168</text:p>
          </table:table-cell>
          <table:table-cell table:style-name="ce90" office:value-type="float" office:value="0.788321197032928" calcext:value-type="float">
            <text:p>0.788</text:p>
          </table:table-cell>
          <table:table-cell table:style-name="ce97" office:value-type="float" office:value="0.209245746334394" calcext:value-type="float">
            <text:p>0.209</text:p>
          </table:table-cell>
          <table:table-cell office:value-type="float" office:value="0.788321197032928" calcext:value-type="float">
            <text:p>0.788</text:p>
          </table:table-cell>
        </table:table-row>
        <table:table-row table:style-name="ro1">
          <table:table-cell/>
          <table:table-cell office:value-type="string" calcext:value-type="string">
            <text:p>DoS</text:p>
          </table:table-cell>
          <table:table-cell table:style-name="ce82" office:value-type="float" office:value="0.36873596906662" calcext:value-type="float">
            <text:p>0.369</text:p>
          </table:table-cell>
          <table:table-cell table:style-name="ce90" office:value-type="float" office:value="0.796559453010559" calcext:value-type="float">
            <text:p>0.797</text:p>
          </table:table-cell>
          <table:table-cell table:style-name="ce85" office:value-type="float" office:value="0.442034393548966" calcext:value-type="float">
            <text:p>0.442</text:p>
          </table:table-cell>
          <table:table-cell table:style-name="ce85" office:value-type="float" office:value="0.796559453010559" calcext:value-type="float">
            <text:p>0.797</text:p>
          </table:table-cell>
          <table:table-cell table:style-name="ce82" office:value-type="float" office:value="0.588631272315979" calcext:value-type="float">
            <text:p>0.589</text:p>
          </table:table-cell>
          <table:table-cell table:style-name="ce90" office:value-type="float" office:value="0.796559453010559" calcext:value-type="float">
            <text:p>0.797</text:p>
          </table:table-cell>
          <table:table-cell table:style-name="ce97" office:value-type="float" office:value="0.466467211643855" calcext:value-type="float">
            <text:p>0.466</text:p>
          </table:table-cell>
          <table:table-cell office:value-type="float" office:value="0.796559453010559" calcext:value-type="float">
            <text:p>0.797</text:p>
          </table:table-cell>
        </table:table-row>
        <table:table-row table:style-name="ro1">
          <table:table-cell/>
          <table:table-cell office:value-type="string" calcext:value-type="string">
            <text:p>Exploits</text:p>
          </table:table-cell>
          <table:table-cell table:style-name="ce82" office:value-type="float" office:value="0.507510304450989" calcext:value-type="float">
            <text:p>0.508</text:p>
          </table:table-cell>
          <table:table-cell table:style-name="ce90" office:value-type="float" office:value="0.922222197055817" calcext:value-type="float">
            <text:p>0.922</text:p>
          </table:table-cell>
          <table:table-cell table:style-name="ce85" office:value-type="float" office:value="0.554423868656158" calcext:value-type="float">
            <text:p>0.554</text:p>
          </table:table-cell>
          <table:table-cell table:style-name="ce85" office:value-type="float" office:value="0.922222197055817" calcext:value-type="float">
            <text:p>0.922</text:p>
          </table:table-cell>
          <table:table-cell table:style-name="ce82" office:value-type="float" office:value="0.713168740272522" calcext:value-type="float">
            <text:p>0.713</text:p>
          </table:table-cell>
          <table:table-cell table:style-name="ce90" office:value-type="float" office:value="0.922222197055817" calcext:value-type="float">
            <text:p>0.922</text:p>
          </table:table-cell>
          <table:table-cell table:style-name="ce97" office:value-type="float" office:value="0.591700971126556" calcext:value-type="float">
            <text:p>0.592</text:p>
          </table:table-cell>
          <table:table-cell office:value-type="float" office:value="0.922222197055817" calcext:value-type="float">
            <text:p>0.922</text:p>
          </table:table-cell>
        </table:table-row>
        <table:table-row table:style-name="ro1">
          <table:table-cell/>
          <table:table-cell office:value-type="string" calcext:value-type="string">
            <text:p>Fuzzers</text:p>
          </table:table-cell>
          <table:table-cell table:style-name="ce82" office:value-type="float" office:value="0.2457505017519" calcext:value-type="float">
            <text:p>0.246</text:p>
          </table:table-cell>
          <table:table-cell table:style-name="ce90" office:value-type="float" office:value="0.517718255519867" calcext:value-type="float">
            <text:p>0.518</text:p>
          </table:table-cell>
          <table:table-cell table:style-name="ce85" office:value-type="float" office:value="0.386920183897018" calcext:value-type="float">
            <text:p>0.387</text:p>
          </table:table-cell>
          <table:table-cell table:style-name="ce85" office:value-type="float" office:value="0.517718255519867" calcext:value-type="float">
            <text:p>0.518</text:p>
          </table:table-cell>
          <table:table-cell table:style-name="ce82" office:value-type="float" office:value="0.393402487039566" calcext:value-type="float">
            <text:p>0.393</text:p>
          </table:table-cell>
          <table:table-cell table:style-name="ce90" office:value-type="float" office:value="0.517718255519867" calcext:value-type="float">
            <text:p>0.518</text:p>
          </table:table-cell>
          <table:table-cell table:style-name="ce97" office:value-type="float" office:value="0.342024390896161" calcext:value-type="float">
            <text:p>0.342</text:p>
          </table:table-cell>
          <table:table-cell office:value-type="float" office:value="0.517718255519867" calcext:value-type="float">
            <text:p>0.518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table:style-name="ce82" office:value-type="float" office:value="0.58147394657135" calcext:value-type="float">
            <text:p>0.581</text:p>
          </table:table-cell>
          <table:table-cell table:style-name="ce90" office:value-type="float" office:value="0.918864071369171" calcext:value-type="float">
            <text:p>0.919</text:p>
          </table:table-cell>
          <table:table-cell table:style-name="ce85" office:value-type="float" office:value="0.645030438899994" calcext:value-type="float">
            <text:p>0.645</text:p>
          </table:table-cell>
          <table:table-cell table:style-name="ce85" office:value-type="float" office:value="0.918864071369171" calcext:value-type="float">
            <text:p>0.919</text:p>
          </table:table-cell>
          <table:table-cell table:style-name="ce82" office:value-type="float" office:value="0.787018239498138" calcext:value-type="float">
            <text:p>0.787</text:p>
          </table:table-cell>
          <table:table-cell table:style-name="ce90" office:value-type="float" office:value="0.918864071369171" calcext:value-type="float">
            <text:p>0.919</text:p>
          </table:table-cell>
          <table:table-cell table:style-name="ce97" office:value-type="float" office:value="0.671174208323161" calcext:value-type="float">
            <text:p>0.671</text:p>
          </table:table-cell>
          <table:table-cell office:value-type="float" office:value="0.918864071369171" calcext:value-type="float">
            <text:p>0.919</text:p>
          </table:table-cell>
        </table:table-row>
        <table:table-row table:style-name="ro1">
          <table:table-cell/>
          <table:table-cell office:value-type="string" calcext:value-type="string">
            <text:p>Reconnaissance</text:p>
          </table:table-cell>
          <table:table-cell table:style-name="ce82" office:value-type="float" office:value="0.058528009802103" calcext:value-type="float">
            <text:p>0.059</text:p>
          </table:table-cell>
          <table:table-cell table:style-name="ce90" office:value-type="float" office:value="0.56342625617981" calcext:value-type="float">
            <text:p>0.563</text:p>
          </table:table-cell>
          <table:table-cell table:style-name="ce85" office:value-type="float" office:value="0.281085163354874" calcext:value-type="float">
            <text:p>0.281</text:p>
          </table:table-cell>
          <table:table-cell table:style-name="ce85" office:value-type="float" office:value="0.56342625617981" calcext:value-type="float">
            <text:p>0.563</text:p>
          </table:table-cell>
          <table:table-cell table:style-name="ce82" office:value-type="float" office:value="0.349660903215408" calcext:value-type="float">
            <text:p>0.350</text:p>
          </table:table-cell>
          <table:table-cell table:style-name="ce90" office:value-type="float" office:value="0.56342625617981" calcext:value-type="float">
            <text:p>0.563</text:p>
          </table:table-cell>
          <table:table-cell table:style-name="ce97" office:value-type="float" office:value="0.229758025457462" calcext:value-type="float">
            <text:p>0.230</text:p>
          </table:table-cell>
          <table:table-cell office:value-type="float" office:value="0.56342625617981" calcext:value-type="float">
            <text:p>0.563</text:p>
          </table:table-cell>
        </table:table-row>
        <table:table-row table:style-name="ro1">
          <table:table-cell/>
          <table:table-cell office:value-type="string" calcext:value-type="string">
            <text:p>Shellcode</text:p>
          </table:table-cell>
          <table:table-cell table:style-name="ce82" office:value-type="float" office:value="0.310344815254211" calcext:value-type="float">
            <text:p>0.310</text:p>
          </table:table-cell>
          <table:table-cell table:style-name="ce90" office:value-type="float" office:value="0.462794929742813" calcext:value-type="float">
            <text:p>0.463</text:p>
          </table:table-cell>
          <table:table-cell table:style-name="ce85" office:value-type="float" office:value="0.0471869334578514" calcext:value-type="float">
            <text:p>0.047</text:p>
          </table:table-cell>
          <table:table-cell table:style-name="ce85" office:value-type="float" office:value="0.462794929742813" calcext:value-type="float">
            <text:p>0.463</text:p>
          </table:table-cell>
          <table:table-cell table:style-name="ce82" office:value-type="float" office:value="0.0580762252211571" calcext:value-type="float">
            <text:p>0.058</text:p>
          </table:table-cell>
          <table:table-cell table:style-name="ce90" office:value-type="float" office:value="0.462794929742813" calcext:value-type="float">
            <text:p>0.463</text:p>
          </table:table-cell>
          <table:table-cell table:style-name="ce97" office:value-type="float" office:value="0.138535991311073" calcext:value-type="float">
            <text:p>0.139</text:p>
          </table:table-cell>
          <table:table-cell office:value-type="float" office:value="0.462794929742813" calcext:value-type="float">
            <text:p>0.463</text:p>
          </table:table-cell>
        </table:table-row>
        <table:table-row table:style-name="ro1">
          <table:table-cell table:style-name="ce70"/>
          <table:table-cell table:style-name="ce77" office:value-type="string" calcext:value-type="string">
            <text:p>Worms</text:p>
          </table:table-cell>
          <table:table-cell table:style-name="ce83" office:value-type="float" office:value="0.0491803288459778" calcext:value-type="float">
            <text:p>0.049</text:p>
          </table:table-cell>
          <table:table-cell table:style-name="ce91" office:value-type="float" office:value="0.901639342308044" calcext:value-type="float">
            <text:p>0.902</text:p>
          </table:table-cell>
          <table:table-cell table:style-name="ce86" office:value-type="float" office:value="0.459016382694244" calcext:value-type="float">
            <text:p>0.459</text:p>
          </table:table-cell>
          <table:table-cell table:style-name="ce86" office:value-type="float" office:value="0.901639342308044" calcext:value-type="float">
            <text:p>0.902</text:p>
          </table:table-cell>
          <table:table-cell table:style-name="ce83" office:value-type="float" office:value="0.622950792312622" calcext:value-type="float">
            <text:p>0.623</text:p>
          </table:table-cell>
          <table:table-cell table:style-name="ce91" office:value-type="float" office:value="0.901639342308044" calcext:value-type="float">
            <text:p>0.902</text:p>
          </table:table-cell>
          <table:table-cell table:style-name="ce98" office:value-type="float" office:value="0.377049167950948" calcext:value-type="float">
            <text:p>0.377</text:p>
          </table:table-cell>
          <table:table-cell table:style-name="ce108" office:value-type="float" office:value="0.901639342308044" calcext:value-type="float">
            <text:p>0.902</text:p>
          </table:table-cell>
        </table:table-row>
        <table:table-row table:style-name="ro1">
          <table:table-cell table:style-name="ce68" office:value-type="float" office:value="2017" calcext:value-type="float">
            <text:p>2017</text:p>
          </table:table-cell>
          <table:table-cell table:style-name="ce75" office:value-type="string" calcext:value-type="string">
            <text:p>Botnet ARES</text:p>
          </table:table-cell>
          <table:table-cell table:style-name="ce84" office:value-type="float" office:value="0" calcext:value-type="float">
            <text:p>0.000</text:p>
          </table:table-cell>
          <table:table-cell table:style-name="ce84" office:value-type="float" office:value="0.937984466552734" calcext:value-type="float">
            <text:p>0.938</text:p>
          </table:table-cell>
          <table:table-cell table:style-name="ce81" office:value-type="float" office:value="0.0310077518224716" calcext:value-type="float">
            <text:p>0.031</text:p>
          </table:table-cell>
          <table:table-cell table:style-name="ce89" office:value-type="float" office:value="0.937984466552734" calcext:value-type="float">
            <text:p>0.938</text:p>
          </table:table-cell>
          <table:table-cell table:style-name="ce84" office:value-type="float" office:value="0.00387596897780895" calcext:value-type="float">
            <text:p>0.004</text:p>
          </table:table-cell>
          <table:table-cell table:style-name="ce84" office:value-type="float" office:value="0.937984466552734" calcext:value-type="float">
            <text:p>0.938</text:p>
          </table:table-cell>
          <table:table-cell table:style-name="ce99" office:value-type="float" office:value="0.0116279069334269" calcext:value-type="float">
            <text:p>0.012</text:p>
          </table:table-cell>
          <table:table-cell table:style-name="ce106" office:value-type="float" office:value="0.937984466552734" calcext:value-type="float">
            <text:p>0.938</text:p>
          </table:table-cell>
        </table:table-row>
        <table:table-row table:style-name="ro1">
          <table:table-cell/>
          <table:table-cell office:value-type="string" calcext:value-type="string">
            <text:p>Brute-force FTP</text:p>
          </table:table-cell>
          <table:table-cell office:value-type="float" office:value="0" calcext:value-type="float">
            <text:p>0.000</text:p>
          </table:table-cell>
          <table:table-cell office:value-type="float" office:value="0.606382966041565" calcext:value-type="float">
            <text:p>0.606</text:p>
          </table:table-cell>
          <table:table-cell office:value-type="float" office:value="0.893617033958435" calcext:value-type="float">
            <text:p>0.894</text:p>
          </table:table-cell>
          <table:table-cell office:value-type="float" office:value="0.606382966041565" calcext:value-type="float">
            <text:p>0.606</text:p>
          </table:table-cell>
          <table:table-cell office:value-type="float" office:value="0" calcext:value-type="float">
            <text:p>0.000</text:p>
          </table:table-cell>
          <table:table-cell office:value-type="float" office:value="0.606382966041565" calcext:value-type="float">
            <text:p>0.606</text:p>
          </table:table-cell>
          <table:table-cell office:value-type="float" office:value="0.297872344652812" calcext:value-type="float">
            <text:p>0.298</text:p>
          </table:table-cell>
          <table:table-cell office:value-type="float" office:value="0.606382966041565" calcext:value-type="float">
            <text:p>0.606</text:p>
          </table:table-cell>
        </table:table-row>
        <table:table-row table:style-name="ro1">
          <table:table-cell/>
          <table:table-cell office:value-type="string" calcext:value-type="string">
            <text:p>Brute-force SSH</text:p>
          </table:table-cell>
          <table:table-cell office:value-type="float" office:value="0.0140023333951831" calcext:value-type="float">
            <text:p>0.014</text:p>
          </table:table-cell>
          <table:table-cell office:value-type="float" office:value="0.990665137767791" calcext:value-type="float">
            <text:p>0.991</text:p>
          </table:table-cell>
          <table:table-cell office:value-type="float" office:value="0.652275383472443" calcext:value-type="float">
            <text:p>0.652</text:p>
          </table:table-cell>
          <table:table-cell office:value-type="float" office:value="0.990665137767791" calcext:value-type="float">
            <text:p>0.991</text:p>
          </table:table-cell>
          <table:table-cell office:value-type="float" office:value="0.00933488924056292" calcext:value-type="float">
            <text:p>0.009</text:p>
          </table:table-cell>
          <table:table-cell office:value-type="float" office:value="0.990665137767791" calcext:value-type="float">
            <text:p>0.991</text:p>
          </table:table-cell>
          <table:table-cell office:value-type="float" office:value="0.225204202036063" calcext:value-type="float">
            <text:p>0.225</text:p>
          </table:table-cell>
          <table:table-cell office:value-type="float" office:value="0.990665137767791" calcext:value-type="float">
            <text:p>0.991</text:p>
          </table:table-cell>
        </table:table-row>
        <table:table-row table:style-name="ro1">
          <table:table-cell/>
          <table:table-cell office:value-type="string" calcext:value-type="string">
            <text:p>DDoS LOIT</text:p>
          </table:table-cell>
          <table:table-cell office:value-type="float" office:value="0.190054073929787" calcext:value-type="float">
            <text:p>0.190</text:p>
          </table:table-cell>
          <table:table-cell office:value-type="float" office:value="1" calcext:value-type="float">
            <text:p>1.000</text:p>
          </table:table-cell>
          <table:table-cell office:value-type="float" office:value="0.943449020385742" calcext:value-type="float">
            <text:p>0.943</text:p>
          </table:table-cell>
          <table:table-cell office:value-type="float" office:value="1" calcext:value-type="float">
            <text:p>1.000</text:p>
          </table:table-cell>
          <table:table-cell office:value-type="float" office:value="0.979033052921295" calcext:value-type="float">
            <text:p>0.979</text:p>
          </table:table-cell>
          <table:table-cell office:value-type="float" office:value="1" calcext:value-type="float">
            <text:p>1.000</text:p>
          </table:table-cell>
          <table:table-cell office:value-type="float" office:value="0.704178715745608" calcext:value-type="float">
            <text:p>0.704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DoS GoldenEye</text:p>
          </table:table-cell>
          <table:table-cell office:value-type="float" office:value="0.0961932018399239" calcext:value-type="float">
            <text:p>0.096</text:p>
          </table:table-cell>
          <table:table-cell office:value-type="float" office:value="0.99918133020401" calcext:value-type="float">
            <text:p>0.999</text:p>
          </table:table-cell>
          <table:table-cell office:value-type="float" office:value="0.775685608386993" calcext:value-type="float">
            <text:p>0.776</text:p>
          </table:table-cell>
          <table:table-cell office:value-type="float" office:value="0.99918133020401" calcext:value-type="float">
            <text:p>0.999</text:p>
          </table:table-cell>
          <table:table-cell office:value-type="float" office:value="0.883340179920197" calcext:value-type="float">
            <text:p>0.883</text:p>
          </table:table-cell>
          <table:table-cell office:value-type="float" office:value="0.99918133020401" calcext:value-type="float">
            <text:p>0.999</text:p>
          </table:table-cell>
          <table:table-cell office:value-type="float" office:value="0.585072996715705" calcext:value-type="float">
            <text:p>0.585</text:p>
          </table:table-cell>
          <table:table-cell office:value-type="float" office:value="0.99918133020401" calcext:value-type="float">
            <text:p>0.999</text:p>
          </table:table-cell>
        </table:table-row>
        <table:table-row table:style-name="ro1">
          <table:table-cell/>
          <table:table-cell office:value-type="string" calcext:value-type="string">
            <text:p>DoS Hulk</text:p>
          </table:table-cell>
          <table:table-cell office:value-type="float" office:value="0.145182251930237" calcext:value-type="float">
            <text:p>0.145</text:p>
          </table:table-cell>
          <table:table-cell office:value-type="float" office:value="0.999987125396728" calcext:value-type="float">
            <text:p>1.000</text:p>
          </table:table-cell>
          <table:table-cell office:value-type="float" office:value="0.621206104755402" calcext:value-type="float">
            <text:p>0.621</text:p>
          </table:table-cell>
          <table:table-cell office:value-type="float" office:value="0.999987125396728" calcext:value-type="float">
            <text:p>1.000</text:p>
          </table:table-cell>
          <table:table-cell office:value-type="float" office:value="0.663059830665588" calcext:value-type="float">
            <text:p>0.663</text:p>
          </table:table-cell>
          <table:table-cell office:value-type="float" office:value="0.999987125396728" calcext:value-type="float">
            <text:p>1.000</text:p>
          </table:table-cell>
          <table:table-cell office:value-type="float" office:value="0.476482729117076" calcext:value-type="float">
            <text:p>0.476</text:p>
          </table:table-cell>
          <table:table-cell office:value-type="float" office:value="0.999987125396728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DoS SlowHTTPTest</text:p>
          </table:table-cell>
          <table:table-cell office:value-type="float" office:value="0.256699562072754" calcext:value-type="float">
            <text:p>0.257</text:p>
          </table:table-cell>
          <table:table-cell office:value-type="float" office:value="0.99858957529068" calcext:value-type="float">
            <text:p>0.999</text:p>
          </table:table-cell>
          <table:table-cell office:value-type="float" office:value="0.366008460521698" calcext:value-type="float">
            <text:p>0.366</text:p>
          </table:table-cell>
          <table:table-cell office:value-type="float" office:value="0.99858957529068" calcext:value-type="float">
            <text:p>0.999</text:p>
          </table:table-cell>
          <table:table-cell office:value-type="float" office:value="0.600846290588379" calcext:value-type="float">
            <text:p>0.601</text:p>
          </table:table-cell>
          <table:table-cell office:value-type="float" office:value="0.99858957529068" calcext:value-type="float">
            <text:p>0.999</text:p>
          </table:table-cell>
          <table:table-cell office:value-type="float" office:value="0.40785143772761" calcext:value-type="float">
            <text:p>0.408</text:p>
          </table:table-cell>
          <table:table-cell office:value-type="float" office:value="0.99858957529068" calcext:value-type="float">
            <text:p>0.999</text:p>
          </table:table-cell>
        </table:table-row>
        <table:table-row table:style-name="ro1">
          <table:table-cell/>
          <table:table-cell office:value-type="string" calcext:value-type="string">
            <text:p>DoS Slowloris</text:p>
          </table:table-cell>
          <table:table-cell office:value-type="float" office:value="0.202802360057831" calcext:value-type="float">
            <text:p>0.203</text:p>
          </table:table-cell>
          <table:table-cell office:value-type="float" office:value="0.997787594795227" calcext:value-type="float">
            <text:p>0.998</text:p>
          </table:table-cell>
          <table:table-cell office:value-type="float" office:value="0.963126838207245" calcext:value-type="float">
            <text:p>0.963</text:p>
          </table:table-cell>
          <table:table-cell office:value-type="float" office:value="0.997787594795227" calcext:value-type="float">
            <text:p>0.998</text:p>
          </table:table-cell>
          <table:table-cell office:value-type="float" office:value="0.548672556877136" calcext:value-type="float">
            <text:p>0.549</text:p>
          </table:table-cell>
          <table:table-cell office:value-type="float" office:value="0.997787594795227" calcext:value-type="float">
            <text:p>0.998</text:p>
          </table:table-cell>
          <table:table-cell office:value-type="float" office:value="0.571533918380737" calcext:value-type="float">
            <text:p>0.572</text:p>
          </table:table-cell>
          <table:table-cell office:value-type="float" office:value="0.997787594795227" calcext:value-type="float">
            <text:p>0.998</text:p>
          </table:table-cell>
        </table:table-row>
        <table:table-row table:style-name="ro1">
          <table:table-cell/>
          <table:table-cell office:value-type="string" calcext:value-type="string">
            <text:p>Infiltration</text:p>
          </table:table-cell>
          <table:table-cell office:value-type="float" office:value="0.364041596651077" calcext:value-type="float">
            <text:p>0.364</text:p>
          </table:table-cell>
          <table:table-cell office:value-type="float" office:value="0.938961446285248" calcext:value-type="float">
            <text:p>0.939</text:p>
          </table:table-cell>
          <table:table-cell office:value-type="float" office:value="0.166692733764648" calcext:value-type="float">
            <text:p>0.167</text:p>
          </table:table-cell>
          <table:table-cell office:value-type="float" office:value="0.938961446285248" calcext:value-type="float">
            <text:p>0.939</text:p>
          </table:table-cell>
          <table:table-cell office:value-type="float" office:value="0.474622666835785" calcext:value-type="float">
            <text:p>0.475</text:p>
          </table:table-cell>
          <table:table-cell office:value-type="float" office:value="0.938961446285248" calcext:value-type="float">
            <text:p>0.939</text:p>
          </table:table-cell>
          <table:table-cell office:value-type="float" office:value="0.335118999083837" calcext:value-type="float">
            <text:p>0.335</text:p>
          </table:table-cell>
          <table:table-cell office:value-type="float" office:value="0.938961446285248" calcext:value-type="float">
            <text:p>0.939</text:p>
          </table:table-cell>
        </table:table-row>
        <table:table-row table:style-name="ro1">
          <table:table-cell/>
          <table:table-cell office:value-type="string" calcext:value-type="string">
            <text:p>PortScan, Firewall</text:p>
          </table:table-cell>
          <table:table-cell office:value-type="float" office:value="0.675323963165283" calcext:value-type="float">
            <text:p>0.675</text:p>
          </table:table-cell>
          <table:table-cell office:value-type="float" office:value="0.996999621391296" calcext:value-type="float">
            <text:p>0.997</text:p>
          </table:table-cell>
          <table:table-cell office:value-type="float" office:value="0.665722787380219" calcext:value-type="float">
            <text:p>0.666</text:p>
          </table:table-cell>
          <table:table-cell office:value-type="float" office:value="0.996999621391296" calcext:value-type="float">
            <text:p>0.997</text:p>
          </table:table-cell>
          <table:table-cell office:value-type="float" office:value="0.983685553073883" calcext:value-type="float">
            <text:p>0.984</text:p>
          </table:table-cell>
          <table:table-cell office:value-type="float" office:value="0.996999621391296" calcext:value-type="float">
            <text:p>0.997</text:p>
          </table:table-cell>
          <table:table-cell office:value-type="float" office:value="0.774910767873128" calcext:value-type="float">
            <text:p>0.775</text:p>
          </table:table-cell>
          <table:table-cell office:value-type="float" office:value="0.996999621391296" calcext:value-type="float">
            <text:p>0.997</text:p>
          </table:table-cell>
        </table:table-row>
        <table:table-row table:style-name="ro1">
          <table:table-cell/>
          <table:table-cell office:value-type="string" calcext:value-type="string">
            <text:p>PortScan, no Fw.</text:p>
          </table:table-cell>
          <table:table-cell office:value-type="float" office:value="0.525547444820404" calcext:value-type="float">
            <text:p>0.526</text:p>
          </table:table-cell>
          <table:table-cell office:value-type="float" office:value="0.912408769130707" calcext:value-type="float">
            <text:p>0.912</text:p>
          </table:table-cell>
          <table:table-cell office:value-type="float" office:value="0.489051103591919" calcext:value-type="float">
            <text:p>0.489</text:p>
          </table:table-cell>
          <table:table-cell office:value-type="float" office:value="0.912408769130707" calcext:value-type="float">
            <text:p>0.912</text:p>
          </table:table-cell>
          <table:table-cell office:value-type="float" office:value="0.474452555179596" calcext:value-type="float">
            <text:p>0.474</text:p>
          </table:table-cell>
          <table:table-cell office:value-type="float" office:value="0.912408769130707" calcext:value-type="float">
            <text:p>0.912</text:p>
          </table:table-cell>
          <table:table-cell office:value-type="float" office:value="0.496350367863973" calcext:value-type="float">
            <text:p>0.496</text:p>
          </table:table-cell>
          <table:table-cell office:value-type="float" office:value="0.912408769130707" calcext:value-type="float">
            <text:p>0.912</text:p>
          </table:table-cell>
        </table:table-row>
        <table:table-row table:style-name="ro1">
          <table:table-cell/>
          <table:table-cell office:value-type="string" calcext:value-type="string">
            <text:p>SQL injection</text:p>
          </table:table-cell>
          <table:table-cell office:value-type="float" office:value="0" calcext:value-type="float">
            <text:p>0.000</text:p>
          </table:table-cell>
          <table:table-cell table:number-columns-repeated="3" office:value-type="float" office:value="0.333333343267441" calcext:value-type="float">
            <text:p>0.333</text:p>
          </table:table-cell>
          <table:table-cell office:value-type="float" office:value="0" calcext:value-type="float">
            <text:p>0.000</text:p>
          </table:table-cell>
          <table:table-cell office:value-type="float" office:value="0.333333343267441" calcext:value-type="float">
            <text:p>0.333</text:p>
          </table:table-cell>
          <table:table-cell office:value-type="float" office:value="0.11111111442248" calcext:value-type="float">
            <text:p>0.111</text:p>
          </table:table-cell>
          <table:table-cell office:value-type="float" office:value="0.333333343267441" calcext:value-type="float">
            <text:p>0.333</text:p>
          </table:table-cell>
        </table:table-row>
        <table:table-row table:style-name="ro1">
          <table:table-cell table:style-name="ce70"/>
          <table:table-cell table:style-name="ce77" office:value-type="string" calcext:value-type="string">
            <text:p>XSS attack</text:p>
          </table:table-cell>
          <table:table-cell table:style-name="ce86" office:value-type="float" office:value="0.110132157802582" calcext:value-type="float">
            <text:p>0.110</text:p>
          </table:table-cell>
          <table:table-cell table:style-name="ce86" office:value-type="float" office:value="0.87224668264389" calcext:value-type="float">
            <text:p>0.872</text:p>
          </table:table-cell>
          <table:table-cell table:style-name="ce83" office:value-type="float" office:value="0.973568260669708" calcext:value-type="float">
            <text:p>0.974</text:p>
          </table:table-cell>
          <table:table-cell table:style-name="ce91" office:value-type="float" office:value="0.87224668264389" calcext:value-type="float">
            <text:p>0.872</text:p>
          </table:table-cell>
          <table:table-cell table:style-name="ce86" office:value-type="float" office:value="0.0220264308154583" calcext:value-type="float">
            <text:p>0.022</text:p>
          </table:table-cell>
          <table:table-cell table:style-name="ce86" office:value-type="float" office:value="0.87224668264389" calcext:value-type="float">
            <text:p>0.872</text:p>
          </table:table-cell>
          <table:table-cell table:style-name="ce101" office:value-type="float" office:value="0.36857561642925" calcext:value-type="float">
            <text:p>0.369</text:p>
          </table:table-cell>
          <table:table-cell table:style-name="ce108" office:value-type="float" office:value="0.87224668264389" calcext:value-type="float">
            <text:p>0.872</text:p>
          </table:table-cell>
        </table:table-row>
        <table:table-row table:style-name="ro1">
          <table:table-cell table:style-name="ce71" office:value-type="string" calcext:value-type="string">
            <text:p>Total Result</text:p>
          </table:table-cell>
          <table:table-cell table:style-name="ce78"/>
          <table:table-cell table:style-name="ce87" office:value-type="float" office:value="0.221088435627859" calcext:value-type="float">
            <text:p>0.221</text:p>
          </table:table-cell>
          <table:table-cell table:style-name="ce92" office:value-type="float" office:value="0.807009564204649" calcext:value-type="float">
            <text:p>0.807</text:p>
          </table:table-cell>
          <table:table-cell table:style-name="ce87" office:value-type="float" office:value="0.505094393410466" calcext:value-type="float">
            <text:p>0.505</text:p>
          </table:table-cell>
          <table:table-cell table:style-name="ce92" office:value-type="float" office:value="0.807009564204649" calcext:value-type="float">
            <text:p>0.807</text:p>
          </table:table-cell>
          <table:table-cell table:style-name="ce87" office:value-type="float" office:value="0.434252523520792" calcext:value-type="float">
            <text:p>0.434</text:p>
          </table:table-cell>
          <table:table-cell table:style-name="ce92" office:value-type="float" office:value="0.807009564204649" calcext:value-type="float">
            <text:p>0.807</text:p>
          </table:table-cell>
          <table:table-cell table:style-name="ce102" office:value-type="float" office:value="0.386811784186372" calcext:value-type="float">
            <text:p>0.387</text:p>
          </table:table-cell>
          <table:table-cell table:style-name="ce109" office:value-type="float" office:value="0.807009564204649" calcext:value-type="float">
            <text:p>0.807</text:p>
          </table:table-cell>
        </table:table-row>
      </table:table>
      <table:table table:name="plot" table:style-name="ta1">
        <table:table-column table:style-name="co7" table:default-cell-style-name="ce13"/>
        <table:table-column table:style-name="co1" table:number-columns-repeated="4" table:default-cell-style-name="ce51"/>
        <table:table-column table:style-name="co1" table:default-cell-style-name="ce48"/>
        <table:table-column table:style-name="co1" table:default-cell-style-name="ce54"/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ce17" office:value-type="string" calcext:value-type="string">
            <text:p>CW</text:p>
          </table:table-cell>
          <table:table-cell table:style-name="ce25"/>
          <table:table-cell table:style-name="ce17" office:value-type="string" calcext:value-type="string">
            <text:p>PGD</text:p>
          </table:table-cell>
          <table:table-cell table:style-name="ce25"/>
          <table:table-cell table:style-name="ce17" office:value-type="string" calcext:value-type="string">
            <text:p>FGSM</text:p>
          </table:table-cell>
          <table:table-cell table:style-name="ce25"/>
        </table:table-row>
        <table:table-row table:style-name="ro1">
          <table:table-cell table:style-name="ce12" office:value-type="string" calcext:value-type="string">
            <text:p>Analysis</text:p>
          </table:table-cell>
          <table:table-cell table:style-name="ce47" office:value-type="float" office:value="0.0310559011995792" calcext:value-type="float">
            <text:p>0.031055901199579</text:p>
          </table:table-cell>
          <table:table-cell table:style-name="ce53" office:value-type="float" office:value="0.298136651515961" calcext:value-type="float">
            <text:p>0.298136651515961</text:p>
          </table:table-cell>
          <table:table-cell table:style-name="ce47" office:value-type="float" office:value="0.229813665151596" calcext:value-type="float">
            <text:p>0.229813665151596</text:p>
          </table:table-cell>
          <table:table-cell table:style-name="ce53" office:value-type="float" office:value="0.298136651515961" calcext:value-type="float">
            <text:p>0.298136651515961</text:p>
          </table:table-cell>
          <table:table-cell table:style-name="ce50" office:value-type="float" office:value="0.0931676998734474" calcext:value-type="float">
            <text:p>0.093167699873447</text:p>
          </table:table-cell>
          <table:table-cell table:style-name="ce50" office:value-type="float" office:value="0.298136651515961" calcext:value-type="float">
            <text:p>0.298136651515961</text:p>
          </table:table-cell>
        </table:table-row>
        <table:table-row table:style-name="ro1">
          <table:table-cell office:value-type="string" calcext:value-type="string">
            <text:p>Backdoors</text:p>
          </table:table-cell>
          <table:table-cell table:style-name="ce48" office:value-type="float" office:value="0.131386861205101" calcext:value-type="float">
            <text:p>0.131386861205101</text:p>
          </table:table-cell>
          <table:table-cell table:style-name="ce54" office:value-type="float" office:value="0.788321197032928" calcext:value-type="float">
            <text:p>0.788321197032928</text:p>
          </table:table-cell>
          <table:table-cell table:style-name="ce48" office:value-type="float" office:value="0.167883217334747" calcext:value-type="float">
            <text:p>0.167883217334747</text:p>
          </table:table-cell>
          <table:table-cell table:style-name="ce54" office:value-type="float" office:value="0.788321197032928" calcext:value-type="float">
            <text:p>0.788321197032928</text:p>
          </table:table-cell>
          <table:table-cell table:style-name="ce51" office:value-type="float" office:value="0.328467160463333" calcext:value-type="float">
            <text:p>0.328467160463333</text:p>
          </table:table-cell>
          <table:table-cell table:style-name="ce51" office:value-type="float" office:value="0.788321197032928" calcext:value-type="float">
            <text:p>0.788321197032928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table:style-name="ce48" office:value-type="float" office:value="0.36873596906662" calcext:value-type="float">
            <text:p>0.36873596906662</text:p>
          </table:table-cell>
          <table:table-cell table:style-name="ce54" office:value-type="float" office:value="0.796559453010559" calcext:value-type="float">
            <text:p>0.796559453010559</text:p>
          </table:table-cell>
          <table:table-cell table:style-name="ce48" office:value-type="float" office:value="0.588631272315979" calcext:value-type="float">
            <text:p>0.588631272315979</text:p>
          </table:table-cell>
          <table:table-cell table:style-name="ce54" office:value-type="float" office:value="0.796559453010559" calcext:value-type="float">
            <text:p>0.796559453010559</text:p>
          </table:table-cell>
          <table:table-cell table:style-name="ce51" office:value-type="float" office:value="0.442034393548966" calcext:value-type="float">
            <text:p>0.442034393548966</text:p>
          </table:table-cell>
          <table:table-cell table:style-name="ce51" office:value-type="float" office:value="0.796559453010559" calcext:value-type="float">
            <text:p>0.796559453010559</text:p>
          </table:table-cell>
        </table:table-row>
        <table:table-row table:style-name="ro1">
          <table:table-cell office:value-type="string" calcext:value-type="string">
            <text:p>Exploits</text:p>
          </table:table-cell>
          <table:table-cell table:style-name="ce48" office:value-type="float" office:value="0.507510304450989" calcext:value-type="float">
            <text:p>0.507510304450989</text:p>
          </table:table-cell>
          <table:table-cell table:style-name="ce54" office:value-type="float" office:value="0.922222197055817" calcext:value-type="float">
            <text:p>0.922222197055817</text:p>
          </table:table-cell>
          <table:table-cell table:style-name="ce48" office:value-type="float" office:value="0.713168740272522" calcext:value-type="float">
            <text:p>0.713168740272522</text:p>
          </table:table-cell>
          <table:table-cell table:style-name="ce54" office:value-type="float" office:value="0.922222197055817" calcext:value-type="float">
            <text:p>0.922222197055817</text:p>
          </table:table-cell>
          <table:table-cell table:style-name="ce51" office:value-type="float" office:value="0.554423868656158" calcext:value-type="float">
            <text:p>0.554423868656158</text:p>
          </table:table-cell>
          <table:table-cell table:style-name="ce51" office:value-type="float" office:value="0.922222197055817" calcext:value-type="float">
            <text:p>0.922222197055817</text:p>
          </table:table-cell>
        </table:table-row>
        <table:table-row table:style-name="ro1">
          <table:table-cell office:value-type="string" calcext:value-type="string">
            <text:p>Fuzzers</text:p>
          </table:table-cell>
          <table:table-cell table:style-name="ce48" office:value-type="float" office:value="0.2457505017519" calcext:value-type="float">
            <text:p>0.2457505017519</text:p>
          </table:table-cell>
          <table:table-cell table:style-name="ce54" office:value-type="float" office:value="0.517718255519867" calcext:value-type="float">
            <text:p>0.517718255519867</text:p>
          </table:table-cell>
          <table:table-cell table:style-name="ce48" office:value-type="float" office:value="0.393402487039566" calcext:value-type="float">
            <text:p>0.393402487039566</text:p>
          </table:table-cell>
          <table:table-cell table:style-name="ce54" office:value-type="float" office:value="0.517718255519867" calcext:value-type="float">
            <text:p>0.517718255519867</text:p>
          </table:table-cell>
          <table:table-cell table:style-name="ce51" office:value-type="float" office:value="0.386920183897018" calcext:value-type="float">
            <text:p>0.386920183897018</text:p>
          </table:table-cell>
          <table:table-cell table:style-name="ce51" office:value-type="float" office:value="0.517718255519867" calcext:value-type="float">
            <text:p>0.517718255519867</text:p>
          </table:table-cell>
        </table:table-row>
        <table:table-row table:style-name="ro1">
          <table:table-cell office:value-type="string" calcext:value-type="string">
            <text:p>Generic</text:p>
          </table:table-cell>
          <table:table-cell table:style-name="ce48" office:value-type="float" office:value="0.58147394657135" calcext:value-type="float">
            <text:p>0.58147394657135</text:p>
          </table:table-cell>
          <table:table-cell table:style-name="ce54" office:value-type="float" office:value="0.918864071369171" calcext:value-type="float">
            <text:p>0.918864071369171</text:p>
          </table:table-cell>
          <table:table-cell table:style-name="ce48" office:value-type="float" office:value="0.787018239498138" calcext:value-type="float">
            <text:p>0.787018239498138</text:p>
          </table:table-cell>
          <table:table-cell table:style-name="ce54" office:value-type="float" office:value="0.918864071369171" calcext:value-type="float">
            <text:p>0.918864071369171</text:p>
          </table:table-cell>
          <table:table-cell table:style-name="ce51" office:value-type="float" office:value="0.645030438899994" calcext:value-type="float">
            <text:p>0.645030438899994</text:p>
          </table:table-cell>
          <table:table-cell table:style-name="ce51" office:value-type="float" office:value="0.918864071369171" calcext:value-type="float">
            <text:p>0.918864071369171</text:p>
          </table:table-cell>
        </table:table-row>
        <table:table-row table:style-name="ro1">
          <table:table-cell office:value-type="string" calcext:value-type="string">
            <text:p>Reconnaissance</text:p>
          </table:table-cell>
          <table:table-cell table:style-name="ce48" office:value-type="float" office:value="0.058528009802103" calcext:value-type="float">
            <text:p>0.058528009802103</text:p>
          </table:table-cell>
          <table:table-cell table:style-name="ce54" office:value-type="float" office:value="0.56342625617981" calcext:value-type="float">
            <text:p>0.56342625617981</text:p>
          </table:table-cell>
          <table:table-cell table:style-name="ce48" office:value-type="float" office:value="0.349660903215408" calcext:value-type="float">
            <text:p>0.349660903215408</text:p>
          </table:table-cell>
          <table:table-cell table:style-name="ce54" office:value-type="float" office:value="0.56342625617981" calcext:value-type="float">
            <text:p>0.56342625617981</text:p>
          </table:table-cell>
          <table:table-cell table:style-name="ce51" office:value-type="float" office:value="0.281085163354874" calcext:value-type="float">
            <text:p>0.281085163354874</text:p>
          </table:table-cell>
          <table:table-cell table:style-name="ce51" office:value-type="float" office:value="0.56342625617981" calcext:value-type="float">
            <text:p>0.56342625617981</text:p>
          </table:table-cell>
        </table:table-row>
        <table:table-row table:style-name="ro1">
          <table:table-cell office:value-type="string" calcext:value-type="string">
            <text:p>Shellcode</text:p>
          </table:table-cell>
          <table:table-cell table:style-name="ce48" office:value-type="float" office:value="0.310344815254211" calcext:value-type="float">
            <text:p>0.310344815254211</text:p>
          </table:table-cell>
          <table:table-cell table:style-name="ce54" office:value-type="float" office:value="0.462794929742813" calcext:value-type="float">
            <text:p>0.462794929742813</text:p>
          </table:table-cell>
          <table:table-cell table:style-name="ce48" office:value-type="float" office:value="0.0580762252211571" calcext:value-type="float">
            <text:p>0.058076225221157</text:p>
          </table:table-cell>
          <table:table-cell table:style-name="ce54" office:value-type="float" office:value="0.462794929742813" calcext:value-type="float">
            <text:p>0.462794929742813</text:p>
          </table:table-cell>
          <table:table-cell table:style-name="ce51" office:value-type="float" office:value="0.0471869334578514" calcext:value-type="float">
            <text:p>0.047186933457851</text:p>
          </table:table-cell>
          <table:table-cell table:style-name="ce51" office:value-type="float" office:value="0.462794929742813" calcext:value-type="float">
            <text:p>0.462794929742813</text:p>
          </table:table-cell>
        </table:table-row>
        <table:table-row table:style-name="ro1">
          <table:table-cell table:style-name="ce14" office:value-type="string" calcext:value-type="string">
            <text:p>Worms</text:p>
          </table:table-cell>
          <table:table-cell table:style-name="ce49" office:value-type="float" office:value="0.0491803288459778" calcext:value-type="float">
            <text:p>0.049180328845978</text:p>
          </table:table-cell>
          <table:table-cell table:style-name="ce55" office:value-type="float" office:value="0.901639342308044" calcext:value-type="float">
            <text:p>0.901639342308044</text:p>
          </table:table-cell>
          <table:table-cell table:style-name="ce49" office:value-type="float" office:value="0.622950792312622" calcext:value-type="float">
            <text:p>0.622950792312622</text:p>
          </table:table-cell>
          <table:table-cell table:style-name="ce55" office:value-type="float" office:value="0.901639342308044" calcext:value-type="float">
            <text:p>0.901639342308044</text:p>
          </table:table-cell>
          <table:table-cell table:style-name="ce52" office:value-type="float" office:value="0.459016382694244" calcext:value-type="float">
            <text:p>0.459016382694244</text:p>
          </table:table-cell>
          <table:table-cell table:style-name="ce52" office:value-type="float" office:value="0.901639342308044" calcext:value-type="float">
            <text:p>0.901639342308044</text:p>
          </table:table-cell>
        </table:table-row>
        <table:table-row table:style-name="ro1">
          <table:table-cell table:style-name="ce14"/>
          <table:table-cell table:style-name="ce49"/>
          <table:table-cell table:style-name="ce55"/>
          <table:table-cell table:style-name="ce49"/>
          <table:table-cell table:style-name="ce55"/>
          <table:table-cell table:style-name="ce52" table:number-columns-repeated="2"/>
        </table:table-row>
        <table:table-row table:style-name="ro1">
          <table:table-cell table:style-name="ce14"/>
          <table:table-cell table:style-name="ce17" office:value-type="string" calcext:value-type="string">
            <text:p>CW</text:p>
          </table:table-cell>
          <table:table-cell table:style-name="ce25"/>
          <table:table-cell table:style-name="ce17" office:value-type="string" calcext:value-type="string">
            <text:p>PGD</text:p>
          </table:table-cell>
          <table:table-cell table:style-name="ce25"/>
          <table:table-cell table:style-name="ce17" office:value-type="string" calcext:value-type="string">
            <text:p>FGSM</text:p>
          </table:table-cell>
          <table:table-cell table:style-name="ce25"/>
        </table:table-row>
        <table:table-row table:style-name="ro1">
          <table:table-cell table:style-name="Default" office:value-type="string" calcext:value-type="string">
            <text:p>CIC-IDS-2017</text:p>
          </table:table-cell>
          <table:table-cell table:style-name="ce18" office:value-type="float" office:value="0.325955678274906" calcext:value-type="float">
            <text:p>0.326</text:p>
          </table:table-cell>
          <table:table-cell table:style-name="ce26" office:value-type="float" office:value="0.990611016719042" calcext:value-type="float">
            <text:p>0.991</text:p>
          </table:table-cell>
          <table:table-cell table:style-name="ce18" office:value-type="float" office:value="0.774003853707379" calcext:value-type="float">
            <text:p>0.774</text:p>
          </table:table-cell>
          <table:table-cell table:style-name="ce26" office:value-type="float" office:value="0.990611016719042" calcext:value-type="float">
            <text:p>0.991</text:p>
          </table:table-cell>
          <table:table-cell table:style-name="ce22" office:value-type="float" office:value="0.628590021484757" calcext:value-type="float">
            <text:p>0.629</text:p>
          </table:table-cell>
          <table:table-cell table:style-name="ce22" office:value-type="float" office:value="0.990611016719042" calcext:value-type="float">
            <text:p>0.991</text:p>
          </table:table-cell>
        </table:table-row>
        <table:table-row table:style-name="ro1">
          <table:table-cell table:style-name="Default" office:value-type="string" calcext:value-type="string">
            <text:p>UNSW-NB15</text:p>
          </table:table-cell>
          <table:table-cell table:style-name="ce20" office:value-type="float" office:value="0.34560302435108" calcext:value-type="float">
            <text:p>0.346</text:p>
          </table:table-cell>
          <table:table-cell table:style-name="ce28" office:value-type="float" office:value="0.72596330470434" calcext:value-type="float">
            <text:p>0.726</text:p>
          </table:table-cell>
          <table:table-cell table:style-name="ce20" office:value-type="float" office:value="0.539045519421171" calcext:value-type="float">
            <text:p>0.539</text:p>
          </table:table-cell>
          <table:table-cell table:style-name="ce28" office:value-type="float" office:value="0.72596330470434" calcext:value-type="float">
            <text:p>0.726</text:p>
          </table:table-cell>
          <table:table-cell table:style-name="ce22" office:value-type="float" office:value="0.445360907666195" calcext:value-type="float">
            <text:p>0.445</text:p>
          </table:table-cell>
          <table:table-cell table:style-name="ce22" office:value-type="float" office:value="0.72596330470434" calcext:value-type="float">
            <text:p>0.726</text:p>
          </table:table-cell>
        </table:table-row>
        <table:table-row table:style-name="ro1">
          <table:table-cell table:style-name="ce12" office:value-type="string" calcext:value-type="string">
            <text:p>Botnet ARE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0.937984466552734" calcext:value-type="float">
            <text:p>0.937984466552734</text:p>
          </table:table-cell>
          <table:table-cell table:style-name="ce50" office:value-type="float" office:value="0.00387596897780895" calcext:value-type="float">
            <text:p>0.003875968977809</text:p>
          </table:table-cell>
          <table:table-cell table:style-name="ce50" office:value-type="float" office:value="0.937984466552734" calcext:value-type="float">
            <text:p>0.937984466552734</text:p>
          </table:table-cell>
          <table:table-cell table:style-name="ce47" office:value-type="float" office:value="0.0310077518224716" calcext:value-type="float">
            <text:p>0.031007751822472</text:p>
          </table:table-cell>
          <table:table-cell table:style-name="ce53" office:value-type="float" office:value="0.937984466552734" calcext:value-type="float">
            <text:p>0.937984466552734</text:p>
          </table:table-cell>
        </table:table-row>
        <table:table-row table:style-name="ro1">
          <table:table-cell office:value-type="string" calcext:value-type="string">
            <text:p>Brute-force FTP</text:p>
          </table:table-cell>
          <table:table-cell office:value-type="float" office:value="0" calcext:value-type="float">
            <text:p>0</text:p>
          </table:table-cell>
          <table:table-cell office:value-type="float" office:value="0.606382966041565" calcext:value-type="float">
            <text:p>0.606382966041565</text:p>
          </table:table-cell>
          <table:table-cell office:value-type="float" office:value="0" calcext:value-type="float">
            <text:p>0</text:p>
          </table:table-cell>
          <table:table-cell office:value-type="float" office:value="0.606382966041565" calcext:value-type="float">
            <text:p>0.606382966041565</text:p>
          </table:table-cell>
          <table:table-cell office:value-type="float" office:value="0.893617033958435" calcext:value-type="float">
            <text:p>0.893617033958435</text:p>
          </table:table-cell>
          <table:table-cell office:value-type="float" office:value="0.606382966041565" calcext:value-type="float">
            <text:p>0.606382966041565</text:p>
          </table:table-cell>
        </table:table-row>
        <table:table-row table:style-name="ro1">
          <table:table-cell office:value-type="string" calcext:value-type="string">
            <text:p>Brute-force SSH</text:p>
          </table:table-cell>
          <table:table-cell office:value-type="float" office:value="0.0140023333951831" calcext:value-type="float">
            <text:p>0.014002333395183</text:p>
          </table:table-cell>
          <table:table-cell office:value-type="float" office:value="0.990665137767791" calcext:value-type="float">
            <text:p>0.990665137767791</text:p>
          </table:table-cell>
          <table:table-cell office:value-type="float" office:value="0.00933488924056292" calcext:value-type="float">
            <text:p>0.009334889240563</text:p>
          </table:table-cell>
          <table:table-cell office:value-type="float" office:value="0.990665137767791" calcext:value-type="float">
            <text:p>0.990665137767791</text:p>
          </table:table-cell>
          <table:table-cell office:value-type="float" office:value="0.652275383472443" calcext:value-type="float">
            <text:p>0.652275383472443</text:p>
          </table:table-cell>
          <table:table-cell office:value-type="float" office:value="0.990665137767791" calcext:value-type="float">
            <text:p>0.990665137767791</text:p>
          </table:table-cell>
        </table:table-row>
        <table:table-row table:style-name="ro1">
          <table:table-cell office:value-type="string" calcext:value-type="string">
            <text:p>DDoS LOIT</text:p>
          </table:table-cell>
          <table:table-cell office:value-type="float" office:value="0.190054073929787" calcext:value-type="float">
            <text:p>0.190054073929787</text:p>
          </table:table-cell>
          <table:table-cell office:value-type="float" office:value="1" calcext:value-type="float">
            <text:p>1</text:p>
          </table:table-cell>
          <table:table-cell office:value-type="float" office:value="0.979033052921295" calcext:value-type="float">
            <text:p>0.979033052921295</text:p>
          </table:table-cell>
          <table:table-cell office:value-type="float" office:value="1" calcext:value-type="float">
            <text:p>1</text:p>
          </table:table-cell>
          <table:table-cell office:value-type="float" office:value="0.943449020385742" calcext:value-type="float">
            <text:p>0.943449020385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 GoldenEye</text:p>
          </table:table-cell>
          <table:table-cell office:value-type="float" office:value="0.0961932018399239" calcext:value-type="float">
            <text:p>0.096193201839924</text:p>
          </table:table-cell>
          <table:table-cell office:value-type="float" office:value="0.99918133020401" calcext:value-type="float">
            <text:p>0.99918133020401</text:p>
          </table:table-cell>
          <table:table-cell office:value-type="float" office:value="0.883340179920197" calcext:value-type="float">
            <text:p>0.883340179920197</text:p>
          </table:table-cell>
          <table:table-cell office:value-type="float" office:value="0.99918133020401" calcext:value-type="float">
            <text:p>0.99918133020401</text:p>
          </table:table-cell>
          <table:table-cell office:value-type="float" office:value="0.775685608386993" calcext:value-type="float">
            <text:p>0.775685608386993</text:p>
          </table:table-cell>
          <table:table-cell office:value-type="float" office:value="0.99918133020401" calcext:value-type="float">
            <text:p>0.99918133020401</text:p>
          </table:table-cell>
        </table:table-row>
        <table:table-row table:style-name="ro1">
          <table:table-cell office:value-type="string" calcext:value-type="string">
            <text:p>DoS Hulk</text:p>
          </table:table-cell>
          <table:table-cell office:value-type="float" office:value="0.145182251930237" calcext:value-type="float">
            <text:p>0.145182251930237</text:p>
          </table:table-cell>
          <table:table-cell office:value-type="float" office:value="0.999987125396728" calcext:value-type="float">
            <text:p>0.999987125396728</text:p>
          </table:table-cell>
          <table:table-cell office:value-type="float" office:value="0.663059830665588" calcext:value-type="float">
            <text:p>0.663059830665588</text:p>
          </table:table-cell>
          <table:table-cell office:value-type="float" office:value="0.999987125396728" calcext:value-type="float">
            <text:p>0.999987125396728</text:p>
          </table:table-cell>
          <table:table-cell office:value-type="float" office:value="0.621206104755402" calcext:value-type="float">
            <text:p>0.621206104755402</text:p>
          </table:table-cell>
          <table:table-cell office:value-type="float" office:value="0.999987125396728" calcext:value-type="float">
            <text:p>0.999987125396728</text:p>
          </table:table-cell>
        </table:table-row>
        <table:table-row table:style-name="ro1">
          <table:table-cell office:value-type="string" calcext:value-type="string">
            <text:p>DoS SlowHTTPTest</text:p>
          </table:table-cell>
          <table:table-cell office:value-type="float" office:value="0.256699562072754" calcext:value-type="float">
            <text:p>0.256699562072754</text:p>
          </table:table-cell>
          <table:table-cell office:value-type="float" office:value="0.99858957529068" calcext:value-type="float">
            <text:p>0.99858957529068</text:p>
          </table:table-cell>
          <table:table-cell office:value-type="float" office:value="0.600846290588379" calcext:value-type="float">
            <text:p>0.600846290588379</text:p>
          </table:table-cell>
          <table:table-cell office:value-type="float" office:value="0.99858957529068" calcext:value-type="float">
            <text:p>0.99858957529068</text:p>
          </table:table-cell>
          <table:table-cell office:value-type="float" office:value="0.366008460521698" calcext:value-type="float">
            <text:p>0.366008460521698</text:p>
          </table:table-cell>
          <table:table-cell office:value-type="float" office:value="0.99858957529068" calcext:value-type="float">
            <text:p>0.99858957529068</text:p>
          </table:table-cell>
        </table:table-row>
        <table:table-row table:style-name="ro1">
          <table:table-cell office:value-type="string" calcext:value-type="string">
            <text:p>DoS Slowloris</text:p>
          </table:table-cell>
          <table:table-cell office:value-type="float" office:value="0.202802360057831" calcext:value-type="float">
            <text:p>0.202802360057831</text:p>
          </table:table-cell>
          <table:table-cell office:value-type="float" office:value="0.997787594795227" calcext:value-type="float">
            <text:p>0.997787594795227</text:p>
          </table:table-cell>
          <table:table-cell office:value-type="float" office:value="0.548672556877136" calcext:value-type="float">
            <text:p>0.548672556877136</text:p>
          </table:table-cell>
          <table:table-cell office:value-type="float" office:value="0.997787594795227" calcext:value-type="float">
            <text:p>0.997787594795227</text:p>
          </table:table-cell>
          <table:table-cell office:value-type="float" office:value="0.963126838207245" calcext:value-type="float">
            <text:p>0.963126838207245</text:p>
          </table:table-cell>
          <table:table-cell office:value-type="float" office:value="0.997787594795227" calcext:value-type="float">
            <text:p>0.997787594795227</text:p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float" office:value="0.364041596651077" calcext:value-type="float">
            <text:p>0.364041596651077</text:p>
          </table:table-cell>
          <table:table-cell office:value-type="float" office:value="0.938961446285248" calcext:value-type="float">
            <text:p>0.938961446285248</text:p>
          </table:table-cell>
          <table:table-cell office:value-type="float" office:value="0.474622666835785" calcext:value-type="float">
            <text:p>0.474622666835785</text:p>
          </table:table-cell>
          <table:table-cell office:value-type="float" office:value="0.938961446285248" calcext:value-type="float">
            <text:p>0.938961446285248</text:p>
          </table:table-cell>
          <table:table-cell office:value-type="float" office:value="0.166692733764648" calcext:value-type="float">
            <text:p>0.166692733764648</text:p>
          </table:table-cell>
          <table:table-cell office:value-type="float" office:value="0.938961446285248" calcext:value-type="float">
            <text:p>0.938961446285248</text:p>
          </table:table-cell>
        </table:table-row>
        <table:table-row table:style-name="ro1">
          <table:table-cell office:value-type="string" calcext:value-type="string">
            <text:p>PortScan, Firewall</text:p>
          </table:table-cell>
          <table:table-cell office:value-type="float" office:value="0.675323963165283" calcext:value-type="float">
            <text:p>0.675323963165283</text:p>
          </table:table-cell>
          <table:table-cell office:value-type="float" office:value="0.996999621391296" calcext:value-type="float">
            <text:p>0.996999621391296</text:p>
          </table:table-cell>
          <table:table-cell office:value-type="float" office:value="0.983685553073883" calcext:value-type="float">
            <text:p>0.983685553073883</text:p>
          </table:table-cell>
          <table:table-cell office:value-type="float" office:value="0.996999621391296" calcext:value-type="float">
            <text:p>0.996999621391296</text:p>
          </table:table-cell>
          <table:table-cell office:value-type="float" office:value="0.665722787380219" calcext:value-type="float">
            <text:p>0.665722787380219</text:p>
          </table:table-cell>
          <table:table-cell office:value-type="float" office:value="0.996999621391296" calcext:value-type="float">
            <text:p>0.996999621391296</text:p>
          </table:table-cell>
        </table:table-row>
        <table:table-row table:style-name="ro1">
          <table:table-cell office:value-type="string" calcext:value-type="string">
            <text:p>PortScan, no Fw.</text:p>
          </table:table-cell>
          <table:table-cell office:value-type="float" office:value="0.525547444820404" calcext:value-type="float">
            <text:p>0.525547444820404</text:p>
          </table:table-cell>
          <table:table-cell office:value-type="float" office:value="0.912408769130707" calcext:value-type="float">
            <text:p>0.912408769130707</text:p>
          </table:table-cell>
          <table:table-cell office:value-type="float" office:value="0.474452555179596" calcext:value-type="float">
            <text:p>0.474452555179596</text:p>
          </table:table-cell>
          <table:table-cell office:value-type="float" office:value="0.912408769130707" calcext:value-type="float">
            <text:p>0.912408769130707</text:p>
          </table:table-cell>
          <table:table-cell office:value-type="float" office:value="0.489051103591919" calcext:value-type="float">
            <text:p>0.489051103591919</text:p>
          </table:table-cell>
          <table:table-cell office:value-type="float" office:value="0.912408769130707" calcext:value-type="float">
            <text:p>0.912408769130707</text:p>
          </table:table-cell>
        </table:table-row>
        <table:table-row table:style-name="ro1">
          <table:table-cell office:value-type="string" calcext:value-type="string">
            <text:p>SQL injection</text:p>
          </table:table-cell>
          <table:table-cell office:value-type="float" office:value="0" calcext:value-type="float">
            <text:p>0</text:p>
          </table:table-cell>
          <table:table-cell office:value-type="float" office:value="0.333333343267441" calcext:value-type="float">
            <text:p>0.3333333432674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33333343267441" calcext:value-type="float">
            <text:p>0.333333343267441</text:p>
          </table:table-cell>
        </table:table-row>
        <table:table-row table:style-name="ro1">
          <table:table-cell table:style-name="ce14" office:value-type="string" calcext:value-type="string">
            <text:p>XSS attack</text:p>
          </table:table-cell>
          <table:table-cell table:style-name="ce52" office:value-type="float" office:value="0.110132157802582" calcext:value-type="float">
            <text:p>0.110132157802582</text:p>
          </table:table-cell>
          <table:table-cell table:style-name="ce52" office:value-type="float" office:value="0.87224668264389" calcext:value-type="float">
            <text:p>0.87224668264389</text:p>
          </table:table-cell>
          <table:table-cell table:style-name="ce52" office:value-type="float" office:value="0.0220264308154583" calcext:value-type="float">
            <text:p>0.022026430815458</text:p>
          </table:table-cell>
          <table:table-cell table:style-name="ce52" office:value-type="float" office:value="0.87224668264389" calcext:value-type="float">
            <text:p>0.87224668264389</text:p>
          </table:table-cell>
          <table:table-cell table:style-name="ce49" office:value-type="float" office:value="0.973568260669708" calcext:value-type="float">
            <text:p>0.973568260669708</text:p>
          </table:table-cell>
          <table:table-cell table:style-name="ce55" office:value-type="float" office:value="0.87224668264389" calcext:value-type="float">
            <text:p>0.87224668264389</text:p>
          </table:table-cell>
        </table:table-row>
      </table:table>
      <table:table table:name="Total" table:style-name="ta1">
        <table:table-column table:style-name="co1" table:default-cell-style-name="ce129"/>
        <table:table-column table:style-name="co1" table:default-cell-style-name="ce80"/>
        <table:table-column table:style-name="co1" table:default-cell-style-name="ce88"/>
        <table:table-column table:style-name="co1" table:default-cell-style-name="ce80"/>
        <table:table-column table:style-name="co1" table:default-cell-style-name="ce88"/>
        <table:table-column table:style-name="co1" table:default-cell-style-name="ce80"/>
        <table:table-column table:style-name="co1" table:default-cell-style-name="ce88"/>
        <table:table-column table:style-name="co1" table:default-cell-style-name="ce97"/>
        <table:table-column table:style-name="co1" table:default-cell-style-name="ce103"/>
        <table:table-row table:style-name="ro1">
          <table:table-cell/>
          <table:table-cell table:style-name="ce79" office:value-type="string" calcext:value-type="string">
            <text:p>Column A</text:p>
          </table:table-cell>
          <table:table-cell table:style-name="ce79" office:value-type="string" calcext:value-type="string">
            <text:p>Data</text:p>
          </table:table-cell>
          <table:table-cell table:style-name="ce93" table:number-columns-repeated="5"/>
          <table:table-cell/>
        </table:table-row>
        <table:table-row table:style-name="ro1">
          <table:table-cell table:style-name="ce130"/>
          <table:table-cell office:value-type="string" calcext:value-type="string">
            <text:p>CW</text:p>
          </table:table-cell>
          <table:table-cell/>
          <table:table-cell office:value-type="string" calcext:value-type="string">
            <text:p>FGSM</text:p>
          </table:table-cell>
          <table:table-cell/>
          <table:table-cell office:value-type="string" calcext:value-type="string">
            <text:p>PGD</text:p>
          </table:table-cell>
          <table:table-cell/>
          <table:table-cell table:style-name="ce94" office:value-type="string" calcext:value-type="string">
            <text:p>Total Sum - norm <text:s/>flow confidence</text:p>
          </table:table-cell>
          <table:table-cell table:style-name="ce104" office:value-type="string" calcext:value-type="string">
            <text:p>Total Sum - norm <text:s/>flow confidence orig</text:p>
          </table:table-cell>
        </table:table-row>
        <table:table-row table:style-name="ro1">
          <table:table-cell table:style-name="ce67" office:value-type="string" calcext:value-type="string">
            <text:p>Column B</text:p>
          </table:table-cell>
          <table:table-cell office:value-type="string" calcext:value-type="string">
            <text:p>Sum - norm <text:s/>flow confidence</text:p>
          </table:table-cell>
          <table:table-cell office:value-type="string" calcext:value-type="string">
            <text:p>Sum - norm <text:s/>flow confidence orig</text:p>
          </table:table-cell>
          <table:table-cell office:value-type="string" calcext:value-type="string">
            <text:p>Sum - norm <text:s/>flow confidence</text:p>
          </table:table-cell>
          <table:table-cell office:value-type="string" calcext:value-type="string">
            <text:p>Sum - norm <text:s/>flow confidence orig</text:p>
          </table:table-cell>
          <table:table-cell office:value-type="string" calcext:value-type="string">
            <text:p>Sum - norm <text:s/>flow confidence</text:p>
          </table:table-cell>
          <table:table-cell office:value-type="string" calcext:value-type="string">
            <text:p>Sum - norm <text:s/>flow confidence orig</text:p>
          </table:table-cell>
          <table:table-cell table:style-name="ce95"/>
          <table:table-cell table:style-name="ce105"/>
        </table:table-row>
        <table:table-row table:style-name="ro1">
          <table:table-cell table:style-name="ce68" office:value-type="float" office:value="2017" calcext:value-type="float">
            <text:p>2017</text:p>
          </table:table-cell>
          <table:table-cell table:style-name="ce81" office:value-type="float" office:value="0.325955678274906" calcext:value-type="float">
            <text:p>0.326</text:p>
          </table:table-cell>
          <table:table-cell table:style-name="ce89" office:value-type="float" office:value="0.990611016719042" calcext:value-type="float">
            <text:p>0.991</text:p>
          </table:table-cell>
          <table:table-cell table:style-name="ce85" office:value-type="float" office:value="0.628590021484757" calcext:value-type="float">
            <text:p>0.629</text:p>
          </table:table-cell>
          <table:table-cell table:style-name="ce85" office:value-type="float" office:value="0.990611016719042" calcext:value-type="float">
            <text:p>0.991</text:p>
          </table:table-cell>
          <table:table-cell table:style-name="ce81" office:value-type="float" office:value="0.774003853707379" calcext:value-type="float">
            <text:p>0.774</text:p>
          </table:table-cell>
          <table:table-cell table:style-name="ce89" office:value-type="float" office:value="0.990611016719042" calcext:value-type="float">
            <text:p>0.991</text:p>
          </table:table-cell>
          <table:table-cell office:value-type="float" office:value="1.72854955346704" calcext:value-type="float">
            <text:p>1.729</text:p>
          </table:table-cell>
          <table:table-cell table:style-name="ce106" office:value-type="float" office:value="2.97183305015713" calcext:value-type="float">
            <text:p>2.972</text:p>
          </table:table-cell>
        </table:table-row>
        <table:table-row table:style-name="ro1">
          <table:table-cell table:style-name="ce69" office:value-type="float" office:value="2015" calcext:value-type="float">
            <text:p>2015</text:p>
          </table:table-cell>
          <table:table-cell table:style-name="ce83" office:value-type="float" office:value="0.34560302435108" calcext:value-type="float">
            <text:p>0.346</text:p>
          </table:table-cell>
          <table:table-cell table:style-name="ce91" office:value-type="float" office:value="0.72596330470434" calcext:value-type="float">
            <text:p>0.726</text:p>
          </table:table-cell>
          <table:table-cell table:style-name="ce85" office:value-type="float" office:value="0.445360907666195" calcext:value-type="float">
            <text:p>0.445</text:p>
          </table:table-cell>
          <table:table-cell table:style-name="ce85" office:value-type="float" office:value="0.72596330470434" calcext:value-type="float">
            <text:p>0.726</text:p>
          </table:table-cell>
          <table:table-cell table:style-name="ce83" office:value-type="float" office:value="0.539045519421171" calcext:value-type="float">
            <text:p>0.539</text:p>
          </table:table-cell>
          <table:table-cell table:style-name="ce91" office:value-type="float" office:value="0.72596330470434" calcext:value-type="float">
            <text:p>0.726</text:p>
          </table:table-cell>
          <table:table-cell office:value-type="float" office:value="1.33000945143845" calcext:value-type="float">
            <text:p>1.330</text:p>
          </table:table-cell>
          <table:table-cell table:style-name="ce108" office:value-type="float" office:value="2.17788991411302" calcext:value-type="float">
            <text:p>2.178</text:p>
          </table:table-cell>
        </table:table-row>
        <table:table-row table:style-name="ro1">
          <table:table-cell table:style-name="ce131" office:value-type="string" calcext:value-type="string">
            <text:p>Total Result</text:p>
          </table:table-cell>
          <table:table-cell table:style-name="ce87" office:value-type="float" office:value="0.671558702625987" calcext:value-type="float">
            <text:p>0.672</text:p>
          </table:table-cell>
          <table:table-cell table:style-name="ce92" office:value-type="float" office:value="1.71657432142338" calcext:value-type="float">
            <text:p>1.717</text:p>
          </table:table-cell>
          <table:table-cell table:style-name="ce87" office:value-type="float" office:value="1.07395092915095" calcext:value-type="float">
            <text:p>1.074</text:p>
          </table:table-cell>
          <table:table-cell table:style-name="ce92" office:value-type="float" office:value="1.71657432142338" calcext:value-type="float">
            <text:p>1.717</text:p>
          </table:table-cell>
          <table:table-cell table:style-name="ce87" office:value-type="float" office:value="1.31304937312855" calcext:value-type="float">
            <text:p>1.313</text:p>
          </table:table-cell>
          <table:table-cell table:style-name="ce92" office:value-type="float" office:value="1.71657432142338" calcext:value-type="float">
            <text:p>1.717</text:p>
          </table:table-cell>
          <table:table-cell table:style-name="ce102" office:value-type="float" office:value="3.05855900490549" calcext:value-type="float">
            <text:p>3.059</text:p>
          </table:table-cell>
          <table:table-cell table:style-name="ce109" office:value-type="float" office:value="5.14972296427015" calcext:value-type="float">
            <text:p>5.150</text:p>
          </table:table-cell>
        </table:table-row>
      </table:table>
      <table:named-expressions/>
      <table:data-pilot-tables>
        <table:data-pilot-table table:name="DataPilot1" table:application-data="" table:target-range-address="'Per attack'.A1:'Per attack'.J26" table:buttons="'Per attack'.A3 'Per attack'.B3 'Per attack'.C1 'Per attack'.D1" table:show-filter-button="false" table:drill-down-on-double-click="false">
          <table:source-cell-range table:cell-range-address="Table2.A1:Table2.P67"/>
          <table:data-pilot-field table:source-field-name="Column A" table:orientation="column" table:used-hierarchy="0" table:function="auto">
            <table:data-pilot-level table:show-empty="false" calcext:repeat-item-labels="false">
              <table:data-pilot-members>
                <table:data-pilot-member table:name="CW" table:display="true" table:show-details="true"/>
                <table:data-pilot-member table:name="FGSM" table:display="true" table:show-details="true"/>
                <table:data-pilot-member table:name="PG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B" table:orientation="row" table:used-hierarchy="0" table:function="auto">
            <table:data-pilot-level table:show-empty="false" calcext:repeat-item-labels="false">
              <table:data-pilot-members>
                <table:data-pilot-member table:name="2015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C" table:orientation="row" table:used-hierarchy="0" table:function="auto">
            <table:data-pilot-level table:show-empty="false" calcext:repeat-item-labels="false">
              <table:data-pilot-members>
                <table:data-pilot-member table:name="Analysis" table:display="true" table:show-details="true"/>
                <table:data-pilot-member table:name="Backdoors" table:display="true" table:show-details="true"/>
                <table:data-pilot-member table:name="Botnet ARES" table:display="true" table:show-details="true"/>
                <table:data-pilot-member table:name="Brute-force FTP" table:display="true" table:show-details="true"/>
                <table:data-pilot-member table:name="Brute-force SSH" table:display="true" table:show-details="true"/>
                <table:data-pilot-member table:name="DDoS LOIT" table:display="true" table:show-details="true"/>
                <table:data-pilot-member table:name="DoS" table:display="true" table:show-details="true"/>
                <table:data-pilot-member table:name="DoS GoldenEye" table:display="true" table:show-details="true"/>
                <table:data-pilot-member table:name="DoS Hulk" table:display="true" table:show-details="true"/>
                <table:data-pilot-member table:name="DoS SlowHTTPTest" table:display="true" table:show-details="true"/>
                <table:data-pilot-member table:name="DoS Slowloris" table:display="true" table:show-details="true"/>
                <table:data-pilot-member table:name="Exploits" table:display="true" table:show-details="true"/>
                <table:data-pilot-member table:name="Fuzzers" table:display="true" table:show-details="true"/>
                <table:data-pilot-member table:name="Generic" table:display="true" table:show-details="true"/>
                <table:data-pilot-member table:name="Infiltration" table:display="true" table:show-details="true"/>
                <table:data-pilot-member table:name="PortScan, Firewall" table:display="true" table:show-details="true"/>
                <table:data-pilot-member table:name="PortScan, no Fw." table:display="true" table:show-details="true"/>
                <table:data-pilot-member table:name="Reconnaissance" table:display="true" table:show-details="true"/>
                <table:data-pilot-member table:name="Shellcode" table:display="true" table:show-details="true"/>
                <table:data-pilot-member table:name="SQL injection" table:display="true" table:show-details="true"/>
                <table:data-pilot-member table:name="Worms" table:display="true" table:show-details="true"/>
                <table:data-pilot-member table:name="XSS attac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flow confidence" tableooo:display-name="Sum – flow confidence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flow confidence orig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Total.A1:Total.I6" table:buttons="Total.A3 Total.B1 Total.C1" table:show-filter-button="false" table:drill-down-on-double-click="false">
          <table:source-cell-range table:cell-range-address="Table2.A1:Table2.P67"/>
          <table:data-pilot-field table:source-field-name="Column A" table:orientation="column" table:used-hierarchy="0" table:function="auto">
            <table:data-pilot-level table:show-empty="false" calcext:repeat-item-labels="false">
              <table:data-pilot-members>
                <table:data-pilot-member table:name="CW" table:display="true" table:show-details="true"/>
                <table:data-pilot-member table:name="FGSM" table:display="true" table:show-details="true"/>
                <table:data-pilot-member table:name="PG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B" table:orientation="row" table:used-hierarchy="0" table:function="auto">
            <table:data-pilot-level table:show-empty="false" calcext:repeat-item-labels="false">
              <table:data-pilot-members>
                <table:data-pilot-member table:name="2015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  flow confidence" table:orientation="data" table:used-hierarchy="0" table:function="sum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7" table:display="true" table:show-details="true"/>
                <table:data-pilot-member table:name="0.010" table:display="true" table:show-details="true"/>
                <table:data-pilot-member table:name="0.011" table:display="true" table:show-details="true"/>
                <table:data-pilot-member table:name="0.020" table:display="true" table:show-details="true"/>
                <table:data-pilot-member table:name="0.022" table:display="true" table:show-details="true"/>
                <table:data-pilot-member table:name="0.024" table:display="true" table:show-details="true"/>
                <table:data-pilot-member table:name="0.031" table:display="true" table:show-details="true"/>
                <table:data-pilot-member table:name="0.032" table:display="true" table:show-details="true"/>
                <table:data-pilot-member table:name="0.035" table:display="true" table:show-details="true"/>
                <table:data-pilot-member table:name="0.039" table:display="true" table:show-details="true"/>
                <table:data-pilot-member table:name="0.046" table:display="true" table:show-details="true"/>
                <table:data-pilot-member table:name="0.048" table:display="true" table:show-details="true"/>
                <table:data-pilot-member table:name="0.057" table:display="true" table:show-details="true"/>
                <table:data-pilot-member table:name="0.058" table:display="true" table:show-details="true"/>
                <table:data-pilot-member table:name="0.062" table:display="true" table:show-details="true"/>
                <table:data-pilot-member table:name="0.070" table:display="true" table:show-details="true"/>
                <table:data-pilot-member table:name="0.110" table:display="true" table:show-details="true"/>
                <table:data-pilot-member table:name="0.112" table:display="true" table:show-details="true"/>
                <table:data-pilot-member table:name="0.154" table:display="true" table:show-details="true"/>
                <table:data-pilot-member table:name="0.160" table:display="true" table:show-details="true"/>
                <table:data-pilot-member table:name="0.182" table:display="true" table:show-details="true"/>
                <table:data-pilot-member table:name="0.184" table:display="true" table:show-details="true"/>
                <table:data-pilot-member table:name="0.202" table:display="true" table:show-details="true"/>
                <table:data-pilot-member table:name="0.221" table:display="true" table:show-details="true"/>
                <table:data-pilot-member table:name="0.247" table:display="true" table:show-details="true"/>
                <table:data-pilot-member table:name="0.264" table:display="true" table:show-details="true"/>
                <table:data-pilot-member table:name="0.269" table:display="true" table:show-details="true"/>
                <table:data-pilot-member table:name="0.2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  flow confidence orig" table:orientation="data" table:used-hierarchy="0" table:function="sum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4" table:display="true" table:show-details="true"/>
                <table:data-pilot-member table:name="0.007" table:display="true" table:show-details="true"/>
                <table:data-pilot-member table:name="0.010" table:display="true" table:show-details="true"/>
                <table:data-pilot-member table:name="0.013" table:display="true" table:show-details="true"/>
                <table:data-pilot-member table:name="0.044" table:display="true" table:show-details="true"/>
                <table:data-pilot-member table:name="0.056" table:display="true" table:show-details="true"/>
                <table:data-pilot-member table:name="0.092" table:display="true" table:show-details="true"/>
                <table:data-pilot-member table:name="0.123" table:display="true" table:show-details="true"/>
                <table:data-pilot-member table:name="0.147" table:display="true" table:show-details="true"/>
                <table:data-pilot-member table:name="0.163" table:display="true" table:show-details="true"/>
                <table:data-pilot-member table:name="0.272" table:display="true" table:show-details="true"/>
                <table:data-pilot-member table:name="0.368" table:display="true" table:show-details="true"/>
                <table:data-pilot-member table:name="0.3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1:40:43.036109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48:36.878379694</meta:creation-date>
    <dc:date>2019-12-12T12:14:10.045901564</dc:date>
    <meta:editing-duration>PT15M54S</meta:editing-duration>
    <meta:editing-cycles>4</meta:editing-cycles>
    <meta:generator>LibreOffice/6.2.8.2$Linux_X86_64 LibreOffice_project/20$Build-2</meta:generator>
    <meta:document-statistic meta:table-count="6" meta:cell-count="2449" meta:object-count="0"/>
  </office:meta>
</office:document-meta>
</file>